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98000000E91A9C464F.png"/>
  <manifest:file-entry manifest:media-type="image/png" manifest:full-path="Pictures/10000000000008EE0000011AB2F1AC5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dve06613w" svg:font-family="Adve06613w"/>
    <style:font-face style:name="Adve06636w" svg:font-family="Adve06636w"/>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4.002cm" table:align="center" style:writing-mode="lr-tb"/>
    </style:style>
    <style:style style:name="Tabelle1.A" style:family="table-column">
      <style:table-column-properties style:column-width="1.588cm"/>
    </style:style>
    <style:style style:name="Tabelle1.B" style:family="table-column">
      <style:table-column-properties style:column-width="2.09cm"/>
    </style:style>
    <style:style style:name="Tabelle1.C" style:family="table-column">
      <style:table-column-properties style:column-width="2.805cm"/>
    </style:style>
    <style:style style:name="Tabelle1.D" style:family="table-column">
      <style:table-column-properties style:column-width="7.519cm"/>
    </style:style>
    <style:style style:name="Tabelle1.1" style:family="table-row">
      <style:table-row-properties style:min-row-height="0.529cm" style:keep-together="false" fo:keep-together="always"/>
    </style:style>
    <style:style style:name="Tabelle1.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1.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3" style:family="table">
      <style:table-properties style:width="14cm" table:align="center" style:writing-mode="lr-tb"/>
    </style:style>
    <style:style style:name="Tabelle3.A" style:family="table-column">
      <style:table-column-properties style:column-width="4.623cm"/>
    </style:style>
    <style:style style:name="Tabelle3.B" style:family="table-column">
      <style:table-column-properties style:column-width="9.377cm"/>
    </style:style>
    <style:style style:name="Tabelle3.1" style:family="table-row">
      <style:table-row-properties style:min-row-height="0.529cm" style:keep-together="false" fo:keep-together="always"/>
    </style:style>
    <style:style style:name="Tabelle3.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3.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3.A3"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3.B3"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5" style:family="table">
      <style:table-properties style:width="14cm" table:align="center" style:writing-mode="lr-tb"/>
    </style:style>
    <style:style style:name="Tabelle5.A" style:family="table-column">
      <style:table-column-properties style:column-width="4.623cm"/>
    </style:style>
    <style:style style:name="Tabelle5.B" style:family="table-column">
      <style:table-column-properties style:column-width="9.377cm"/>
    </style:style>
    <style:style style:name="Tabelle5.1" style:family="table-row">
      <style:table-row-properties style:min-row-height="0.529cm" style:keep-together="false" fo:keep-together="always"/>
    </style:style>
    <style:style style:name="Tabelle5.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5.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5.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5.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4" style:family="table">
      <style:table-properties style:width="14.002cm" table:align="center" style:writing-mode="lr-tb"/>
    </style:style>
    <style:style style:name="Tabelle4.A" style:family="table-column">
      <style:table-column-properties style:column-width="4.623cm"/>
    </style:style>
    <style:style style:name="Tabelle4.B" style:family="table-column">
      <style:table-column-properties style:column-width="9.379cm"/>
    </style:style>
    <style:style style:name="Tabelle4.1" style:family="table-row">
      <style:table-row-properties style:min-row-height="0.529cm" style:keep-together="false" fo:keep-together="always"/>
    </style:style>
    <style:style style:name="Tabelle4.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4.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4.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4.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4.6" style:family="table-row">
      <style:table-row-properties style:keep-together="false" fo:keep-together="always"/>
    </style:style>
    <style:style style:name="Tabelle2" style:family="table">
      <style:table-properties style:width="14cm" table:align="center" style:writing-mode="lr-tb"/>
    </style:style>
    <style:style style:name="Tabelle2.A" style:family="table-column">
      <style:table-column-properties style:column-width="4.623cm"/>
    </style:style>
    <style:style style:name="Tabelle2.B" style:family="table-column">
      <style:table-column-properties style:column-width="9.377cm"/>
    </style:style>
    <style:style style:name="Tabelle2.1" style:family="table-row">
      <style:table-row-properties style:min-row-height="0.529cm" style:keep-together="false" fo:keep-together="always"/>
    </style:style>
    <style:style style:name="Tabelle2.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2.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2.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2" style:family="table">
      <style:table-properties style:width="14.002cm" table:align="center" style:writing-mode="lr-tb"/>
    </style:style>
    <style:style style:name="Tabelle12.A" style:family="table-column">
      <style:table-column-properties style:column-width="2.328cm"/>
    </style:style>
    <style:style style:name="Tabelle12.B" style:family="table-column">
      <style:table-column-properties style:column-width="3.657cm"/>
    </style:style>
    <style:style style:name="Tabelle12.C" style:family="table-column">
      <style:table-column-properties style:column-width="4.008cm"/>
    </style:style>
    <style:style style:name="Tabelle12.D" style:family="table-column">
      <style:table-column-properties style:column-width="4.009cm"/>
    </style:style>
    <style:style style:name="Tabelle12.1" style:family="table-row">
      <style:table-row-properties style:min-row-height="0.529cm" style:keep-together="false" fo:keep-together="always"/>
    </style:style>
    <style:style style:name="Tabelle12.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2.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2.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12.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3" style:family="table">
      <style:table-properties style:width="14.002cm" table:align="center" style:writing-mode="lr-tb"/>
    </style:style>
    <style:style style:name="Tabelle13.A" style:family="table-column">
      <style:table-column-properties style:column-width="4.156cm"/>
    </style:style>
    <style:style style:name="Tabelle13.B" style:family="table-column">
      <style:table-column-properties style:column-width="5.837cm"/>
    </style:style>
    <style:style style:name="Tabelle13.C" style:family="table-column">
      <style:table-column-properties style:column-width="4.009cm"/>
    </style:style>
    <style:style style:name="Tabelle13.1" style:family="table-row">
      <style:table-row-properties style:min-row-height="0.529cm" style:keep-together="false" fo:keep-together="always"/>
    </style:style>
    <style:style style:name="Tabelle13.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3.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3.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13.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4" style:family="table">
      <style:table-properties style:width="14.002cm" table:align="center" style:writing-mode="lr-tb"/>
    </style:style>
    <style:style style:name="Tabelle14.A" style:family="table-column">
      <style:table-column-properties style:column-width="2.302cm"/>
    </style:style>
    <style:style style:name="Tabelle14.B" style:family="table-column">
      <style:table-column-properties style:column-width="3.683cm"/>
    </style:style>
    <style:style style:name="Tabelle14.C" style:family="table-column">
      <style:table-column-properties style:column-width="4.008cm"/>
    </style:style>
    <style:style style:name="Tabelle14.D" style:family="table-column">
      <style:table-column-properties style:column-width="4.009cm"/>
    </style:style>
    <style:style style:name="Tabelle14.1" style:family="table-row">
      <style:table-row-properties style:min-row-height="0.529cm" style:keep-together="false" fo:keep-together="always"/>
    </style:style>
    <style:style style:name="Tabelle14.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4.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4.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14.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5" style:family="table">
      <style:table-properties style:width="14.023cm" fo:margin-left="-0.009cm" fo:margin-right="0.037cm" table:align="margins" style:writing-mode="lr-tb"/>
    </style:style>
    <style:style style:name="Tabelle15.A" style:family="table-column">
      <style:table-column-properties style:column-width="4.18cm" style:rel-column-width="19536*"/>
    </style:style>
    <style:style style:name="Tabelle15.B" style:family="table-column">
      <style:table-column-properties style:column-width="5.847cm" style:rel-column-width="27326*"/>
    </style:style>
    <style:style style:name="Tabelle15.C" style:family="table-column">
      <style:table-column-properties style:column-width="3.995cm" style:rel-column-width="18673*"/>
    </style:style>
    <style:style style:name="Tabelle15.1" style:family="table-row">
      <style:table-row-properties style:min-row-height="0.529cm" style:keep-together="false" fo:keep-together="always"/>
    </style:style>
    <style:style style:name="Tabelle15.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5.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5.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15.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6" style:family="table">
      <style:table-properties style:width="14.002cm" table:align="center" style:writing-mode="lr-tb"/>
    </style:style>
    <style:style style:name="Tabelle16.A" style:family="table-column">
      <style:table-column-properties style:column-width="2.302cm"/>
    </style:style>
    <style:style style:name="Tabelle16.B" style:family="table-column">
      <style:table-column-properties style:column-width="3.683cm"/>
    </style:style>
    <style:style style:name="Tabelle16.C" style:family="table-column">
      <style:table-column-properties style:column-width="4.008cm"/>
    </style:style>
    <style:style style:name="Tabelle16.D" style:family="table-column">
      <style:table-column-properties style:column-width="4.009cm"/>
    </style:style>
    <style:style style:name="Tabelle16.1" style:family="table-row">
      <style:table-row-properties style:min-row-height="0.529cm" style:keep-together="false" fo:keep-together="always"/>
    </style:style>
    <style:style style:name="Tabelle16.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6.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6.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16.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8" style:family="table">
      <style:table-properties style:width="14cm" table:align="center" style:writing-mode="lr-tb"/>
    </style:style>
    <style:style style:name="Tabelle8.A" style:family="table-column">
      <style:table-column-properties style:column-width="4.623cm"/>
    </style:style>
    <style:style style:name="Tabelle8.B" style:family="table-column">
      <style:table-column-properties style:column-width="9.377cm"/>
    </style:style>
    <style:style style:name="Tabelle8.1" style:family="table-row">
      <style:table-row-properties style:min-row-height="0.529cm" style:keep-together="false" fo:keep-together="always"/>
    </style:style>
    <style:style style:name="Tabelle8.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8.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8.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8.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2" style:family="table">
      <style:table-properties style:width="14cm" table:align="center" style:writing-mode="lr-tb"/>
    </style:style>
    <style:style style:name="Tabelle22.A" style:family="table-column">
      <style:table-column-properties style:column-width="4.623cm"/>
    </style:style>
    <style:style style:name="Tabelle22.B" style:family="table-column">
      <style:table-column-properties style:column-width="9.377cm"/>
    </style:style>
    <style:style style:name="Tabelle22.1" style:family="table-row">
      <style:table-row-properties style:min-row-height="0.529cm" style:keep-together="false" fo:keep-together="always"/>
    </style:style>
    <style:style style:name="Tabelle22.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22.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2.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22.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7" style:family="table">
      <style:table-properties style:width="14cm" table:align="center" style:writing-mode="lr-tb"/>
    </style:style>
    <style:style style:name="Tabelle7.A" style:family="table-column">
      <style:table-column-properties style:column-width="4.623cm"/>
    </style:style>
    <style:style style:name="Tabelle7.B" style:family="table-column">
      <style:table-column-properties style:column-width="9.377cm"/>
    </style:style>
    <style:style style:name="Tabelle7.1" style:family="table-row">
      <style:table-row-properties style:min-row-height="0.529cm" style:keep-together="false" fo:keep-together="always"/>
    </style:style>
    <style:style style:name="Tabelle7.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7.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7.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7.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6" style:family="table">
      <style:table-properties style:width="14cm" table:align="center" style:writing-mode="lr-tb"/>
    </style:style>
    <style:style style:name="Tabelle6.A" style:family="table-column">
      <style:table-column-properties style:column-width="4.623cm"/>
    </style:style>
    <style:style style:name="Tabelle6.B" style:family="table-column">
      <style:table-column-properties style:column-width="9.377cm"/>
    </style:style>
    <style:style style:name="Tabelle6.1" style:family="table-row">
      <style:table-row-properties style:min-row-height="0.529cm" style:keep-together="false" fo:keep-together="always"/>
    </style:style>
    <style:style style:name="Tabelle6.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6.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6.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6.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7" style:family="table">
      <style:table-properties style:width="14.002cm" table:align="center" style:writing-mode="lr-tb"/>
    </style:style>
    <style:style style:name="Tabelle17.A" style:family="table-column">
      <style:table-column-properties style:column-width="7.276cm"/>
    </style:style>
    <style:style style:name="Tabelle17.B" style:family="table-column">
      <style:table-column-properties style:column-width="6.726cm"/>
    </style:style>
    <style:style style:name="Tabelle17.1" style:family="table-row">
      <style:table-row-properties style:min-row-height="0.529cm" style:keep-together="false" fo:keep-together="always"/>
    </style:style>
    <style:style style:name="Tabelle17.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7.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7.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17.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9" style:family="table">
      <style:table-properties style:width="14cm" table:align="center" style:writing-mode="lr-tb"/>
    </style:style>
    <style:style style:name="Tabelle9.A" style:family="table-column">
      <style:table-column-properties style:column-width="4.623cm"/>
    </style:style>
    <style:style style:name="Tabelle9.B" style:family="table-column">
      <style:table-column-properties style:column-width="9.377cm"/>
    </style:style>
    <style:style style:name="Tabelle9.1" style:family="table-row">
      <style:table-row-properties style:min-row-height="0.529cm" style:keep-together="false" fo:keep-together="always"/>
    </style:style>
    <style:style style:name="Tabelle9.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9.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9.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9.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3" style:family="table">
      <style:table-properties style:width="14.002cm" table:align="center" style:writing-mode="lr-tb"/>
    </style:style>
    <style:style style:name="Tabelle23.A" style:family="table-column">
      <style:table-column-properties style:column-width="5.821cm"/>
    </style:style>
    <style:style style:name="Tabelle23.B" style:family="table-column">
      <style:table-column-properties style:column-width="8.181cm"/>
    </style:style>
    <style:style style:name="Tabelle23.1" style:family="table-row">
      <style:table-row-properties style:min-row-height="0.529cm" style:keep-together="false" fo:keep-together="always"/>
    </style:style>
    <style:style style:name="Tabelle23.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23.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3.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23.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8" style:family="table">
      <style:table-properties style:width="14cm" table:align="center" style:writing-mode="lr-tb"/>
    </style:style>
    <style:style style:name="Tabelle18.A" style:family="table-column">
      <style:table-column-properties style:column-width="4.623cm"/>
    </style:style>
    <style:style style:name="Tabelle18.B" style:family="table-column">
      <style:table-column-properties style:column-width="9.377cm"/>
    </style:style>
    <style:style style:name="Tabelle18.1" style:family="table-row">
      <style:table-row-properties style:min-row-height="0.529cm" style:keep-together="false" fo:keep-together="always"/>
    </style:style>
    <style:style style:name="Tabelle18.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8.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8.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18.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9" style:family="table">
      <style:table-properties style:width="14cm" table:align="center" style:writing-mode="lr-tb"/>
    </style:style>
    <style:style style:name="Tabelle19.A" style:family="table-column">
      <style:table-column-properties style:column-width="4.623cm"/>
    </style:style>
    <style:style style:name="Tabelle19.B" style:family="table-column">
      <style:table-column-properties style:column-width="9.377cm"/>
    </style:style>
    <style:style style:name="Tabelle19.1" style:family="table-row">
      <style:table-row-properties style:min-row-height="0.529cm" style:keep-together="false" fo:keep-together="always"/>
    </style:style>
    <style:style style:name="Tabelle19.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9.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9.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19.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4" style:family="table">
      <style:table-properties style:width="14cm" table:align="center" style:writing-mode="lr-tb"/>
    </style:style>
    <style:style style:name="Tabelle24.A" style:family="table-column">
      <style:table-column-properties style:column-width="4.623cm"/>
    </style:style>
    <style:style style:name="Tabelle24.B" style:family="table-column">
      <style:table-column-properties style:column-width="9.377cm"/>
    </style:style>
    <style:style style:name="Tabelle24.1" style:family="table-row">
      <style:table-row-properties style:min-row-height="0.529cm" style:keep-together="false" fo:keep-together="always"/>
    </style:style>
    <style:style style:name="Tabelle24.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24.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4.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24.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0" style:family="table">
      <style:table-properties style:width="14cm" table:align="center" style:writing-mode="lr-tb"/>
    </style:style>
    <style:style style:name="Tabelle20.A" style:family="table-column">
      <style:table-column-properties style:column-width="4.623cm"/>
    </style:style>
    <style:style style:name="Tabelle20.B" style:family="table-column">
      <style:table-column-properties style:column-width="9.377cm"/>
    </style:style>
    <style:style style:name="Tabelle20.1" style:family="table-row">
      <style:table-row-properties style:min-row-height="0.529cm" style:keep-together="false" fo:keep-together="always"/>
    </style:style>
    <style:style style:name="Tabelle20.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20.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0.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20.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1" style:family="table">
      <style:table-properties style:width="14cm" table:align="center" style:writing-mode="lr-tb"/>
    </style:style>
    <style:style style:name="Tabelle21.A" style:family="table-column">
      <style:table-column-properties style:column-width="4.623cm"/>
    </style:style>
    <style:style style:name="Tabelle21.B" style:family="table-column">
      <style:table-column-properties style:column-width="9.377cm"/>
    </style:style>
    <style:style style:name="Tabelle21.1" style:family="table-row">
      <style:table-row-properties style:min-row-height="0.529cm" style:keep-together="false" fo:keep-together="always"/>
    </style:style>
    <style:style style:name="Tabelle21.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21.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1.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21.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0" style:family="table">
      <style:table-properties style:width="14cm" table:align="center" style:writing-mode="lr-tb"/>
    </style:style>
    <style:style style:name="Tabelle10.A" style:family="table-column">
      <style:table-column-properties style:column-width="4.623cm"/>
    </style:style>
    <style:style style:name="Tabelle10.B" style:family="table-column">
      <style:table-column-properties style:column-width="9.377cm"/>
    </style:style>
    <style:style style:name="Tabelle10.1" style:family="table-row">
      <style:table-row-properties style:min-row-height="0.529cm" style:keep-together="false" fo:keep-together="always"/>
    </style:style>
    <style:style style:name="Tabelle10.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0.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0.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10.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1" style:family="table" style:master-page-name="">
      <style:table-properties style:width="14.056cm" fo:margin-left="0cm" fo:margin-right="-0.005cm" style:page-number="0" fo:break-before="auto" fo:break-after="auto" table:align="margins" fo:background-color="transparent" fo:keep-with-next="auto" style:may-break-between-rows="true" style:writing-mode="lr-tb">
        <style:background-image/>
      </style:table-properties>
    </style:style>
    <style:style style:name="Tabelle11.A" style:family="table-column">
      <style:table-column-properties style:column-width="0.766cm" style:rel-column-width="3565*"/>
    </style:style>
    <style:style style:name="Tabelle11.B" style:family="table-column">
      <style:table-column-properties style:column-width="13.291cm" style:rel-column-width="61970*"/>
    </style:style>
    <style:style style:name="Tabelle11.A1" style:family="table-cell">
      <style:table-cell-properties fo:padding="0cm" fo:border="none"/>
    </style:style>
    <style:style style:name="Tabelle11.2" style:family="table-row">
      <style:table-row-properties fo:background-color="transparent" style:keep-together="true" fo:keep-together="auto">
        <style:background-image/>
      </style:table-row-properties>
    </style:style>
    <style:style style:name="Tabelle11.B2" style:family="table-cell">
      <style:table-cell-properties fo:background-color="transparent" fo:padding="0cm" fo:border="none" style:writing-mode="page">
        <style:background-image/>
      </style:table-cell-properties>
    </style:style>
    <style:style style:name="Tabelle25" style:family="table">
      <style:table-properties style:width="14cm" table:align="center" style:writing-mode="lr-tb"/>
    </style:style>
    <style:style style:name="Tabelle25.A" style:family="table-column">
      <style:table-column-properties style:column-width="4.623cm"/>
    </style:style>
    <style:style style:name="Tabelle25.B" style:family="table-column">
      <style:table-column-properties style:column-width="9.377cm"/>
    </style:style>
    <style:style style:name="Tabelle25.1" style:family="table-row">
      <style:table-row-properties style:min-row-height="0.529cm" style:keep-together="false" fo:keep-together="always"/>
    </style:style>
    <style:style style:name="Tabelle25.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25.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5.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25.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6" style:family="table">
      <style:table-properties style:width="14cm" table:align="center" style:writing-mode="lr-tb"/>
    </style:style>
    <style:style style:name="Tabelle26.A" style:family="table-column">
      <style:table-column-properties style:column-width="4.623cm"/>
    </style:style>
    <style:style style:name="Tabelle26.B" style:family="table-column">
      <style:table-column-properties style:column-width="9.377cm"/>
    </style:style>
    <style:style style:name="Tabelle26.1" style:family="table-row">
      <style:table-row-properties style:min-row-height="0.529cm" style:keep-together="false" fo:keep-together="always"/>
    </style:style>
    <style:style style:name="Tabelle26.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26.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6.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26.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7" style:family="table">
      <style:table-properties style:width="14.002cm" table:align="center" style:writing-mode="lr-tb"/>
    </style:style>
    <style:style style:name="Tabelle27.A" style:family="table-column">
      <style:table-column-properties style:column-width="5.821cm"/>
    </style:style>
    <style:style style:name="Tabelle27.B" style:family="table-column">
      <style:table-column-properties style:column-width="8.181cm"/>
    </style:style>
    <style:style style:name="Tabelle27.1" style:family="table-row">
      <style:table-row-properties style:min-row-height="0.529cm" style:keep-together="false" fo:keep-together="always"/>
    </style:style>
    <style:style style:name="Tabelle27.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27.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7.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27.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P1" style:family="paragraph">
      <style:paragraph-properties style:writing-mode="lr-tb"/>
    </style:style>
    <style:style style:name="P2" style:family="paragraph" style:parent-style-name="Text_20_body">
      <style:paragraph-properties fo:orphans="2" fo:widows="2" style:writing-mode="lr-tb"/>
    </style:style>
    <style:style style:name="P3" style:family="paragraph" style:parent-style-name="Standard">
      <style:paragraph-properties fo:line-height="0.229cm"/>
      <style:text-properties fo:font-size="20pt" style:font-size-asian="20pt"/>
    </style:style>
    <style:style style:name="P4" style:family="paragraph" style:parent-style-name="Standard">
      <style:text-properties style:font-name-asian="Adve06636w" style:font-name-complex="Adve06636w"/>
    </style:style>
    <style:style style:name="P5" style:family="paragraph" style:parent-style-name="Fußzeile_20_Erste">
      <style:paragraph-properties>
        <style:tab-stops>
          <style:tab-stop style:position="9.096cm"/>
          <style:tab-stop style:position="15.901cm" style:type="right"/>
        </style:tab-stops>
      </style:paragraph-properties>
    </style:style>
    <style:style style:name="P6" style:family="paragraph" style:parent-style-name="Header">
      <style:text-properties fo:language="zxx" fo:country="none" style:language-asian="zxx" style:country-asian="none"/>
    </style:style>
    <style:style style:name="P7" style:family="paragraph" style:parent-style-name="Tabelleüberschriftszelle">
      <style:paragraph-properties fo:text-align="center" style:justify-single-word="false" style:snap-to-layout-grid="fals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8" style:family="paragraph" style:parent-style-name="Tabellenzelle">
      <style:paragraph-properties fo:text-align="start" style:justify-single-wor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Tabellenzelle">
      <style:paragraph-properties fo:text-align="start" style:justify-single-word="false" style:snap-to-layout-gri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 style:family="paragraph" style:parent-style-name="Tabellenzelle">
      <style:paragraph-properties fo:text-align="start" style:justify-single-word="false"/>
      <style:text-properties fo:color="#000000" style:text-outline="false" style:text-line-through-style="none" style:font-name="Times New Roman" fo:font-size="10pt" fo:font-style="normal" fo:text-shadow="none"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1" style:family="paragraph" style:parent-style-name="Tabellenzelle">
      <style:paragraph-properties fo:text-align="start" style:justify-single-word="false" style:snap-to-layout-grid="false"/>
      <style:text-properties fo:color="#000000" style:text-outline="false" style:text-line-through-style="none" style:font-name="Times New Roman" fo:font-size="10pt" fo:font-style="normal" fo:text-shadow="none"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2" style:family="paragraph" style:parent-style-name="Tabellenzelle">
      <style:text-properties style:font-name="Times New Roman" fo:font-size="10pt" style:font-size-asian="10pt" style:font-size-complex="10pt"/>
    </style:style>
    <style:style style:name="P13" style:family="paragraph" style:parent-style-name="Tabellenzelle">
      <style:text-properties style:font-name="Times New Roman" fo:font-size="10pt" style:font-name-asian="Times New Roman" style:font-size-asian="10pt" style:font-name-complex="Times New Roman" style:font-size-complex="10pt"/>
    </style:style>
    <style:style style:name="P14" style:family="paragraph" style:parent-style-name="Tabellenzelle">
      <style:paragraph-properties fo:text-align="start" style:justify-single-word="false"/>
    </style:style>
    <style:style style:name="P15" style:family="paragraph" style:parent-style-name="Frame_20_contents">
      <style:paragraph-properties fo:text-align="end" style:justify-single-word="false"/>
    </style:style>
    <style:style style:name="P16" style:family="paragraph" style:parent-style-name="Text_20_body">
      <style:text-properties style:font-name-asian="Adve06636w" style:font-name-complex="Adve06636w"/>
    </style:style>
    <style:style style:name="P17" style:family="paragraph" style:parent-style-name="Aufzählungszeichen1">
      <style:text-properties style:font-name-asian="Adve06636w" style:font-name-complex="Adve06636w"/>
    </style:style>
    <style:style style:name="P18" style:family="paragraph" style:parent-style-name="Aufzählungszeichen1">
      <style:text-properties style:font-name="Times New Roman" style:font-name-asian="Adve06636w" style:font-name-complex="Adve06636w"/>
    </style:style>
    <style:style style:name="P19" style:family="paragraph" style:parent-style-name="Contents_20_1">
      <style:paragraph-properties>
        <style:tab-stops>
          <style:tab-stop style:position="0cm"/>
          <style:tab-stop style:position="0.6cm"/>
          <style:tab-stop style:position="13.002cm"/>
          <style:tab-stop style:position="14.097cm" style:type="right" style:leader-style="dotted" style:leader-text="."/>
        </style:tab-stops>
      </style:paragraph-properties>
    </style:style>
    <style:style style:name="P20" style:family="paragraph" style:parent-style-name="Contents_20_2">
      <style:paragraph-properties>
        <style:tab-stops>
          <style:tab-stop style:position="0cm"/>
          <style:tab-stop style:position="0.801cm"/>
          <style:tab-stop style:position="12.402cm"/>
          <style:tab-stop style:position="13.497cm" style:type="right" style:leader-style="dotted" style:leader-text="."/>
        </style:tab-stops>
      </style:paragraph-properties>
    </style:style>
    <style:style style:name="P21" style:family="paragraph" style:parent-style-name="Contents_20_3">
      <style:paragraph-properties>
        <style:tab-stops>
          <style:tab-stop style:position="0cm"/>
          <style:tab-stop style:position="0.9cm"/>
          <style:tab-stop style:position="11.601cm"/>
          <style:tab-stop style:position="12.696cm" style:type="right" style:leader-style="dotted" style:leader-text="."/>
        </style:tab-stops>
      </style:paragraph-properties>
    </style:style>
    <style:style style:name="P22" style:family="paragraph" style:parent-style-name="Text_20_body">
      <style:text-properties style:font-name-asian="Adve06636w" style:font-name-complex="Adve06636w"/>
    </style:style>
    <style:style style:name="P23" style:family="paragraph" style:parent-style-name="Unterüberschrift_20_Titelseite" style:master-page-name="First_20_Page">
      <style:paragraph-properties style:page-number="1"/>
    </style:style>
    <style:style style:name="P24" style:family="paragraph" style:parent-style-name="Title" style:master-page-name="Konvert_20_Folge_20_1">
      <style:paragraph-properties style:page-number="1" fo:break-before="page"/>
    </style:style>
    <style:style style:name="P25" style:family="paragraph" style:parent-style-name="Tabellenzelle">
      <style:paragraph-properties fo:text-align="start" style:justify-single-wor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26" style:family="paragraph" style:parent-style-name="Tabellenzelle">
      <style:paragraph-properties fo:text-align="start" style:justify-single-word="false" style:snap-to-layout-gri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27" style:family="paragraph" style:parent-style-name="Tabellenzelle">
      <style:paragraph-properties fo:text-align="start" style:justify-single-word="false"/>
    </style:style>
    <style:style style:name="P28" style:family="paragraph" style:parent-style-name="Tabelleüberschriftszelle">
      <style:paragraph-properties fo:text-align="center" style:justify-single-word="false" style:snap-to-layout-grid="fals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29" style:family="paragraph" style:parent-style-name="Aufzählungszeichen1">
      <style:text-properties style:font-name-asian="Adve06636w" style:font-name-complex="Adve06636w"/>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style:use-window-font-color="true" style:font-name="Times New Roman" style:text-underline-style="none" style:font-name-asian="Times New Roman" style:font-size-asian="10pt" style:font-name-complex="Times New Roman" style:font-size-complex="10pt" style:language-complex="ar" style:country-complex="SA"/>
    </style:style>
    <style:style style:name="T4" style:family="text">
      <style:text-properties fo:color="#0000ff" style:font-name="Times New Roman"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T5" style:family="text">
      <style:text-properties style:font-name="Times New Roman" style:font-name-asian="Times New Roman" style:font-size-asian="10pt" style:font-name-complex="Times New Roman" style:font-size-complex="10pt" style:language-complex="ar" style:country-complex="SA"/>
    </style:style>
    <style:style style:name="T6" style:family="text">
      <style:text-properties style:font-name="Times New Roman" fo:font-size="10pt" style:font-size-asian="10pt" style:font-size-complex="10pt"/>
    </style:style>
    <style:style style:name="T7" style:family="text">
      <style:text-properties style:font-name="Times New Roman" fo:font-size="10pt" style:font-name-asian="Times New Roman" style:font-size-asian="10pt" style:font-name-complex="Times New Roman" style:font-size-complex="10pt"/>
    </style:style>
    <style:style style:name="T8" style:family="text">
      <style:text-properties style:font-name="Times New Roman" style:font-name-asian="Adve06636w" style:font-name-complex="Adve06636w"/>
    </style:style>
    <style:style style:name="T9" style:family="text">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0" style:family="text">
      <style:text-properties fo:color="#000000" style:text-outline="false" style:text-line-through-style="none" style:font-name="Times New Roman" fo:font-size="10pt" fo:font-style="normal" fo:text-shadow="none" style:text-underline-style="none" fo:font-weight="normal" style:font-name-asian="Adve06636w" style:font-size-asian="10pt" style:font-style-asian="normal" style:font-weight-asian="normal" style:font-name-complex="Adve06636w" style:font-size-complex="10pt" style:font-style-complex="normal" style:font-weight-complex="normal"/>
    </style:style>
    <style:style style:name="T11" style:family="text">
      <style:text-properties fo:color="#000000" style:text-outline="false" style:text-line-through-style="none" fo:font-style="normal" fo:text-shadow="none" style:text-underline-style="none" fo:font-weight="normal" style:font-style-asian="normal" style:font-weight-asian="normal" style:font-style-complex="normal" style:font-weight-complex="normal"/>
    </style:style>
    <style:style style:name="T12" style:family="text">
      <style:text-properties fo:color="#000000" style:text-outline="false" style:text-line-through-style="none" fo:font-style="normal" fo:text-shadow="none" style:text-underline-style="none" fo:font-weight="normal" style:font-name-asian="Adve06636w" style:font-style-asian="normal" style:font-weight-asian="normal" style:font-name-complex="Adve06636w" style:font-style-complex="normal" style:font-weight-complex="normal"/>
    </style:style>
    <style:style style:name="T13" style:family="text">
      <style:text-properties fo:color="#000000" style:text-outline="false" style:text-line-through-style="none" fo:font-style="normal" fo:text-shadow="none" style:text-underline-style="none" fo:font-weight="normal" style:font-name-asian="Adve06613w" style:font-style-asian="normal" style:font-weight-asian="normal" style:font-name-complex="Adve06613w" style:font-style-complex="normal" style:font-weight-complex="normal"/>
    </style:style>
    <style:style style:name="T14" style:family="text">
      <style:text-properties style:font-name-asian="Adve06636w" style:font-name-complex="Adve06636w"/>
    </style:style>
    <style:style style:name="T15" style:family="text">
      <style:text-properties style:font-name-asian="Times New Roman" style:font-name-complex="Times New Roman"/>
    </style:style>
    <style:style style:name="T16" style:family="text">
      <style:text-properties style:font-name-asian="Adve06613w" style:font-name-complex="Adve06613w"/>
    </style:style>
    <style:style style:name="T17" style:family="text">
      <style:text-properties fo:font-size="10pt"/>
    </style:style>
    <style:style style:name="T18" style:family="text">
      <style:text-properties fo:font-size="10pt" style:font-name-asian="Adve06613w" style:font-name-complex="Adve06613w"/>
    </style:style>
    <style:style style:name="T19" style:family="text"/>
    <style:style style:name="fr1" style:family="graphic" style:parent-style-name="Frame">
      <style:graphic-properties style:vertical-pos="from-top" style:vertical-rel="page" style:horizontal-pos="from-left" style:horizontal-rel="page" fo:background-color="#ffffff" style:background-transparency="100%" style:shadow="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Frame">
      <style:graphic-properties style:wrap="none" style:vertical-pos="from-top" style:vertical-rel="paragraph" style:horizontal-pos="from-left" style:horizontal-rel="paragraph" fo:background-color="#ffffff" style:background-transparency="100%">
        <style:background-image/>
      </style:graphic-properties>
    </style:style>
    <style:style style:name="fr4" style:family="graphic" style:parent-style-name="Graphics">
      <style:graphic-properties fo:margin-left="0.319cm" fo:margin-right="0cm" style:run-through="background" style:wrap="run-through" style:number-wrapped-paragraphs="no-limit" style:vertical-pos="from-top" style:vertical-rel="paragraph" style:horizontal-pos="righ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cm" fo:margin-right="0.046cm"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gr1" style:family="graphic">
      <style:graphic-properties style:protect="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cbcbcb" draw:textarea-horizontal-align="right" draw:textarea-vertical-align="middle" draw:auto-grow-height="false" fo:padding-top="0.229cm" fo:padding-bottom="0.229cm" fo:padding-left="0.441cm" fo:padding-right="0.441cm" fo:wrap-option="no-wrap" draw:shadow="hidden" style:run-through="background"/>
    </style:style>
    <style:style style:name="gr3" style:family="graphic">
      <style:graphic-properties draw:stroke="none" draw:fill="solid" draw:fill-color="#bebebe" draw:textarea-horizontal-align="right" draw:textarea-vertical-align="middle" draw:auto-grow-height="false" fo:padding-top="0.229cm" fo:padding-bottom="0.229cm" fo:padding-left="0.441cm" fo:padding-right="0.441cm" fo:wrap-option="no-wrap" draw:shadow="hidden" style:run-through="background"/>
    </style:style>
    <style:style style:name="gr4" style:family="graphic">
      <style:graphic-properties draw:stroke="none" draw:fill="solid" draw:fill-color="#e2e2e2" draw:textarea-horizontal-align="right" draw:textarea-vertical-align="middle" draw:auto-grow-height="false" fo:padding-top="0.229cm" fo:padding-bottom="0.229cm" fo:padding-left="0.441cm" fo:padding-right="0.441cm" fo:wrap-option="no-wrap" draw:shadow="hidden" style:run-through="background"/>
    </style:style>
    <style:style style:name="gr5" style:family="graphic">
      <style:graphic-properties draw:stroke="none" draw:fill="solid" draw:fill-color="#e5e5e5"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3" text:anchor-type="page" text:anchor-page-number="1" svg:x="4.339cm" svg:y="11.471cm" svg:width="14.099cm" svg:height="1.572cm" draw:z-index="2">
        <draw:text-box>
          <text:p text:style-name="Überschrift_20_Titelseite">Digitaler Tachograph</text:p>
        </draw:text-box>
      </draw:frame>
      <draw:g text:anchor-type="page" text:anchor-page-number="1" draw:z-index="0" draw:style-name="gr1">
        <draw:custom-shape draw:style-name="gr2" draw:text-style-name="P1" svg:width="21.002cm" svg:height="0.81cm" svg:x="0cm" svg:y="13.468cm">
          <text:p/>
          <draw:enhanced-geometry svg:viewBox="0 0 21600 21600" draw:mirror-horizontal="false" draw:mirror-vertical="false" draw:type="rectangle" draw:enhanced-path="M 0 0 L 21600 0 21600 21600 0 21600 0 0 Z N"/>
        </draw:custom-shape>
        <draw:custom-shape draw:style-name="gr3" draw:text-style-name="P1" svg:width="21.002cm" svg:height="0.75cm" svg:x="0cm" svg:y="12.907cm">
          <text:p/>
          <draw:enhanced-geometry svg:viewBox="0 0 21600 21600" draw:mirror-horizontal="false" draw:mirror-vertical="false" draw:type="rectangle" draw:enhanced-path="M 0 0 L 21600 0 21600 21600 0 21600 0 0 Z N"/>
        </draw:custom-shape>
        <draw:custom-shape draw:style-name="gr4" draw:text-style-name="P1" svg:width="21.002cm" svg:height="2.001cm" svg:x="0cm" svg:y="11.037cm">
          <text:p/>
          <draw:enhanced-geometry svg:viewBox="0 0 21600 21600" draw:mirror-horizontal="false" draw:mirror-vertical="false" draw:type="rectangle" draw:enhanced-path="M 0 0 L 21600 0 21600 21600 0 21600 0 0 Z N"/>
        </draw:custom-shape>
      </draw:g>
      <text:p text:style-name="P23"><draw:frame draw:style-name="fr3" draw:name="Rahmen2" text:anchor-type="paragraph" svg:x="6.05cm" svg:y="0cm" svg:width="2cm" svg:height="12.425cm" draw:z-index="1"><draw:text-box><text:p text:style-name="P15"/></draw:text-box></draw:frame>Datenmodell</text:p>
      <text:section text:style-name="Sect1" text:name="Bereich1">
        <text:p text:style-name="AutorTitelseite">Dr. Markus Eberspächer</text:p>
        <text:p text:style-name="DatumTitelseite">05.03.2008</text:p>
        <text:p text:style-name="Standard"/>
        <text:p text:style-name="Standard"/>
        <text:p text:style-name="Standard"/>
        <text:p text:style-name="Standard"/>
        <text:p text:style-name="P24">Digitaler Tachograph</text:p>
        <text:p text:style-name="Subtitle">Datenmodell</text:p>
        <text:h text:style-name="Heading_20_1" text:outline-level="1">Zusammenfassung</text:h>
        <text:p text:style-name="Text_20_body">Für das Projekt „Digitaler Tachograph“ wird ein Datenmodell entwickelt, das die Basis für die Entwicklung eines relationales Datenbank-Modell der Software-Entwicklung darstellt.</text:p>
        <text:p text:style-name="Text_20_body">Im Fokus der Entwicklung steht eine Anwendung für Unternehmen, die einen Fuhrpark betreiben und aufgrund der gesetzlichen Bestimmungen LKW mit Digitalem Tachograph einsetzen müssen. Werkstätten oder Kontrollbehörden werden derzeit nicht unterstützt. Dies spiegelt sich als Folge in den Anforderungen und dem Datenmodell wieder, wo sich z.B. keine ausschließlich für Werkstätten relevante Daten finden.</text:p>
        <text:p text:style-name="Text_20_body">In diesem Dokument werden zuerst die Anforderungen an das Datenmodell zusammengefasst und ein Datenmodell entwickelt, das diese Anforderungen erfüllt. </text:p>
        <text:p text:style-name="Text_20_body">Die Anforderungen werden unterteilt nach funktionalen Anforderungen aus unterschiedlichen Bereichen sowie allgemeinere nicht-funktionale Anforderungen.</text:p>
        <text:h text:style-name="Heading_20_1" text:outline-level="1">Dokumentenhistorie</text:h>
        <table:table table:name="Tabelle1" table:style-name="Tabelle1">
          <table:table-column table:style-name="Tabelle1.A"/>
          <table:table-column table:style-name="Tabelle1.B"/>
          <table:table-column table:style-name="Tabelle1.C"/>
          <table:table-column table:style-name="Tabelle1.D"/>
          <table:table-header-rows>
            <table:table-row table:style-name="Tabelle1.1">
              <table:table-cell table:style-name="Tabelle1.A1" office:value-type="string">
                <text:p text:style-name="P7">Version</text:p>
              </table:table-cell>
              <table:table-cell table:style-name="Tabelle1.B1" office:value-type="string">
                <text:p text:style-name="P7">Datum</text:p>
              </table:table-cell>
              <table:table-cell table:style-name="Tabelle1.B1" office:value-type="string">
                <text:p text:style-name="P7">Autor</text:p>
              </table:table-cell>
              <table:table-cell table:style-name="Tabelle1.B1" office:value-type="string">
                <text:p text:style-name="P7">Änderungen</text:p>
              </table:table-cell>
            </table:table-row>
          </table:table-header-rows>
          <table:table-row table:style-name="Tabelle1.1">
            <table:table-cell table:style-name="Tabelle1.A2" office:value-type="string">
              <text:p text:style-name="P9">0.1</text:p>
            </table:table-cell>
            <table:table-cell table:style-name="Tabelle1.B2" office:value-type="string">
              <text:p text:style-name="P9">05.03.2008</text:p>
            </table:table-cell>
            <table:table-cell table:style-name="Tabelle1.B2" office:value-type="string">
              <text:p text:style-name="P9">M. Eberspächer</text:p>
            </table:table-cell>
            <table:table-cell table:style-name="Tabelle1.B2" office:value-type="string">
              <text:p text:style-name="P9">Initiale Fassung </text:p>
            </table:table-cell>
          </table:table-row>
          <table:table-row table:style-name="Tabelle1.1">
            <table:table-cell table:style-name="Tabelle1.A1" office:value-type="string">
              <text:p text:style-name="P9">0.2</text:p>
            </table:table-cell>
            <table:table-cell table:style-name="Tabelle1.B1" office:value-type="string">
              <text:p text:style-name="P9">20.03.2008</text:p>
            </table:table-cell>
            <table:table-cell table:style-name="Tabelle1.B1" office:value-type="string">
              <text:p text:style-name="P9">M. Eberspächer</text:p>
            </table:table-cell>
            <table:table-cell table:style-name="Tabelle1.B1" office:value-type="string">
              <text:p text:style-name="P9">Anforderungen aus <text:bookmark-ref text:reference-format="text" text:ref-name="EU 1360 2002">[2]</text:bookmark-ref>, weitere Vervollständigung, Datenmodellierung</text:p>
            </table:table-cell>
          </table:table-row>
          <table:table-row table:style-name="Tabelle1.1">
            <table:table-cell table:style-name="Tabelle1.A2" office:value-type="string">
              <text:p text:style-name="P9">0.3</text:p>
            </table:table-cell>
            <table:table-cell table:style-name="Tabelle1.B2" office:value-type="string">
              <text:p text:style-name="P9">18.07.2008</text:p>
            </table:table-cell>
            <table:table-cell table:style-name="Tabelle1.B2" office:value-type="string">
              <text:p text:style-name="P9">M. Eberspächer</text:p>
            </table:table-cell>
            <table:table-cell table:style-name="Tabelle1.B2" office:value-type="string">
              <text:p text:style-name="P9">Weitere Anforderungen auf Basis des Reviews von J. Weinert an UseCases.</text:p>
              <text:p text:style-name="P9">Anpassungen am Rollen- und Mandantenkonzept.</text:p>
            </table:table-cell>
          </table:table-row>
          <table:table-row table:style-name="Tabelle1.1">
            <table:table-cell table:style-name="Tabelle1.A1" office:value-type="string">
              <text:p text:style-name="P9">0.4</text:p>
            </table:table-cell>
            <table:table-cell table:style-name="Tabelle1.B1" office:value-type="string">
              <text:p text:style-name="P9">02.08.2008</text:p>
            </table:table-cell>
            <table:table-cell table:style-name="Tabelle1.B1" office:value-type="string">
              <text:p text:style-name="P9">M. Eberspächer</text:p>
            </table:table-cell>
            <table:table-cell table:style-name="Tabelle1.B1" office:value-type="string">
              <text:p text:style-name="P9">Konkretisierung der Entitäten</text:p>
            </table:table-cell>
          </table:table-row>
        </table:table>
        <text:h text:style-name="Heading_20_1" text:outline-level="1">Inhaltsverzeichnis</text:h>
        <text:table-of-content text:style-name="Sect2" text:name="Inhaltsverzeichnis1">
          <text:table-of-content-source text:outline-level="3" text:use-index-marks="false" text:use-index-source-styles="true">
            <text:index-title-template text:style-name="Contents_20_Heading"/>
            <text:table-of-content-entry-template text:outline-level="1" text:style-name="Contents_20_1">
              <text:index-entry-chapter/>
              <text:index-entry-tab-stop style:type="left" style:position="0cm" style:leader-char=" "/>
              <text:index-entry-text/>
              <text:index-entry-tab-stop style:type="right" style:leader-char="."/>
              <text:index-entry-page-number/>
              <text:index-entry-tab-stop style:type="left" style:position="0.6cm" style:leader-char=" " style:with-tab="false"/>
              <text:index-entry-tab-stop style:type="left" style:position="13.002cm" style:leader-char=" " style:with-tab="false"/>
            </text:table-of-content-entry-template>
            <text:table-of-content-entry-template text:outline-level="2" text:style-name="Contents_20_2">
              <text:index-entry-chapter/>
              <text:index-entry-tab-stop style:type="left" style:position="0cm" style:leader-char=" "/>
              <text:index-entry-text/>
              <text:index-entry-tab-stop style:type="right" style:leader-char="."/>
              <text:index-entry-page-number/>
              <text:index-entry-tab-stop style:type="left" style:position="0.801cm" style:leader-char=" " style:with-tab="false"/>
              <text:index-entry-tab-stop style:type="left" style:position="12.402cm" style:leader-char=" " style:with-tab="false"/>
            </text:table-of-content-entry-template>
            <text:table-of-content-entry-template text:outline-level="3" text:style-name="Contents_20_3">
              <text:index-entry-chapter/>
              <text:index-entry-tab-stop style:type="left" style:position="0cm" style:leader-char=" "/>
              <text:index-entry-text/>
              <text:index-entry-tab-stop style:type="right" style:leader-char="."/>
              <text:index-entry-page-number/>
              <text:index-entry-tab-stop style:type="left" style:position="0.9cm" style:leader-char=" " style:with-tab="false"/>
              <text:index-entry-tab-stop style:type="left" style:position="11.601cm" style:leader-char=" "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Titel_20_Überschrift"/>
              <text:index-source-style text:style-name="Heading_20_1"/>
              <text:index-source-style text:style-name="Überschrift1_20_-_20_Seitenwechsel"/>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9">1<text:tab/>Zusammenfassung<text:tab/>1</text:p>
            <text:p text:style-name="P19">2<text:tab/>Dokumentenhistorie<text:tab/>1</text:p>
            <text:p text:style-name="P19">3<text:tab/>Inhaltsverzeichnis<text:tab/>1</text:p>
            <text:p text:style-name="P19">4<text:tab/>Funktionale Anforderungen<text:tab/>3</text:p>
            <text:p text:style-name="P20">4.1<text:tab/>Aktivitäten<text:tab/>3</text:p>
            <text:p text:style-name="P20">4.2<text:tab/>Import-Vorgänge<text:tab/>3</text:p>
            <text:p text:style-name="P20">4.3<text:tab/>Stammdaten<text:tab/>4</text:p>
            <text:p text:style-name="P20">4.4<text:tab/>Benutzerverwaltung<text:tab/>4</text:p>
            <text:p text:style-name="P20">4.5<text:tab/>Import-Daten<text:tab/>5</text:p>
            <text:p text:style-name="P21">4.5.1<text:tab/>Fahrzeugeinheit<text:tab/>5</text:p>
            <text:p text:style-name="P21"><text:soft-page-break/>4.5.2<text:tab/>Fahrerkarte<text:tab/>6</text:p>
            <text:p text:style-name="P21">4.5.3<text:tab/>Unternehmenskarte<text:tab/>7</text:p>
            <text:p text:style-name="P20">4.6<text:tab/>Zusätzliche Aktivitäten<text:tab/>7</text:p>
            <text:p text:style-name="P20">4.7<text:tab/>Weitere Anforderungen<text:tab/>8</text:p>
            <text:p text:style-name="P20">4.8<text:tab/>Referenzdaten<text:tab/>8</text:p>
            <text:p text:style-name="P19">5<text:tab/>Nicht-funktionale Anforderungen<text:tab/>8</text:p>
            <text:p text:style-name="P19">6<text:tab/>Offene Punkte<text:tab/>9</text:p>
            <text:p text:style-name="P19">7<text:tab/>Datenmodell<text:tab/>9</text:p>
            <text:p text:style-name="P20">7.1<text:tab/>Stammdaten<text:tab/>9</text:p>
            <text:p text:style-name="P21">7.1.1<text:tab/>Vehicle<text:tab/>9</text:p>
            <text:p text:style-name="P21">7.1.2<text:tab/>Vehicle Unit<text:tab/>9</text:p>
            <text:p text:style-name="P21">7.1.3<text:tab/>Drivers<text:tab/>9</text:p>
            <text:p text:style-name="P21">7.1.4<text:tab/>DriverGroup<text:tab/>10</text:p>
            <text:p text:style-name="P21">7.1.5<text:tab/>Cards<text:tab/>10</text:p>
            <text:p text:style-name="P21">7.1.6<text:tab/>Companies<text:tab/>10</text:p>
            <text:p text:style-name="P21">7.1.7<text:tab/>Locations<text:tab/>10</text:p>
            <text:p text:style-name="P21">7.1.8<text:tab/>Persons<text:tab/>10</text:p>
            <text:p text:style-name="P21">7.1.9<text:tab/>Users<text:tab/>10</text:p>
            <text:p text:style-name="P21">7.1.10<text:tab/>Roles<text:tab/>10</text:p>
            <text:p text:style-name="P20">7.2<text:tab/>Beziehungen<text:tab/>10</text:p>
            <text:p text:style-name="P21">7.2.1<text:tab/>Vehicle2Company<text:tab/>10</text:p>
            <text:p text:style-name="P21">7.2.2<text:tab/>Driver2Company<text:tab/>11</text:p>
            <text:p text:style-name="P21">7.2.3<text:tab/>Card2Driver<text:tab/>11</text:p>
            <text:p text:style-name="P21">7.2.4<text:tab/>Card2Company<text:tab/>11</text:p>
            <text:p text:style-name="P21">7.2.5<text:tab/>User2Role<text:tab/>11</text:p>
            <text:p text:style-name="P20">7.3<text:tab/>Bewegungsdaten<text:tab/>11</text:p>
            <text:p text:style-name="P21">7.3.1<text:tab/>Imports<text:tab/>11</text:p>
            <text:p text:style-name="P21">7.3.2<text:tab/>Places<text:tab/>11</text:p>
            <text:p text:style-name="P21">7.3.3<text:tab/>Events<text:tab/>12</text:p>
            <text:p text:style-name="P21">7.3.4<text:tab/>Faults<text:tab/>12</text:p>
            <text:p text:style-name="P21">7.3.5<text:tab/>SpecificConditions<text:tab/>12</text:p>
            <text:p text:style-name="P21">7.3.6<text:tab/>ControlData<text:tab/>12</text:p>
            <text:p text:style-name="P21">7.3.7<text:tab/>Downloads<text:tab/>12</text:p>
            <text:p text:style-name="P21">7.3.8<text:tab/>OdometerValues<text:tab/>13</text:p>
            <text:p text:style-name="P21">7.3.9<text:tab/>CardIWs<text:tab/>13</text:p>
            <text:p text:style-name="P21">7.3.10<text:tab/>ActivityChanges<text:tab/>13</text:p>
            <text:p text:style-name="P21">7.3.11<text:tab/>Preferences<text:tab/>14</text:p>
            <text:p text:style-name="P19">8<text:tab/>Anforderungs-Mapping<text:tab/>14</text:p>
            <text:p text:style-name="P19">9<text:tab/>Referenzen<text:tab/>14</text:p>
          </text:index-body>
        </text:table-of-content>
        <text:h text:style-name="Heading_20_1" text:outline-level="1"><text:soft-page-break/>Funktionale Anforderungen</text:h>
        <text:h text:style-name="Heading_20_2" text:outline-level="2">Aktivitäten</text:h>
        <text:p text:style-name="Text_20_body">TODO: anpassen an Abschnitte zu Daten aus <text:bookmark-ref text:reference-format="text" text:ref-name="EU 1360 2002">[2]</text:bookmark-ref></text:p>
        <table:table table:name="Tabelle3" table:style-name="Tabelle3">
          <table:table-column table:style-name="Tabelle3.A"/>
          <table:table-column table:style-name="Tabelle3.B"/>
          <table:table-header-rows>
            <table:table-row table:style-name="Tabelle3.1">
              <table:table-cell table:style-name="Tabelle3.A1" office:value-type="string">
                <text:p text:style-name="P7">Bezeichnung</text:p>
              </table:table-cell>
              <table:table-cell table:style-name="Tabelle3.B1" office:value-type="string">
                <text:p text:style-name="P7">Beschreibung</text:p>
              </table:table-cell>
            </table:table-row>
          </table:table-header-rows>
          <table:table-row table:style-name="Tabelle3.1">
            <table:table-cell table:style-name="Tabelle3.A1" office:value-type="string">
              <text:p text:style-name="P9"/>
            </table:table-cell>
            <table:table-cell table:style-name="Tabelle3.B1" office:value-type="string">
              <text:p text:style-name="P9">Abspeichern von Aktivitäten mit Bezug zu Import-Vorgang und Attributen</text:p>
              <text:p text:style-name="P9">Die einzelnen Anforderungen für die Speicherung der Daten von Fahrerkarten und Fahrzeugeinheiten sind in Abschnitt <text:bookmark-ref text:reference-format="chapter" text:ref-name="Kartendaten">4.5</text:bookmark-ref> zu finden.</text:p>
            </table:table-cell>
          </table:table-row>
          <table:table-row table:style-name="Tabelle3.1">
            <table:table-cell table:style-name="Tabelle3.A3" office:value-type="string">
              <text:p text:style-name="P9"/>
            </table:table-cell>
            <table:table-cell table:style-name="Tabelle3.B3" office:value-type="string">
              <text:p text:style-name="P9">Kommentieren von Aktivitäten, explizit ändernden Benutzer speichern</text:p>
            </table:table-cell>
          </table:table-row>
          <table:table-row table:style-name="Tabelle3.1">
            <table:table-cell table:style-name="Tabelle3.A1" office:value-type="string">
              <text:p text:style-name="P9"/>
            </table:table-cell>
            <table:table-cell table:style-name="Tabelle3.B1" office:value-type="string">
              <text:p text:style-name="P9">Korrektur von Aktivitäten, explizit ändernden Benutzer speichern</text:p>
            </table:table-cell>
          </table:table-row>
          <table:table-row table:style-name="Tabelle3.1">
            <table:table-cell table:style-name="Tabelle3.A3" office:value-type="string">
              <text:p text:style-name="P9"/>
            </table:table-cell>
            <table:table-cell table:style-name="Tabelle3.B3" office:value-type="string">
              <text:p text:style-name="P9">Parallele Speicherung von Daten von Fahrerkarten und Fahrzeugeinheiten</text:p>
            </table:table-cell>
          </table:table-row>
          <table:table-row table:style-name="Tabelle3.1">
            <table:table-cell table:style-name="Tabelle3.A1" office:value-type="string">
              <text:p text:style-name="P9"/>
            </table:table-cell>
            <table:table-cell table:style-name="Tabelle3.B1" office:value-type="string">
              <text:p text:style-name="P9">Speicherung sonstiger Zeiten von Fahrern als 'interne Aktivitäten'</text:p>
            </table:table-cell>
          </table:table-row>
          <table:table-row table:style-name="Tabelle3.1">
            <table:table-cell table:style-name="Tabelle3.A3" office:value-type="string">
              <text:p text:style-name="P9"/>
            </table:table-cell>
            <table:table-cell table:style-name="Tabelle3.B3" office:value-type="string">
              <text:p text:style-name="P9">Speicherung und Kennzeichnung nachträglich erfasster Aktivitäten, explizit ändernden Benutzer speichern</text:p>
            </table:table-cell>
          </table:table-row>
          <table:table-row table:style-name="Tabelle3.1">
            <table:table-cell table:style-name="Tabelle3.A1" office:value-type="string">
              <text:p text:style-name="P9"/>
            </table:table-cell>
            <table:table-cell table:style-name="Tabelle3.B1" office:value-type="string">
              <text:p text:style-name="P9"/>
            </table:table-cell>
          </table:table-row>
          <table:table-row table:style-name="Tabelle3.1">
            <table:table-cell table:style-name="Tabelle3.A1" office:value-type="string">
              <text:p text:style-name="P9"/>
            </table:table-cell>
            <table:table-cell table:style-name="Tabelle3.B1" office:value-type="string">
              <text:p text:style-name="P9"/>
            </table:table-cell>
          </table:table-row>
        </table:table>
        <text:p text:style-name="Standard"/>
        <text:h text:style-name="Heading_20_2" text:outline-level="2">Import-Vorgänge</text:h>
        <table:table table:name="Tabelle5" table:style-name="Tabelle5">
          <table:table-column table:style-name="Tabelle5.A"/>
          <table:table-column table:style-name="Tabelle5.B"/>
          <table:table-header-rows>
            <table:table-row table:style-name="Tabelle5.1">
              <table:table-cell table:style-name="Tabelle5.A1" office:value-type="string">
                <text:p text:style-name="P7">Bezeichnung</text:p>
              </table:table-cell>
              <table:table-cell table:style-name="Tabelle5.B1" office:value-type="string">
                <text:p text:style-name="P7">Beschreibung</text:p>
              </table:table-cell>
            </table:table-row>
          </table:table-header-rows>
          <table:table-row table:style-name="Tabelle5.1">
            <table:table-cell table:style-name="Tabelle5.A2" office:value-type="string">
              <text:p text:style-name="P9"/>
            </table:table-cell>
            <table:table-cell table:style-name="Tabelle5.B2" office:value-type="string">
              <text:p text:style-name="P9">Speicherung von Import-Zeitpunkt und Aufbewahrungsfrist pro Import aus Fahrerkarte oder Fahrzeugeinheit.</text:p>
            </table:table-cell>
          </table:table-row>
          <table:table-row table:style-name="Tabelle5.1">
            <table:table-cell table:style-name="Tabelle5.A1" office:value-type="string">
              <text:p text:style-name="P9"/>
            </table:table-cell>
            <table:table-cell table:style-name="Tabelle5.B1" office:value-type="string">
              <text:p text:style-name="P9">Jeder Import-Vorgang (Fahrerkarte und Fahrzeugeinheit) wird gespeichert, zusammen mit Bezug zur jeweiligen Binärdatei im File-Archiv.</text:p>
            </table:table-cell>
          </table:table-row>
          <table:table-row table:style-name="Tabelle5.1">
            <table:table-cell table:style-name="Tabelle5.A2" office:value-type="string">
              <text:p text:style-name="P9"/>
            </table:table-cell>
            <table:table-cell table:style-name="Tabelle5.B2" office:value-type="string">
              <text:p text:style-name="P9">Während eines Import-Vorgangs wird geprüft, welche Daten bereits bekannt sind. Werden bereits bekannte Daten nochmals importiert, werden die entsprechenden Datensätze markiert. </text:p>
            </table:table-cell>
          </table:table-row>
          <table:table-row table:style-name="Tabelle5.1">
            <table:table-cell table:style-name="Tabelle5.A1" office:value-type="string">
              <text:p text:style-name="P9"/>
            </table:table-cell>
            <table:table-cell table:style-name="Tabelle5.B1" office:value-type="string">
              <text:p text:style-name="P9">Werden während des Imports Konflikte zwischen bereits gespeicherten Daten und den Import-Daten festgestellt, werden die neuen Daten trotzdem importiert und mit 'Konflikt' markiert. </text:p>
            </table:table-cell>
          </table:table-row>
          <table:table-row table:style-name="Tabelle5.1">
            <table:table-cell table:style-name="Tabelle5.A2" office:value-type="string">
              <text:p text:style-name="P9"/>
            </table:table-cell>
            <table:table-cell table:style-name="Tabelle5.B2" office:value-type="string">
              <text:p text:style-name="P9">Für jeden Import wird gespeichert, von welcher Niederlassung die Daten geliefert wurden.</text:p>
            </table:table-cell>
          </table:table-row>
          <table:table-row table:style-name="Tabelle5.1">
            <table:table-cell table:style-name="Tabelle5.A1" office:value-type="string">
              <text:p text:style-name="P9"/>
            </table:table-cell>
            <table:table-cell table:style-name="Tabelle5.B1" office:value-type="string">
              <text:p text:style-name="P9"/>
            </table:table-cell>
          </table:table-row>
        </table:table>
        <text:p text:style-name="Standard"/>
        <text:h text:style-name="Heading_20_2" text:outline-level="2"><text:soft-page-break/>Stammdaten</text:h>
        <table:table table:name="Tabelle4" table:style-name="Tabelle4">
          <table:table-column table:style-name="Tabelle4.A"/>
          <table:table-column table:style-name="Tabelle4.B"/>
          <table:table-header-rows>
            <table:table-row table:style-name="Tabelle4.1">
              <table:table-cell table:style-name="Tabelle4.A1" office:value-type="string">
                <text:p text:style-name="P7">Bezeichnung</text:p>
              </table:table-cell>
              <table:table-cell table:style-name="Tabelle4.B1" office:value-type="string">
                <text:p text:style-name="P7">Beschreibung</text:p>
              </table:table-cell>
            </table:table-row>
          </table:table-header-rows>
          <table:table-row table:style-name="Tabelle4.1">
            <table:table-cell table:style-name="Tabelle4.A2" office:value-type="string">
              <text:p text:style-name="P9"/>
            </table:table-cell>
            <table:table-cell table:style-name="Tabelle4.B2" office:value-type="string">
              <text:p text:style-name="P9">Stammdaten, die während eines Import-Vorgangs neu angelegt werden, verweisen auf diesen Import.</text:p>
            </table:table-cell>
          </table:table-row>
          <table:table-row table:style-name="Tabelle4.1">
            <table:table-cell table:style-name="Tabelle4.A1" office:value-type="string">
              <text:p text:style-name="P9"/>
            </table:table-cell>
            <table:table-cell table:style-name="Tabelle4.B1" office:value-type="string">
              <text:p text:style-name="P9">Stammdaten für Fahrerkarten:</text:p>
              <text:p text:style-name="P9">Bezug zu Fahrer, ID, Gültigkeitsdauer, letzter Datenimport</text:p>
            </table:table-cell>
          </table:table-row>
          <table:table-row table:style-name="Tabelle4.1">
            <table:table-cell table:style-name="Tabelle4.A2" office:value-type="string">
              <text:p text:style-name="P9"/>
            </table:table-cell>
            <table:table-cell table:style-name="Tabelle4.B2" office:value-type="string">
              <text:p text:style-name="P9">Stammdaten für Fahrzeugeinheit:</text:p>
              <text:p text:style-name="P9">Bezug zu Fahrzeug, ID, Bezug zu Unternehmen, Identifikation, letzter Datenimport</text:p>
            </table:table-cell>
          </table:table-row>
          <table:table-row table:style-name="Tabelle4.1">
            <table:table-cell table:style-name="Tabelle4.A1" office:value-type="string">
              <text:p text:style-name="P9"/>
            </table:table-cell>
            <table:table-cell table:style-name="Tabelle4.B1" office:value-type="string">
              <text:p text:style-name="P9">Stammdaten für Fahrer:</text:p>
              <text:p text:style-name="P9">Name, Personalnummer</text:p>
              <text:p text:style-name="P9">Zuordnung zu einer Fahrergruppe</text:p>
            </table:table-cell>
          </table:table-row>
          <table:table-row table:style-name="Tabelle4.6">
            <table:table-cell table:style-name="Tabelle4.A2" office:value-type="string">
              <text:p text:style-name="P9"/>
            </table:table-cell>
            <table:table-cell table:style-name="Tabelle4.B2" office:value-type="string">
              <text:p text:style-name="P9">Stammdaten für Fahrzeug:</text:p>
              <text:p text:style-name="P9">Kennzeichen, Typ, Kurzbeschreibung</text:p>
            </table:table-cell>
          </table:table-row>
          <table:table-row table:style-name="Tabelle4.1">
            <table:table-cell table:style-name="Tabelle4.A1" office:value-type="string">
              <text:p text:style-name="P9"/>
            </table:table-cell>
            <table:table-cell table:style-name="Tabelle4.B1" office:value-type="string">
              <text:p text:style-name="P9">Stammdaten für Unternehmen:</text:p>
              <text:p text:style-name="P9">Name, Adresse Zentrale, Ansprechperson <text:note text:id="ftn1" text:note-class="footnote"><text:note-citation>1</text:note-citation><text:note-body><text:p text:style-name="Footnote">Ansprechpersonen werden über die Benutzerverwaltung angelegt, ggf. ohne Rollen, falls sie keine Anwender der Software sind.</text:p></text:note-body></text:note></text:p>
            </table:table-cell>
          </table:table-row>
          <table:table-row table:style-name="Tabelle4.1">
            <table:table-cell table:style-name="Tabelle4.A2" office:value-type="string">
              <text:p text:style-name="P9"/>
            </table:table-cell>
            <table:table-cell table:style-name="Tabelle4.B2" office:value-type="string">
              <text:p text:style-name="P9">Stammdaten für Niederlassung:</text:p>
              <text:p text:style-name="P9">Bezug zu Unternehmen, Adresse, Ansprechperson <text:span text:style-name="Hochgestellt"><text:note-ref text:note-class="footnote" text:reference-format="text" text:ref-name="ftn1">1</text:note-ref></text:span></text:p>
            </table:table-cell>
          </table:table-row>
          <table:table-row table:style-name="Tabelle4.1">
            <table:table-cell table:style-name="Tabelle4.A1" office:value-type="string">
              <text:p text:style-name="P9"/>
            </table:table-cell>
            <table:table-cell table:style-name="Tabelle4.B1" office:value-type="string">
              <text:p text:style-name="P9"/>
            </table:table-cell>
          </table:table-row>
        </table:table>
        <text:p text:style-name="Standard"/>
        <text:h text:style-name="Heading_20_2" text:outline-level="2">Benutzerverwaltung</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7">Bezeichnung</text:p>
              </table:table-cell>
              <table:table-cell table:style-name="Tabelle2.B1" office:value-type="string">
                <text:p text:style-name="P7">Beschreibung</text:p>
              </table:table-cell>
            </table:table-row>
          </table:table-header-rows>
          <table:table-row table:style-name="Tabelle2.1">
            <table:table-cell table:style-name="Tabelle2.A2" office:value-type="string">
              <text:p text:style-name="P9"/>
            </table:table-cell>
            <table:table-cell table:style-name="Tabelle2.B2" office:value-type="string">
              <text:p text:style-name="P9">Für jeden Anwender wird ein Satz von Stammdaten verwaltet (Name, Vorname, Sprache, Telefon, Adresse Arbeitsplatz, Raum, ...)</text:p>
            </table:table-cell>
          </table:table-row>
          <table:table-row table:style-name="Tabelle2.1">
            <table:table-cell table:style-name="Tabelle2.A1" office:value-type="string">
              <text:p text:style-name="P9"/>
            </table:table-cell>
            <table:table-cell table:style-name="Tabelle2.B1" office:value-type="string">
              <text:p text:style-name="P9">Ein Anwender gehört eindeutig zu einem Mandanten.</text:p>
            </table:table-cell>
          </table:table-row>
          <table:table-row table:style-name="Tabelle2.1">
            <table:table-cell table:style-name="Tabelle2.A2" office:value-type="string">
              <text:p text:style-name="P9"/>
            </table:table-cell>
            <table:table-cell table:style-name="Tabelle2.B2" office:value-type="string">
              <text:p text:style-name="P9">Für jeden Anwender wird eine Anmeldekennung (Account) und ein Passwort verwaltet. Anmeldekennungen sind mandanten-übergreifend eindeutig.</text:p>
            </table:table-cell>
          </table:table-row>
          <table:table-row table:style-name="Tabelle2.1">
            <table:table-cell table:style-name="Tabelle2.A1" office:value-type="string">
              <text:p text:style-name="P9"/>
            </table:table-cell>
            <table:table-cell table:style-name="Tabelle2.B1" office:value-type="string">
              <text:p text:style-name="P9">Der Zugang zu einzelnen Anwendungsteilen wird über ein Rollen-Konzept gesteuert. Jedem Anwender können entsprechend seiner Aufgaben unterschiedliche Rollen zugeordnet werden.</text:p>
            </table:table-cell>
          </table:table-row>
          <table:table-row table:style-name="Tabelle2.1">
            <table:table-cell table:style-name="Tabelle2.A2" office:value-type="string">
              <text:p text:style-name="P9"/>
            </table:table-cell>
            <table:table-cell table:style-name="Tabelle2.B2" office:value-type="string">
              <text:p text:style-name="P9">Präferenzen des Benutzers bei der Anwendungsnutzung</text:p>
            </table:table-cell>
          </table:table-row>
          <table:table-row table:style-name="Tabelle2.1">
            <table:table-cell table:style-name="Tabelle2.A1" office:value-type="string">
              <text:p text:style-name="P9"/>
            </table:table-cell>
            <table:table-cell table:style-name="Tabelle2.B1" office:value-type="string">
              <text:p text:style-name="P9"/>
            </table:table-cell>
          </table:table-row>
        </table:table>
        <text:h text:style-name="Heading_20_2" text:outline-level="2"><text:bookmark-start text:name="Kartendaten"/><text:soft-page-break/>I<text:bookmark-end text:name="Kartendaten"/>mport-Daten</text:h>
        <text:p text:style-name="Text_20_body">Die Anforderungen ergeben sich direkt aus den Anforderungen in<text:span text:style-name="T2"> </text:span><text:span text:style-name="T9"><text:bookmark-ref text:reference-format="text" text:ref-name="EU 1360 2002">[2]</text:bookmark-ref></text:span><text:span text:style-name="T9">. Es wird jeweils der relevante Abschnitt aus </text:span><text:span text:style-name="T9"><text:bookmark-ref text:reference-format="text" text:ref-name="EU 1360 2002">[2]</text:bookmark-ref></text:span><text:span text:style-name="T9"> angegeben sowie der in </text:span><text:span text:style-name="T9"><text:bookmark-ref text:reference-format="text" text:ref-name="EU 1360 2002">[2]</text:bookmark-ref></text:span><text:span text:style-name="T9"> verwendete Name des zugehörigen Datenelements.</text:span></text:p>
        <text:h text:style-name="Heading_20_3" text:outline-level="3">Fahrzeugeinheit</text:h>
        <text:p text:style-name="Text_20_body">Die Anforderungen finden sich in <text:span text:style-name="T9"><text:bookmark-ref text:reference-format="text" text:ref-name="EU 1360 2002">[2]</text:bookmark-ref></text:span><text:span text:style-name="T9">, </text:span>Anhang 1B, Teil III. Die Datenstrukturen werden in „Anlage 7, Protokolle zum Herunterladen der Daten“ im Rahmen der Beschreibung verschiedener Antwortnachrichten (2.2.6 Inhalt der Antwortnachricht, S. 160) definiert. Die Angabe des Datenelements erfolgt entsprechend den folgenden Abkürzungen.</text:p>
        <text:p text:style-name="Text_20_body">Datenelemente:</text:p>
        <text:list text:style-name="WW8Num3">
          <text:list-item>
            <text:p text:style-name="Aufzählungszeichen1">DO: Positive Response Tansfer Data Overview (2.2.6.1, S. 160)</text:p>
          </text:list-item>
          <text:list-item>
            <text:p text:style-name="Aufzählungszeichen1">DA: Positive Response Tansfer Data Activities (2.2.6.2, S. 161), ein Datenelement pro Tag</text:p>
          </text:list-item>
          <text:list-item>
            <text:p text:style-name="Aufzählungszeichen1">DEF: Positive Response Tansfer Data Events and Faults (2.2.6.3, S. 162)</text:p>
          </text:list-item>
          <text:list-item>
            <text:p text:style-name="Aufzählungszeichen1">DS: Positive Response Tansfer Data Detailed Speed (2.2.6.4, S. 163)</text:p>
          </text:list-item>
          <text:list-item>
            <text:p text:style-name="Aufzählungszeichen1">TD: Positive Response Tansfer Data Technical Data (2.2.6.5, S. 163)</text:p>
          </text:list-item>
        </text:list>
        <table:table table:name="Tabelle12" table:style-name="Tabelle12">
          <table:table-column table:style-name="Tabelle12.A"/>
          <table:table-column table:style-name="Tabelle12.B"/>
          <table:table-column table:style-name="Tabelle12.C"/>
          <table:table-column table:style-name="Tabelle12.D"/>
          <table:table-header-rows>
            <table:table-row table:style-name="Tabelle12.1">
              <table:table-cell table:style-name="Tabelle12.A1" office:value-type="string">
                <text:p text:style-name="P7">Bezeichnung</text:p>
              </table:table-cell>
              <table:table-cell table:style-name="Tabelle12.B1" office:value-type="string">
                <text:p text:style-name="P7">Abschnitt in <text:bookmark-ref text:reference-format="text" text:ref-name="EU 1360 2002">[2]</text:bookmark-ref></text:p>
              </table:table-cell>
              <table:table-cell table:style-name="Tabelle12.B1" office:value-type="string">
                <text:p text:style-name="P7">Datenelement in <text:bookmark-ref text:reference-format="text" text:ref-name="EU 1360 2002">[2]</text:bookmark-ref></text:p>
              </table:table-cell>
              <table:table-cell table:style-name="Tabelle12.B1" office:value-type="string">
                <text:p text:style-name="P7">Beschreibung</text:p>
              </table:table-cell>
            </table:table-row>
          </table:table-header-rows>
          <table:table-row table:style-name="Tabelle12.1">
            <table:table-cell table:style-name="Tabelle12.A2" office:value-type="string">
              <text:p text:style-name="P8"/>
            </table:table-cell>
            <table:table-cell table:style-name="Tabelle12.B2" office:value-type="string">
              <text:p text:style-name="P8"><text:span text:style-name="T11">12.1 </text:span><text:span text:style-name="T14">Gerätekenndaten</text:span><text:span text:style-name="T11">, S. 21</text:span></text:p>
            </table:table-cell>
            <table:table-cell table:style-name="Tabelle12.B2" office:value-type="string">
              <text:p text:style-name="P8">TD.VuIdentification (2.2.6.5, S. 163)</text:p>
            </table:table-cell>
            <table:table-cell table:style-name="Tabelle12.B2" office:value-type="string">
              <text:p text:style-name="P8"/>
            </table:table-cell>
          </table:table-row>
          <table:table-row table:style-name="Tabelle12.1">
            <table:table-cell table:style-name="Tabelle12.A1" office:value-type="string">
              <text:p text:style-name="P8"/>
            </table:table-cell>
            <table:table-cell table:style-name="Tabelle12.B1" office:value-type="string">
              <text:p text:style-name="P8"><text:span text:style-name="T11">12.3 </text:span><text:span text:style-name="T14">Einsteck- und Entnahmedaten der Fahrerkarte</text:span><text:span text:style-name="T12">, S. 22</text:span></text:p>
            </table:table-cell>
            <table:table-cell table:style-name="Tabelle12.B1" office:value-type="string">
              <text:p text:style-name="P8">DA.TimeReal</text:p>
              <text:p text:style-name="P8">DA.VuCardIWData</text:p>
            </table:table-cell>
            <table:table-cell table:style-name="Tabelle12.B1" office:value-type="string">
              <text:p text:style-name="P8">Pro Tag N x VuCardIWRecord, N<text:span text:style-name="T15"> ≥ </text:span>0</text:p>
            </table:table-cell>
          </table:table-row>
          <table:table-row table:style-name="Tabelle12.1">
            <table:table-cell table:style-name="Tabelle12.A2" office:value-type="string">
              <text:p text:style-name="P8"/>
            </table:table-cell>
            <table:table-cell table:style-name="Tabelle12.B2" office:value-type="string">
              <text:p text:style-name="P8"><text:span text:style-name="T11">12.4 </text:span><text:span text:style-name="T14">Fahrertätigkeitsdaten</text:span><text:span text:style-name="T12">, S. 23</text:span></text:p>
            </table:table-cell>
            <table:table-cell table:style-name="Tabelle12.B2" office:value-type="string">
              <text:p text:style-name="P8">DA.TimeReal</text:p>
              <text:p text:style-name="P8">DA.VuActivityDailyData</text:p>
            </table:table-cell>
            <table:table-cell table:style-name="Tabelle12.B2" office:value-type="string">
              <text:p text:style-name="P8">Pro Tag N x ActivityChangeInfo, N <text:span text:style-name="T15">≥ 1</text:span></text:p>
            </table:table-cell>
          </table:table-row>
          <table:table-row table:style-name="Tabelle12.1">
            <table:table-cell table:style-name="Tabelle12.A1" office:value-type="string">
              <text:p text:style-name="P8"/>
            </table:table-cell>
            <table:table-cell table:style-name="Tabelle12.B1" office:value-type="string">
              <text:p text:style-name="P8"><text:span text:style-name="T11">12.5 </text:span><text:span text:style-name="T14">Ort des Beginns und/oder des Endes des Arbeitstages</text:span><text:span text:style-name="T12">, S. 23</text:span></text:p>
            </table:table-cell>
            <table:table-cell table:style-name="Tabelle12.B1" office:value-type="string">
              <text:p text:style-name="P8">DA.TimeReal</text:p>
              <text:p text:style-name="P8">DA.VuPlaceDailyWorkPeriodData</text:p>
            </table:table-cell>
            <table:table-cell table:style-name="Tabelle12.B1" office:value-type="string">
              <text:p text:style-name="P8">Pro Tag N x VuPlaceDailyWorkPeriodRecord, N<text:span text:style-name="T15"> ≥ </text:span>0</text:p>
              <text:p text:style-name="P8">Keine exakte Erfüllung der Anforderung!</text:p>
            </table:table-cell>
          </table:table-row>
          <table:table-row table:style-name="Tabelle12.1">
            <table:table-cell table:style-name="Tabelle12.A2" office:value-type="string">
              <text:p text:style-name="P8"/>
            </table:table-cell>
            <table:table-cell table:style-name="Tabelle12.B2" office:value-type="string">
              <text:p text:style-name="P8"><text:span text:style-name="T11">12.6 </text:span><text:span text:style-name="T14">Kilometerstandsdaten</text:span><text:span text:style-name="T12">, S. 23</text:span></text:p>
            </table:table-cell>
            <table:table-cell table:style-name="Tabelle12.B2" office:value-type="string">
              <text:p text:style-name="P8">DA.TimeReal</text:p>
              <text:p text:style-name="P8">DA.OdometerValueMidnight</text:p>
            </table:table-cell>
            <table:table-cell table:style-name="Tabelle12.B2" office:value-type="string">
              <text:p text:style-name="P8">Pro Tag 1 mal</text:p>
            </table:table-cell>
          </table:table-row>
          <table:table-row table:style-name="Tabelle12.1">
            <table:table-cell table:style-name="Tabelle12.A1" office:value-type="string">
              <text:p text:style-name="P8"/>
            </table:table-cell>
            <table:table-cell table:style-name="Tabelle12.B1" office:value-type="string">
              <text:p text:style-name="P8">12.8 <text:span text:style-name="T14">Ereignisdaten, S. 23</text:span></text:p>
            </table:table-cell>
            <table:table-cell table:style-name="Tabelle12.B1" office:value-type="string">
              <text:p text:style-name="P8">DEF.VuEventData,</text:p>
              <text:p text:style-name="P8">DEF.VuOverSpeedingEventData</text:p>
            </table:table-cell>
            <table:table-cell table:style-name="Tabelle12.B1" office:value-type="string">
              <text:p text:style-name="P8"><text:span text:style-name="T6">N</text:span><text:span text:style-name="Tiefgestellt"><text:span text:style-name="T6">1</text:span></text:span><text:span text:style-name="T6"> x VuEventRecord, N</text:span><text:span text:style-name="Tiefgestellt"><text:span text:style-name="T6">1</text:span></text:span><text:span text:style-name="T7"> ≥ </text:span><text:span text:style-name="T6">0,</text:span></text:p>
              <text:p text:style-name="P8"><text:span text:style-name="T6">N</text:span><text:span text:style-name="Tiefgestellt"><text:span text:style-name="T6">2</text:span></text:span><text:span text:style-name="T6"> x VuOverSpeedingEventRecord, N</text:span><text:span text:style-name="Tiefgestellt"><text:span text:style-name="T6">2</text:span></text:span><text:span text:style-name="T7"> ≥ </text:span><text:span text:style-name="T6">0</text:span></text:p>
            </table:table-cell>
          </table:table-row>
          <table:table-row table:style-name="Tabelle12.1">
            <table:table-cell table:style-name="Tabelle12.A2" office:value-type="string">
              <text:p text:style-name="P8"/>
            </table:table-cell>
            <table:table-cell table:style-name="Tabelle12.B2" office:value-type="string">
              <text:p text:style-name="P8">12.9 <text:span text:style-name="T14">Störungsdaten, S. 25</text:span></text:p>
            </table:table-cell>
            <table:table-cell table:style-name="Tabelle12.B2" office:value-type="string">
              <text:p text:style-name="P8">DEF.VuFaultData</text:p>
            </table:table-cell>
            <table:table-cell table:style-name="Tabelle12.B2" office:value-type="string">
              <text:p text:style-name="P8">N x VuFaultRecord, N <text:span text:style-name="T15">≥ </text:span>0</text:p>
            </table:table-cell>
          </table:table-row>
          <table:table-row table:style-name="Tabelle12.1">
            <table:table-cell table:style-name="Tabelle12.A1" office:value-type="string">
              <text:p text:style-name="P8"/>
            </table:table-cell>
            <table:table-cell table:style-name="Tabelle12.B1" office:value-type="string">
              <text:p text:style-name="P8">12.10 <text:span text:style-name="T14">Kalibrierungsdaten, S. 26</text:span></text:p>
            </table:table-cell>
            <table:table-cell table:style-name="Tabelle12.B1" office:value-type="string">
              <text:p text:style-name="P8">TD.VuCalibrationData</text:p>
            </table:table-cell>
            <table:table-cell table:style-name="Tabelle12.B1" office:value-type="string">
              <text:p text:style-name="P8">N x VuCalibrationRecord, N <text:span text:style-name="T15">≥ </text:span>0</text:p>
            </table:table-cell>
          </table:table-row>
          <text:soft-page-break/>
          <table:table-row table:style-name="Tabelle12.1">
            <table:table-cell table:style-name="Tabelle12.A2" office:value-type="string">
              <text:p text:style-name="P8"/>
            </table:table-cell>
            <table:table-cell table:style-name="Tabelle12.B2" office:value-type="string">
              <text:p text:style-name="P8">12.11 <text:span text:style-name="T14">Zeiteinstellungsdaten, S. 26</text:span></text:p>
            </table:table-cell>
            <table:table-cell table:style-name="Tabelle12.B2" office:value-type="string">
              <text:p text:style-name="P8">DEF.VuTimeAdjustmentData</text:p>
            </table:table-cell>
            <table:table-cell table:style-name="Tabelle12.B2" office:value-type="string">
              <text:p text:style-name="P8">N x VuTimeAdjustmentRecord, N <text:span text:style-name="T15">≥ </text:span>0</text:p>
            </table:table-cell>
          </table:table-row>
          <table:table-row table:style-name="Tabelle12.1">
            <table:table-cell table:style-name="Tabelle12.A1" office:value-type="string">
              <text:p text:style-name="P8"/>
            </table:table-cell>
            <table:table-cell table:style-name="Tabelle12.B1" office:value-type="string">
              <text:p text:style-name="P8">12.12 <text:span text:style-name="T14">Kontrolldaten, S. 26</text:span></text:p>
            </table:table-cell>
            <table:table-cell table:style-name="Tabelle12.B1" office:value-type="string">
              <text:p text:style-name="P8">DO.VuControlActivityData</text:p>
              <text:p text:style-name="P8">DEF.VuOverSpeedingControlData</text:p>
            </table:table-cell>
            <table:table-cell table:style-name="Tabelle12.B1" office:value-type="string">
              <text:p text:style-name="P8">N x VuControlActivityRecord, N<text:span text:style-name="T15"> ≥ </text:span>0</text:p>
            </table:table-cell>
          </table:table-row>
          <table:table-row table:style-name="Tabelle12.1">
            <table:table-cell table:style-name="Tabelle12.A2" office:value-type="string">
              <text:p text:style-name="P8"/>
            </table:table-cell>
            <table:table-cell table:style-name="Tabelle12.B2" office:value-type="string">
              <text:p text:style-name="P8">12.14 <text:span text:style-name="T14">Erfassen des Herunterladens, S. 27</text:span></text:p>
            </table:table-cell>
            <table:table-cell table:style-name="Tabelle12.B2" office:value-type="string">
              <text:p text:style-name="P8">DO.VuDownloadActivityData</text:p>
            </table:table-cell>
            <table:table-cell table:style-name="Tabelle12.B2" office:value-type="string">
              <text:p text:style-name="P8"/>
            </table:table-cell>
          </table:table-row>
          <table:table-row table:style-name="Tabelle12.1">
            <table:table-cell table:style-name="Tabelle12.A1" office:value-type="string">
              <text:p text:style-name="P8"/>
            </table:table-cell>
            <table:table-cell table:style-name="Tabelle12.B1" office:value-type="string">
              <text:p text:style-name="P8">12.15 <text:span text:style-name="T14">Daten zu spezifischen Bedingungen, S. 27</text:span></text:p>
            </table:table-cell>
            <table:table-cell table:style-name="Tabelle12.B1" office:value-type="string">
              <text:p text:style-name="P8">DA.TimeReal</text:p>
              <text:p text:style-name="P8">DA.VuSpecificConditionData</text:p>
            </table:table-cell>
            <table:table-cell table:style-name="Tabelle12.B1" office:value-type="string">
              <text:p text:style-name="P8">Pro Tag N x VuSpecificConditionRecord, N<text:span text:style-name="T15"> ≥ </text:span>0</text:p>
            </table:table-cell>
          </table:table-row>
          <table:table-row table:style-name="Tabelle12.1">
            <table:table-cell table:style-name="Tabelle12.A1" office:value-type="string">
              <text:p text:style-name="P9"/>
            </table:table-cell>
            <table:table-cell table:style-name="Tabelle12.B1" office:value-type="string">
              <text:p text:style-name="P9"/>
            </table:table-cell>
            <table:table-cell table:style-name="Tabelle12.B1" office:value-type="string">
              <text:p text:style-name="P9"/>
            </table:table-cell>
            <table:table-cell table:style-name="Tabelle12.B1" office:value-type="string">
              <text:p text:style-name="P9"/>
            </table:table-cell>
          </table:table-row>
        </table:table>
        <text:p text:style-name="Text_20_body">Weitere Anforderungen ohne direkte Entsprechung in <text:span text:style-name="T9"><text:bookmark-ref text:reference-format="text" text:ref-name="EU 1360 2002">[2]</text:bookmark-ref></text:span><text:span text:style-name="T9">:</text:span></text:p>
        <table:table table:name="Tabelle13" table:style-name="Tabelle13">
          <table:table-column table:style-name="Tabelle13.A"/>
          <table:table-column table:style-name="Tabelle13.B"/>
          <table:table-column table:style-name="Tabelle13.C"/>
          <table:table-header-rows>
            <table:table-row table:style-name="Tabelle13.1">
              <table:table-cell table:style-name="Tabelle13.A1" office:value-type="string">
                <text:p text:style-name="P7">Bezeichnung</text:p>
              </table:table-cell>
              <table:table-cell table:style-name="Tabelle13.B1" office:value-type="string">
                <text:p text:style-name="P7">Datenelement in <text:bookmark-ref text:reference-format="text" text:ref-name="EU 1360 2002">[2]</text:bookmark-ref></text:p>
              </table:table-cell>
              <table:table-cell table:style-name="Tabelle13.B1" office:value-type="string">
                <text:p text:style-name="P7">Beschreibung</text:p>
              </table:table-cell>
            </table:table-row>
          </table:table-header-rows>
          <table:table-row table:style-name="Tabelle13.1">
            <table:table-cell table:style-name="Tabelle13.A2" office:value-type="string">
              <text:p text:style-name="P9"/>
            </table:table-cell>
            <table:table-cell table:style-name="Tabelle13.B2" office:value-type="string">
              <text:p text:style-name="P9">DO.VehicleIdentificationNumber</text:p>
              <text:p text:style-name="P9">DO.VehicleRegistrationIdentification</text:p>
            </table:table-cell>
            <table:table-cell table:style-name="Tabelle13.B2" office:value-type="string">
              <text:p text:style-name="P9">Fahrzeugkennung</text:p>
            </table:table-cell>
          </table:table-row>
          <table:table-row table:style-name="Tabelle13.1">
            <table:table-cell table:style-name="Tabelle13.A1" office:value-type="string">
              <text:p text:style-name="P9"/>
            </table:table-cell>
            <table:table-cell table:style-name="Tabelle13.B1" office:value-type="string">
              <text:p text:style-name="P9">DO.CurrentDateTime</text:p>
              <text:p text:style-name="P9">DO.VuDownloadblePeriod</text:p>
            </table:table-cell>
            <table:table-cell table:style-name="Tabelle13.B1" office:value-type="string">
              <text:p text:style-name="P9">Download-Information</text:p>
            </table:table-cell>
          </table:table-row>
          <table:table-row table:style-name="Tabelle13.1">
            <table:table-cell table:style-name="Tabelle13.A2" office:value-type="string">
              <text:p text:style-name="P9"/>
            </table:table-cell>
            <table:table-cell table:style-name="Tabelle13.B2" office:value-type="string">
              <text:p text:style-name="P9"/>
            </table:table-cell>
            <table:table-cell table:style-name="Tabelle13.B2" office:value-type="string">
              <text:p text:style-name="P11"/>
            </table:table-cell>
          </table:table-row>
        </table:table>
        <text:h text:style-name="Heading_20_3" text:outline-level="3">Fahrerkarte</text:h>
        <text:p text:style-name="Text_20_body">Die Anforderungen finden sich in <text:span text:style-name="T9"><text:bookmark-ref text:reference-format="text" text:ref-name="EU 1360 2002">[2]</text:bookmark-ref></text:span><text:span text:style-name="T9">, </text:span>Anhang 1B, Teil IV. Die Datenstrukturen werden in „Anlage 2, Spezifikation der Kontrollgerätekarten“, 4.1, definiert. In der folgenden Tabelle wird dem Namen der Datenstruktur der Name der Elementardatei (EF) vorangestellt.</text:p>
        <table:table table:name="Tabelle14" table:style-name="Tabelle14">
          <table:table-column table:style-name="Tabelle14.A"/>
          <table:table-column table:style-name="Tabelle14.B"/>
          <table:table-column table:style-name="Tabelle14.C"/>
          <table:table-column table:style-name="Tabelle14.D"/>
          <table:table-header-rows>
            <table:table-row table:style-name="Tabelle14.1">
              <table:table-cell table:style-name="Tabelle14.A1" office:value-type="string">
                <text:p text:style-name="P7">Bezeichnung</text:p>
              </table:table-cell>
              <table:table-cell table:style-name="Tabelle14.B1" office:value-type="string">
                <text:p text:style-name="P7">Abschnitt in <text:bookmark-ref text:reference-format="text" text:ref-name="EU 1360 2002">[2]</text:bookmark-ref></text:p>
              </table:table-cell>
              <table:table-cell table:style-name="Tabelle14.B1" office:value-type="string">
                <text:p text:style-name="P7">Datenelement in <text:bookmark-ref text:reference-format="text" text:ref-name="EU 1360 2002">[2]</text:bookmark-ref></text:p>
              </table:table-cell>
              <table:table-cell table:style-name="Tabelle14.B1" office:value-type="string">
                <text:p text:style-name="P7">Beschreibung</text:p>
              </table:table-cell>
            </table:table-row>
          </table:table-header-rows>
          <table:table-row table:style-name="Tabelle14.1">
            <table:table-cell table:style-name="Tabelle14.A2" office:value-type="string">
              <text:p text:style-name="P8"/>
            </table:table-cell>
            <table:table-cell table:style-name="Tabelle14.B2" office:value-type="string">
              <text:p text:style-name="P8"><text:span text:style-name="T11">5.2.1 </text:span><text:span text:style-name="T13">Kartenkennung, S. 37</text:span></text:p>
            </table:table-cell>
            <table:table-cell table:style-name="Tabelle14.B2" office:value-type="string">
              <text:p text:style-name="P8">Identification.CardIdentification</text:p>
            </table:table-cell>
            <table:table-cell table:style-name="Tabelle14.B2" office:value-type="string">
              <text:p text:style-name="P8"/>
            </table:table-cell>
          </table:table-row>
          <table:table-row table:style-name="Tabelle14.1">
            <table:table-cell table:style-name="Tabelle14.A1" office:value-type="string">
              <text:p text:style-name="P8"/>
            </table:table-cell>
            <table:table-cell table:style-name="Tabelle14.B1" office:value-type="string">
              <text:p text:style-name="P8"><text:span text:style-name="T12">5.2.2 </text:span><text:span text:style-name="T13">Karteninhaberkennung</text:span><text:span text:style-name="T12">, S. 38</text:span></text:p>
            </table:table-cell>
            <table:table-cell table:style-name="Tabelle14.B1" office:value-type="string">
              <text:p text:style-name="P8">Identification.DriverCardHolderIdentification</text:p>
            </table:table-cell>
            <table:table-cell table:style-name="Tabelle14.B1" office:value-type="string">
              <text:p text:style-name="P8"/>
            </table:table-cell>
          </table:table-row>
          <table:table-row table:style-name="Tabelle14.1">
            <table:table-cell table:style-name="Tabelle14.A2" office:value-type="string">
              <text:p text:style-name="P8"/>
            </table:table-cell>
            <table:table-cell table:style-name="Tabelle14.B2" office:value-type="string">
              <text:p text:style-name="P8"><text:span text:style-name="T12">5.2.3 </text:span><text:span text:style-name="T13">Führerscheininformationen</text:span><text:span text:style-name="T12">, S. 38</text:span></text:p>
            </table:table-cell>
            <table:table-cell table:style-name="Tabelle14.B2" office:value-type="string">
              <text:p text:style-name="P8">Driving_Licence_Info.CardDrivingLicenceInformation</text:p>
            </table:table-cell>
            <table:table-cell table:style-name="Tabelle14.B2" office:value-type="string">
              <text:p text:style-name="P10"/>
            </table:table-cell>
          </table:table-row>
          <table:table-row table:style-name="Tabelle14.1">
            <table:table-cell table:style-name="Tabelle14.A1" office:value-type="string">
              <text:p text:style-name="P8"/>
            </table:table-cell>
            <table:table-cell table:style-name="Tabelle14.B1" office:value-type="string">
              <text:p text:style-name="P8"><text:span text:style-name="Absatz-Standardschriftart"><text:span text:style-name="T17">5.2.4 </text:span></text:span><text:span text:style-name="Absatz-Standardschriftart"><text:span text:style-name="T18">Daten zu gefahrenen</text:span></text:span><text:span text:style-name="T16"> Fahrzeugen, S. 38</text:span></text:p>
            </table:table-cell>
            <table:table-cell table:style-name="Tabelle14.B1" office:value-type="string">
              <text:p text:style-name="P8">Vehicles_Used.CardVehiclesUsed</text:p>
            </table:table-cell>
            <table:table-cell table:style-name="Tabelle14.B1" office:value-type="string">
              <text:p text:style-name="P8">N x CardVehicleRecord, N<text:span text:style-name="T15"> ≥ </text:span>0</text:p>
            </table:table-cell>
          </table:table-row>
          <table:table-row table:style-name="Tabelle14.1">
            <table:table-cell table:style-name="Tabelle14.A2" office:value-type="string">
              <text:p text:style-name="P8"/>
            </table:table-cell>
            <table:table-cell table:style-name="Tabelle14.B2" office:value-type="string">
              <text:p text:style-name="P8">5.2.5 <text:span text:style-name="T16">Fahrertätigkeitsdaten, S. 38</text:span></text:p>
              <text:p text:style-name="P8"><text:span text:style-name="T16">Z. T. Ergänzung der Daten zum gefahrenen Fahrzeug (5.2.4)</text:span></text:p>
            </table:table-cell>
            <table:table-cell table:style-name="Tabelle14.B2" office:value-type="string">
              <text:p text:style-name="P8">Driver_Activity_Data.CardDriverActivity</text:p>
            </table:table-cell>
            <table:table-cell table:style-name="Tabelle14.B2" office:value-type="string">
              <text:p text:style-name="P8">N x CardActivityDailyRecord, N<text:span text:style-name="T15"> ≥ </text:span>0</text:p>
              <text:p text:style-name="P8">jeweils M x</text:p>
              <text:p text:style-name="P8">ActivityChangeInfo, M &gt; 0</text:p>
            </table:table-cell>
          </table:table-row>
          <text:soft-page-break/>
          <table:table-row table:style-name="Tabelle14.1">
            <table:table-cell table:style-name="Tabelle14.A1" office:value-type="string">
              <text:p text:style-name="P8"/>
            </table:table-cell>
            <table:table-cell table:style-name="Tabelle14.B1" office:value-type="string">
              <text:p text:style-name="P8">5.2.6 <text:span text:style-name="T16">Ort des Beginns und/oder des Endes des Arbeitstages, S. 39</text:span></text:p>
            </table:table-cell>
            <table:table-cell table:style-name="Tabelle14.B1" office:value-type="string">
              <text:p text:style-name="P8">Places.CardPlaceDailyWorkPeriod</text:p>
            </table:table-cell>
            <table:table-cell table:style-name="Tabelle14.B1" office:value-type="string">
              <text:p text:style-name="P8">N x PlaceRecord, N<text:span text:style-name="T15"> ≥ </text:span>0</text:p>
            </table:table-cell>
          </table:table-row>
          <table:table-row table:style-name="Tabelle14.1">
            <table:table-cell table:style-name="Tabelle14.A2" office:value-type="string">
              <text:p text:style-name="P8"/>
            </table:table-cell>
            <table:table-cell table:style-name="Tabelle14.B2" office:value-type="string">
              <text:p text:style-name="P8">5.2.7 <text:span text:style-name="T16">Ereignisdaten, S. 39</text:span></text:p>
            </table:table-cell>
            <table:table-cell table:style-name="Tabelle14.B2" office:value-type="string">
              <text:p text:style-name="P8">Events_Data.CardEventData</text:p>
            </table:table-cell>
            <table:table-cell table:style-name="Tabelle14.B2" office:value-type="string">
              <text:p text:style-name="P8">N x CardEventRecord, N<text:span text:style-name="T15"> ≥ </text:span>0</text:p>
            </table:table-cell>
          </table:table-row>
          <table:table-row table:style-name="Tabelle14.1">
            <table:table-cell table:style-name="Tabelle14.A1" office:value-type="string">
              <text:p text:style-name="P8"/>
            </table:table-cell>
            <table:table-cell table:style-name="Tabelle14.B1" office:value-type="string">
              <text:p text:style-name="P8">5.2.8 <text:span text:style-name="T16">Störungsdaten, S. 40</text:span></text:p>
            </table:table-cell>
            <table:table-cell table:style-name="Tabelle14.B1" office:value-type="string">
              <text:p text:style-name="P8">Faults_Data.CardFaultData</text:p>
            </table:table-cell>
            <table:table-cell table:style-name="Tabelle14.B1" office:value-type="string">
              <text:p text:style-name="P8">N x CardFaultRecord, N<text:span text:style-name="T15"> ≥ </text:span>0</text:p>
            </table:table-cell>
          </table:table-row>
          <table:table-row table:style-name="Tabelle14.1">
            <table:table-cell table:style-name="Tabelle14.A2" office:value-type="string">
              <text:p text:style-name="P8"/>
            </table:table-cell>
            <table:table-cell table:style-name="Tabelle14.B2" office:value-type="string">
              <text:p text:style-name="P8">5.2.9 <text:span text:style-name="T16">Kontrollaktivitätsdaten, S. 40</text:span></text:p>
            </table:table-cell>
            <table:table-cell table:style-name="Tabelle14.B2" office:value-type="string">
              <text:p text:style-name="P8">Control_Activity_Data.CardControlActivityDataRecord</text:p>
            </table:table-cell>
            <table:table-cell table:style-name="Tabelle14.B2" office:value-type="string">
              <text:p text:style-name="P8">Daten der letzten Kontrolle</text:p>
            </table:table-cell>
          </table:table-row>
          <table:table-row table:style-name="Tabelle14.1">
            <table:table-cell table:style-name="Tabelle14.A1" office:value-type="string">
              <text:p text:style-name="P8"/>
            </table:table-cell>
            <table:table-cell table:style-name="Tabelle14.B1" office:value-type="string">
              <text:p text:style-name="P8">5.2.10 <text:span text:style-name="T16">Kartenvorgangsdaten, S. 40</text:span></text:p>
            </table:table-cell>
            <table:table-cell table:style-name="Tabelle14.B1" office:value-type="string">
              <text:p text:style-name="P8">Current_Usage.CardCurrentUse</text:p>
            </table:table-cell>
            <table:table-cell table:style-name="Tabelle14.B1" office:value-type="string">
              <text:p text:style-name="P8">1 mal</text:p>
              <text:p text:style-name="P8">Nur gesetzt wenn Karte gesteckt ist!</text:p>
            </table:table-cell>
          </table:table-row>
          <table:table-row table:style-name="Tabelle14.1">
            <table:table-cell table:style-name="Tabelle14.A2" office:value-type="string">
              <text:p text:style-name="P8"/>
            </table:table-cell>
            <table:table-cell table:style-name="Tabelle14.B2" office:value-type="string">
              <text:p text:style-name="P8">5.2.11 <text:span text:style-name="T16">Daten zu spezifischen Bedingungen, S. 40</text:span></text:p>
            </table:table-cell>
            <table:table-cell table:style-name="Tabelle14.B2" office:value-type="string">
              <text:p text:style-name="P8">Specific_Conditions.SpecificConditionsRecord</text:p>
            </table:table-cell>
            <table:table-cell table:style-name="Tabelle14.B2" office:value-type="string">
              <text:p text:style-name="P8">N mal, N<text:span text:style-name="T15"> ≥ </text:span>0</text:p>
            </table:table-cell>
          </table:table-row>
          <table:table-row table:style-name="Tabelle14.1">
            <table:table-cell table:style-name="Tabelle14.A1" office:value-type="string">
              <text:p text:style-name="P8"/>
            </table:table-cell>
            <table:table-cell table:style-name="Tabelle14.B1" office:value-type="string">
              <text:p text:style-name="P8"/>
            </table:table-cell>
            <table:table-cell table:style-name="Tabelle14.B1" office:value-type="string">
              <text:p text:style-name="P8"/>
            </table:table-cell>
            <table:table-cell table:style-name="Tabelle14.B1" office:value-type="string">
              <text:p text:style-name="P8"/>
            </table:table-cell>
          </table:table-row>
        </table:table>
        <text:p text:style-name="Text_20_body">Weitere Anforderungen ohne direkte Entsprechung in <text:span text:style-name="T9"><text:bookmark-ref text:reference-format="text" text:ref-name="EU 1360 2002">[2]</text:bookmark-ref></text:span><text:span text:style-name="T9">:</text:span></text:p>
        <table:table table:name="Tabelle15" table:style-name="Tabelle15">
          <table:table-column table:style-name="Tabelle15.A"/>
          <table:table-column table:style-name="Tabelle15.B"/>
          <table:table-column table:style-name="Tabelle15.C"/>
          <table:table-header-rows>
            <table:table-row table:style-name="Tabelle15.1">
              <table:table-cell table:style-name="Tabelle15.A1" office:value-type="string">
                <text:p text:style-name="P7">Bezeichnung</text:p>
              </table:table-cell>
              <table:table-cell table:style-name="Tabelle15.B1" office:value-type="string">
                <text:p text:style-name="P7">Datenelement in <text:bookmark-ref text:reference-format="text" text:ref-name="EU 1360 2002">[2]</text:bookmark-ref></text:p>
              </table:table-cell>
              <table:table-cell table:style-name="Tabelle15.B1" office:value-type="string">
                <text:p text:style-name="P7">Beschreibung</text:p>
              </table:table-cell>
            </table:table-row>
          </table:table-header-rows>
          <table:table-row table:style-name="Tabelle15.1">
            <table:table-cell table:style-name="Tabelle15.A2" office:value-type="string">
              <text:p text:style-name="P9"/>
            </table:table-cell>
            <table:table-cell table:style-name="Tabelle15.B2" office:value-type="string">
              <text:p text:style-name="P9">Card_Download.LastCardDownload</text:p>
            </table:table-cell>
            <table:table-cell table:style-name="Tabelle15.B2" office:value-type="string">
              <text:p text:style-name="P9"/>
            </table:table-cell>
          </table:table-row>
          <table:table-row table:style-name="Tabelle15.1">
            <table:table-cell table:style-name="Tabelle15.A2" office:value-type="string">
              <text:p text:style-name="P9"/>
            </table:table-cell>
            <table:table-cell table:style-name="Tabelle15.B2" office:value-type="string">
              <text:p text:style-name="P9"/>
            </table:table-cell>
            <table:table-cell table:style-name="Tabelle15.B2" office:value-type="string">
              <text:p text:style-name="P11"/>
            </table:table-cell>
          </table:table-row>
        </table:table>
        <text:h text:style-name="Heading_20_3" text:outline-level="3">Unternehmenskarte</text:h>
        <text:p text:style-name="Text_20_body">Die Anforderungen finden sich in <text:span text:style-name="T9"><text:bookmark-ref text:reference-format="text" text:ref-name="EU 1360 2002">[2]</text:bookmark-ref></text:span><text:span text:style-name="T9">, </text:span>Anhang 1B, Teil IV. Die Datenstrukturen werden in „Anlage 2, Spezifikation der Kontrollgerätekarten“, 4.4, definiert. In der folgenden Tabelle wird dem Namen der Datenstruktur der Name der Elementardatei (EF) vorangestellt.</text:p>
        <table:table table:name="Tabelle16" table:style-name="Tabelle16">
          <table:table-column table:style-name="Tabelle16.A"/>
          <table:table-column table:style-name="Tabelle16.B"/>
          <table:table-column table:style-name="Tabelle16.C"/>
          <table:table-column table:style-name="Tabelle16.D"/>
          <table:table-header-rows>
            <table:table-row table:style-name="Tabelle16.1">
              <table:table-cell table:style-name="Tabelle16.A1" office:value-type="string">
                <text:p text:style-name="P7">Bezeichnung</text:p>
              </table:table-cell>
              <table:table-cell table:style-name="Tabelle16.B1" office:value-type="string">
                <text:p text:style-name="P7">Abschnitt in <text:bookmark-ref text:reference-format="text" text:ref-name="EU 1360 2002">[2]</text:bookmark-ref></text:p>
              </table:table-cell>
              <table:table-cell table:style-name="Tabelle16.B1" office:value-type="string">
                <text:p text:style-name="P7">Datenelement in <text:bookmark-ref text:reference-format="text" text:ref-name="EU 1360 2002">[2]</text:bookmark-ref></text:p>
              </table:table-cell>
              <table:table-cell table:style-name="Tabelle16.B1" office:value-type="string">
                <text:p text:style-name="P7">Beschreibung</text:p>
              </table:table-cell>
            </table:table-row>
          </table:table-header-rows>
          <table:table-row table:style-name="Tabelle16.1">
            <table:table-cell table:style-name="Tabelle16.A2" office:value-type="string">
              <text:p text:style-name="P12"/>
            </table:table-cell>
            <table:table-cell table:style-name="Tabelle16.B2" office:value-type="string">
              <text:p text:style-name="P12"><text:span text:style-name="T13">5.5.1 </text:span><text:span text:style-name="T13">Kartenkennung, S. 43</text:span></text:p>
            </table:table-cell>
            <table:table-cell table:style-name="Tabelle16.B2" office:value-type="string">
              <text:p text:style-name="P12">Identifikation.CardIdentification</text:p>
            </table:table-cell>
            <table:table-cell table:style-name="Tabelle16.B2" office:value-type="string">
              <text:p text:style-name="P12"/>
            </table:table-cell>
          </table:table-row>
          <table:table-row table:style-name="Tabelle16.1">
            <table:table-cell table:style-name="Tabelle16.A1" office:value-type="string">
              <text:p text:style-name="P12"/>
            </table:table-cell>
            <table:table-cell table:style-name="Tabelle16.B1" office:value-type="string">
              <text:p text:style-name="P12"><text:span text:style-name="T12">5.5.2 </text:span><text:span text:style-name="T13">Karteninhaberkennung, S. 43</text:span></text:p>
            </table:table-cell>
            <table:table-cell table:style-name="Tabelle16.B1" office:value-type="string">
              <text:p text:style-name="P12">Identification.CompanyCardHolderIdentification</text:p>
            </table:table-cell>
            <table:table-cell table:style-name="Tabelle16.B1" office:value-type="string">
              <text:p text:style-name="P12"/>
            </table:table-cell>
          </table:table-row>
          <table:table-row table:style-name="Tabelle16.1">
            <table:table-cell table:style-name="Tabelle16.A2" office:value-type="string">
              <text:p text:style-name="P12"/>
            </table:table-cell>
            <table:table-cell table:style-name="Tabelle16.B2" office:value-type="string">
              <text:p text:style-name="P12"><text:span text:style-name="T12">5.5.3 </text:span><text:span text:style-name="T13">Unternehmensaktivitätsdaten, S. 43</text:span></text:p>
            </table:table-cell>
            <table:table-cell table:style-name="Tabelle16.B2" office:value-type="string">
              <text:p text:style-name="P12">Company_Activity_Data.CompanyActivityData</text:p>
            </table:table-cell>
            <table:table-cell table:style-name="Tabelle16.B2" office:value-type="string">
              <text:p text:style-name="P13">N x CompanyActivityRecord, N ≥ 0</text:p>
            </table:table-cell>
          </table:table-row>
        </table:table>
        <text:h text:style-name="Heading_20_2" text:outline-level="2"><text:bookmark-start text:name="Zusätzliche Aktivitäten"/>Zusätzliche Aktivitäten</text:h>
        <text:p text:style-name="Text_20_body"><text:bookmark-end text:name="Zusätzliche Aktivitäten"/>TODO: anpassen an Kartendaten</text:p>
        <table:table table:name="Tabelle8" table:style-name="Tabelle8">
          <table:table-column table:style-name="Tabelle8.A"/>
          <table:table-column table:style-name="Tabelle8.B"/>
          <table:table-header-rows>
            <table:table-row table:style-name="Tabelle8.1">
              <table:table-cell table:style-name="Tabelle8.A1" office:value-type="string">
                <text:p text:style-name="P7">Bezeichnung</text:p>
              </table:table-cell>
              <table:table-cell table:style-name="Tabelle8.B1" office:value-type="string">
                <text:p text:style-name="P7">Beschreibung</text:p>
              </table:table-cell>
            </table:table-row>
          </table:table-header-rows>
          <table:table-row table:style-name="Tabelle8.1">
            <table:table-cell table:style-name="Tabelle8.A2" office:value-type="string">
              <text:p text:style-name="P9"/>
            </table:table-cell>
            <table:table-cell table:style-name="Tabelle8.B2" office:value-type="string">
              <text:p text:style-name="P9">Spezielle 'interne Aktivitäten dienen der Speicherung sonstiger Zeiten: Urlaub, Krankheitszeiten, ...</text:p>
            </table:table-cell>
          </table:table-row>
          <table:table-row table:style-name="Tabelle8.1">
            <table:table-cell table:style-name="Tabelle8.A1" office:value-type="string">
              <text:p text:style-name="P9"/>
            </table:table-cell>
            <table:table-cell table:style-name="Tabelle8.B1" office:value-type="string">
              <text:p text:style-name="P9"/>
            </table:table-cell>
          </table:table-row>
        </table:table>
        <text:h text:style-name="Heading_20_2" text:outline-level="2"><text:soft-page-break/>Weitere Anforderungen</text:h>
        <text:p text:style-name="Text_20_body">Diese Anforderungen ergeben sich aus Überlegungen zur Nutzbarkeit der Anwendung, der Mandatenfähigkeit, etc.</text:p>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7">Bezeichnung</text:p>
              </table:table-cell>
              <table:table-cell table:style-name="Tabelle22.B1" office:value-type="string">
                <text:p text:style-name="P7">Beschreibung</text:p>
              </table:table-cell>
            </table:table-row>
          </table:table-header-rows>
          <table:table-row table:style-name="Tabelle22.1">
            <table:table-cell table:style-name="Tabelle22.A2" office:value-type="string">
              <text:p text:style-name="P9"/>
            </table:table-cell>
            <table:table-cell table:style-name="Tabelle22.B2" office:value-type="string">
              <text:p text:style-name="P9">Alle Objekte des Datenmodells haben ein Mandanten-Attribut, um Inhalte grundsätzlich einem bestimmten Mandanten zuordnen zu können.</text:p>
            </table:table-cell>
          </table:table-row>
          <table:table-row table:style-name="Tabelle22.1">
            <table:table-cell table:style-name="Tabelle22.A1" office:value-type="string">
              <text:p text:style-name="P9"/>
            </table:table-cell>
            <table:table-cell table:style-name="Tabelle22.B1" office:value-type="string">
              <text:p text:style-name="P9">Aus organisatorischen Gründen soll eine Gruppierung von Fahrern möglich sein</text:p>
            </table:table-cell>
          </table:table-row>
          <table:table-row table:style-name="Tabelle22.1">
            <table:table-cell table:style-name="Tabelle22.A1" office:value-type="string">
              <text:p text:style-name="P9"/>
            </table:table-cell>
            <table:table-cell table:style-name="Tabelle22.B1" office:value-type="string">
              <text:p text:style-name="P9"/>
            </table:table-cell>
          </table:table-row>
        </table:table>
        <text:h text:style-name="Heading_20_2" text:outline-level="2">Referenzdaten</text:h>
        <text:p text:style-name="Text_20_body">Anmerkung: Referenzdaten müssen nicht notwendigerweise in einer Datenbank verwaltet werden.</text:p>
        <table:table table:name="Tabelle7" table:style-name="Tabelle7">
          <table:table-column table:style-name="Tabelle7.A"/>
          <table:table-column table:style-name="Tabelle7.B"/>
          <table:table-header-rows>
            <table:table-row table:style-name="Tabelle7.1">
              <table:table-cell table:style-name="Tabelle7.A1" office:value-type="string">
                <text:p text:style-name="P7">Bezeichnung</text:p>
              </table:table-cell>
              <table:table-cell table:style-name="Tabelle7.B1" office:value-type="string">
                <text:p text:style-name="P7">Beschreibung</text:p>
              </table:table-cell>
            </table:table-row>
          </table:table-header-rows>
          <table:table-row table:style-name="Tabelle7.1">
            <table:table-cell table:style-name="Tabelle7.A2" office:value-type="string">
              <text:p text:style-name="P9"/>
            </table:table-cell>
            <table:table-cell table:style-name="Tabelle7.B2" office:value-type="string">
              <text:p text:style-name="P9">Verweis auf Basis-Verzeichnis des File-Archivs.</text:p>
            </table:table-cell>
          </table:table-row>
          <table:table-row table:style-name="Tabelle7.1">
            <table:table-cell table:style-name="Tabelle7.A1" office:value-type="string">
              <text:p text:style-name="P9"/>
            </table:table-cell>
            <table:table-cell table:style-name="Tabelle7.B1" office:value-type="string">
              <text:p text:style-name="P9">Konfigurationsdaten für Algorithmen zur Überprüfung der Aktivitäten entsprechend der gesetzlichen Vorschriften.</text:p>
            </table:table-cell>
          </table:table-row>
          <table:table-row table:style-name="Tabelle7.1">
            <table:table-cell table:style-name="Tabelle7.A2" office:value-type="string">
              <text:p text:style-name="P9"/>
            </table:table-cell>
            <table:table-cell table:style-name="Tabelle7.B2" office:value-type="string">
              <text:p text:style-name="P9">Aufbewahrungsfristen</text:p>
            </table:table-cell>
          </table:table-row>
          <table:table-row table:style-name="Tabelle7.1">
            <table:table-cell table:style-name="Tabelle7.A1" office:value-type="string">
              <text:p text:style-name="P9"/>
            </table:table-cell>
            <table:table-cell table:style-name="Tabelle7.B1" office:value-type="string">
              <text:p text:style-name="P9">Zeit-Intervalle zwischen Importvorgängen für Fahrerkarten und Fahrzeugeinheiten.</text:p>
            </table:table-cell>
          </table:table-row>
          <table:table-row table:style-name="Tabelle7.1">
            <table:table-cell table:style-name="Tabelle7.A1" office:value-type="string">
              <text:p text:style-name="P9"/>
            </table:table-cell>
            <table:table-cell table:style-name="Tabelle7.B1" office:value-type="string">
              <text:p text:style-name="P9"/>
            </table:table-cell>
          </table:table-row>
        </table:table>
        <text:h text:style-name="Heading_20_1" text:outline-level="1">Nicht-funktionale Anforderungen</text:h>
        <table:table table:name="Tabelle6" table:style-name="Tabelle6">
          <table:table-column table:style-name="Tabelle6.A"/>
          <table:table-column table:style-name="Tabelle6.B"/>
          <table:table-header-rows>
            <table:table-row table:style-name="Tabelle6.1">
              <table:table-cell table:style-name="Tabelle6.A1" office:value-type="string">
                <text:p text:style-name="P7">Bezeichnung</text:p>
              </table:table-cell>
              <table:table-cell table:style-name="Tabelle6.B1" office:value-type="string">
                <text:p text:style-name="P7">Beschreibung</text:p>
              </table:table-cell>
            </table:table-row>
          </table:table-header-rows>
          <table:table-row table:style-name="Tabelle6.1">
            <table:table-cell table:style-name="Tabelle6.A2" office:value-type="string">
              <text:p text:style-name="P9"/>
            </table:table-cell>
            <table:table-cell table:style-name="Tabelle6.B2" office:value-type="string">
              <text:p text:style-name="P9">Datenmodell so vorbereiten, dass der Einsatz eines OR-Mappers wie z. B. Hibernate unterstützt wird.</text:p>
            </table:table-cell>
          </table:table-row>
          <table:table-row table:style-name="Tabelle6.1">
            <table:table-cell table:style-name="Tabelle6.A1" office:value-type="string">
              <text:p text:style-name="P9"/>
            </table:table-cell>
            <table:table-cell table:style-name="Tabelle6.B1" office:value-type="string">
              <text:p text:style-name="P9">Durchgängiger Einsatz einer Namenskonvention für alle Bestandteile des Datenmodells.</text:p>
              <text:p text:style-name="P9">TODO: konkretisieren</text:p>
            </table:table-cell>
          </table:table-row>
          <table:table-row table:style-name="Tabelle6.1">
            <table:table-cell table:style-name="Tabelle6.A2" office:value-type="string">
              <text:p text:style-name="P9"/>
            </table:table-cell>
            <table:table-cell table:style-name="Tabelle6.B2" office:value-type="string">
              <text:p text:style-name="P9">Wo möglich soll auf die Speicherung berechneter Größen verzichtet werden, da dies Änderungen an Parametern erleichtert (Bsp.: für Binärdaten den Zeitpunkt des Imports speichern, nicht berechneten Zeitpunkt für das Löschen. Bei Änderung der gesetzlichen Vorschriften ist dann lediglich das Anpassen der Referenzdaten notwendig).</text:p>
            </table:table-cell>
          </table:table-row>
          <table:table-row table:style-name="Tabelle6.1">
            <table:table-cell table:style-name="Tabelle6.A1" office:value-type="string">
              <text:p text:style-name="P9"/>
            </table:table-cell>
            <table:table-cell table:style-name="Tabelle6.B1" office:value-type="string">
              <text:p text:style-name="P9">Für alle Datenbank-Tabellen Historie führen, wer wann was geändert hat. Diese Information wird evtl. nicht auf der Oberfläche angezeigt, sondern dient der Nachvollziehbarkeit von Änderungen im Datenbestand.</text:p>
            </table:table-cell>
          </table:table-row>
          <table:table-row table:style-name="Tabelle6.1">
            <table:table-cell table:style-name="Tabelle6.A2" office:value-type="string">
              <text:p text:style-name="P9"/>
            </table:table-cell>
            <table:table-cell table:style-name="Tabelle6.B2" office:value-type="string">
              <text:p text:style-name="P9">Für alle Daten, die aus Fahrer- oder Fahrzeugdaten abgeleitet sind, wird ein Bezug zum jeweiligen Importvorgang gespeichert.</text:p>
            </table:table-cell>
          </table:table-row>
          <table:table-row table:style-name="Tabelle6.1">
            <table:table-cell table:style-name="Tabelle6.A1" office:value-type="string">
              <text:p text:style-name="P9"/>
            </table:table-cell>
            <table:table-cell table:style-name="Tabelle6.B1" office:value-type="string">
              <text:p text:style-name="P9"/>
            </table:table-cell>
          </table:table-row>
        </table:table>
        <text:h text:style-name="Heading_20_1" text:outline-level="1"><text:soft-page-break/>Offene Punkte</text:h>
        <text:list text:style-name="WW8Num8">
          <text:list-item>
            <text:p text:style-name="Listennummer">Gibt es Anforderungen an die Password-Komplexität, Password-Aging (Erzwingen des regelmäßigen Wechsels von Passwörtern), Password-Historisierung (Sicherstellen, dass Passwörter nicht sofort wiederverwendet werden können)?</text:p>
          </text:list-item>
        </text:list>
        <text:h text:style-name="Heading_20_1" text:outline-level="1">Datenmodell</text:h>
        <text:h text:style-name="Heading_20_2" text:outline-level="2">Stammdaten</text:h>
        <text:h text:style-name="Heading_20_3" text:outline-level="3">Vehicle</text:h>
        <text:p text:style-name="Text_20_body">Fahrzeug-Daten. Relevante Datenstrukturen aus <text:span text:style-name="T9"><text:bookmark-ref text:reference-format="text" text:ref-name="EU 1360 2002">[2]</text:bookmark-ref></text:span>:</text:p>
        <text:list text:style-name="WW8Num3">
          <text:list-item text:start-value="1">
            <text:p text:style-name="Aufzählungszeichen1">CardVehiclesUsed (Import Fahrerkarte)</text:p>
          </text:list-item>
          <text:list-item>
            <text:p text:style-name="Aufzählungszeichen1">VehicleIdentificationNumber (Import Fahrzeugeinheit)</text:p>
          </text:list-item>
          <text:list-item>
            <text:p text:style-name="Aufzählungszeichen1">VehicleRegistrationIdentification (Import Fahrzeugeinheit)</text:p>
          </text:list-item>
        </text:list>
        <table:table table:name="Tabelle17" table:style-name="Tabelle17">
          <table:table-column table:style-name="Tabelle17.A"/>
          <table:table-column table:style-name="Tabelle17.B"/>
          <table:table-header-rows>
            <table:table-row table:style-name="Tabelle17.1">
              <table:table-cell table:style-name="Tabelle17.A1" office:value-type="string">
                <text:p text:style-name="P7">Attribut</text:p>
              </table:table-cell>
              <table:table-cell table:style-name="Tabelle17.B1" office:value-type="string">
                <text:p text:style-name="P7">Beschreibung</text:p>
              </table:table-cell>
            </table:table-row>
          </table:table-header-rows>
          <table:table-row table:style-name="Tabelle17.1">
            <table:table-cell table:style-name="Tabelle17.A2" office:value-type="string">
              <text:p text:style-name="P9">cardVehicleRecord.vehicleRegistrationNation</text:p>
            </table:table-cell>
            <table:table-cell table:style-name="Tabelle17.B2" office:value-type="string">
              <text:p text:style-name="P9">Zulassungsland</text:p>
            </table:table-cell>
          </table:table-row>
          <table:table-row table:style-name="Tabelle17.1">
            <table:table-cell table:style-name="Tabelle17.A1" office:value-type="string">
              <text:p text:style-name="P9">cardVehicleRecord.vehicleRegistrationNumber</text:p>
            </table:table-cell>
            <table:table-cell table:style-name="Tabelle17.B1" office:value-type="string">
              <text:p text:style-name="P9">Kennzeichen</text:p>
            </table:table-cell>
          </table:table-row>
          <table:table-row table:style-name="Tabelle17.1">
            <table:table-cell table:style-name="Tabelle17.A2" office:value-type="string">
              <text:p text:style-name="P9">vehicleIdentificationNumber</text:p>
            </table:table-cell>
            <table:table-cell table:style-name="Tabelle17.B2" office:value-type="string">
              <text:p text:style-name="P9">Fahrzeugidentifikationsnummer (VIN)</text:p>
              <text:p text:style-name="P9">Bemerkung: nur von Fahrzeugeinheit</text:p>
            </table:table-cell>
          </table:table-row>
          <table:table-row table:style-name="Tabelle17.1">
            <table:table-cell table:style-name="Tabelle17.A1" office:value-type="string">
              <text:p text:style-name="P9"/>
            </table:table-cell>
            <table:table-cell table:style-name="Tabelle17.B1" office:value-type="string">
              <text:p text:style-name="P9"/>
            </table:table-cell>
          </table:table-row>
        </table:table>
        <text:h text:style-name="Heading_20_3" text:outline-level="3">Vehicle Unit</text:h>
        <text:p text:style-name="Text_20_body">Daten der Fahrzeugeinheit. Relevante Datenstrukturen aus <text:span text:style-name="T9"><text:bookmark-ref text:reference-format="text" text:ref-name="EU 1360 2002">[2]</text:bookmark-ref></text:span>:</text:p>
        <text:list text:style-name="WW8Num3">
          <text:list-item text:start-value="1">
            <text:p text:style-name="Aufzählungszeichen1">VuIdentification (Import Fahrzeugeinheit)</text:p>
          </text:list-item>
        </text:list>
        <table:table table:name="Tabelle9" table:style-name="Tabelle9">
          <table:table-column table:style-name="Tabelle9.A"/>
          <table:table-column table:style-name="Tabelle9.B"/>
          <table:table-header-rows>
            <table:table-row table:style-name="Tabelle9.1">
              <table:table-cell table:style-name="Tabelle9.A1" office:value-type="string">
                <text:p text:style-name="P7">Attribut</text:p>
              </table:table-cell>
              <table:table-cell table:style-name="Tabelle9.B1" office:value-type="string">
                <text:p text:style-name="P7">Beschreibung</text:p>
              </table:table-cell>
            </table:table-row>
          </table:table-header-rows>
          <table:table-row table:style-name="Tabelle9.1">
            <table:table-cell table:style-name="Tabelle9.A2" office:value-type="string">
              <text:p text:style-name="P9"/>
            </table:table-cell>
            <table:table-cell table:style-name="Tabelle9.B2" office:value-type="string">
              <text:p text:style-name="P9">Seriennummer</text:p>
            </table:table-cell>
          </table:table-row>
          <table:table-row table:style-name="Tabelle9.1">
            <table:table-cell table:style-name="Tabelle9.A1" office:value-type="string">
              <text:p text:style-name="P9"/>
            </table:table-cell>
            <table:table-cell table:style-name="Tabelle9.B1" office:value-type="string">
              <text:p text:style-name="P9">Herstellername</text:p>
            </table:table-cell>
          </table:table-row>
          <table:table-row table:style-name="Tabelle9.1">
            <table:table-cell table:style-name="Tabelle9.A2" office:value-type="string">
              <text:p text:style-name="P9"/>
            </table:table-cell>
            <table:table-cell table:style-name="Tabelle9.B2" office:value-type="string">
              <text:p text:style-name="P9">Teilnummer</text:p>
            </table:table-cell>
          </table:table-row>
          <table:table-row table:style-name="Tabelle9.1">
            <table:table-cell table:style-name="Tabelle9.A1" office:value-type="string">
              <text:p text:style-name="P9"/>
            </table:table-cell>
            <table:table-cell table:style-name="Tabelle9.B1" office:value-type="string">
              <text:p text:style-name="P9">Softwareversionsnummer</text:p>
            </table:table-cell>
          </table:table-row>
          <table:table-row table:style-name="Tabelle9.1">
            <table:table-cell table:style-name="Tabelle9.A2" office:value-type="string">
              <text:p text:style-name="P9"/>
            </table:table-cell>
            <table:table-cell table:style-name="Tabelle9.B2" office:value-type="string">
              <text:p text:style-name="P9">Fahrzeug-Schlüssel</text:p>
            </table:table-cell>
          </table:table-row>
          <table:table-row table:style-name="Tabelle9.1">
            <table:table-cell table:style-name="Tabelle9.A1" office:value-type="string">
              <text:p text:style-name="P9"/>
            </table:table-cell>
            <table:table-cell table:style-name="Tabelle9.B1" office:value-type="string">
              <text:p text:style-name="P9"/>
            </table:table-cell>
          </table:table-row>
        </table:table>
        <text:h text:style-name="Heading_20_3" text:outline-level="3">Drivers</text:h>
        <text:p text:style-name="Text_20_body">Fahrerdaten. Relevante Datenstrukturen aus <text:span text:style-name="T9"><text:bookmark-ref text:reference-format="text" text:ref-name="EU 1360 2002">[2]</text:bookmark-ref></text:span>:</text:p>
        <text:list text:style-name="WW8Num3">
          <text:list-item text:start-value="1">
            <text:p text:style-name="Aufzählungszeichen1">DriverCardHolderIdentification (Import Fahrerkarte)</text:p>
          </text:list-item>
          <text:list-item>
            <text:p text:style-name="Aufzählungszeichen1">CardDrivingLicenceInformation (Import Fahrerkarte)</text:p>
          </text:list-item>
          <text:list-item>
            <text:p text:style-name="Aufzählungszeichen1">VuCardIWRecord (Import Fahrzeugeinheit)</text:p>
          </text:list-item>
          <text:list-item>
            <text:p text:style-name="Aufzählungszeichen1">Verweis auf Persons-Eintrag</text:p>
          </text:list-item>
          <text:list-item>
            <text:p text:style-name="Aufzählungszeichen1"><text:soft-page-break/>Ggf. Zugehörigkeit zu einer Fahrergruppe</text:p>
          </text:list-item>
        </text:list>
        <text:p text:style-name="P14">TODO</text:p>
        <table:table table:name="Tabelle27" table:style-name="Tabelle27">
          <table:table-column table:style-name="Tabelle27.A"/>
          <table:table-column table:style-name="Tabelle27.B"/>
          <table:table-header-rows>
            <table:table-row table:style-name="Tabelle27.1">
              <table:table-cell table:style-name="Tabelle27.A1" office:value-type="string">
                <text:p text:style-name="P7">Attribut</text:p>
              </table:table-cell>
              <table:table-cell table:style-name="Tabelle27.B1" office:value-type="string">
                <text:p text:style-name="P7">Beschreibung</text:p>
              </table:table-cell>
            </table:table-row>
          </table:table-header-rows>
          <table:table-row table:style-name="Tabelle27.1">
            <table:table-cell table:style-name="Tabelle27.A2" office:value-type="string">
              <text:p text:style-name="P9">cardHolderName_holderSurname</text:p>
            </table:table-cell>
            <table:table-cell table:style-name="Tabelle27.B2" office:value-type="string">
              <text:p text:style-name="P9"/>
            </table:table-cell>
          </table:table-row>
          <table:table-row table:style-name="Tabelle27.1">
            <table:table-cell table:style-name="Tabelle27.A1" office:value-type="string">
              <text:p text:style-name="P9">cardHolderName_holderFirstNames</text:p>
            </table:table-cell>
            <table:table-cell table:style-name="Tabelle27.B1" office:value-type="string">
              <text:p text:style-name="P9"/>
            </table:table-cell>
          </table:table-row>
          <table:table-row table:style-name="Tabelle27.1">
            <table:table-cell table:style-name="Tabelle27.A1" office:value-type="string">
              <text:p text:style-name="P9">cardHolderBirthDate</text:p>
            </table:table-cell>
            <table:table-cell table:style-name="Tabelle27.B1" office:value-type="string">
              <text:p text:style-name="P9"/>
            </table:table-cell>
          </table:table-row>
          <table:table-row table:style-name="Tabelle27.1">
            <table:table-cell table:style-name="Tabelle27.A2" office:value-type="string">
              <text:p text:style-name="P9">cardHolderPreferredLanguage</text:p>
            </table:table-cell>
            <table:table-cell table:style-name="Tabelle27.B2" office:value-type="string">
              <text:p text:style-name="P9"/>
            </table:table-cell>
          </table:table-row>
          <table:table-row table:style-name="Tabelle27.1">
            <table:table-cell table:style-name="Tabelle27.A2" office:value-type="string">
              <text:p text:style-name="P9">drivingLicenceIssuingAuthority</text:p>
            </table:table-cell>
            <table:table-cell table:style-name="Tabelle27.B2" office:value-type="string">
              <text:p text:style-name="P9"/>
            </table:table-cell>
          </table:table-row>
          <table:table-row table:style-name="Tabelle27.1">
            <table:table-cell table:style-name="Tabelle27.A2" office:value-type="string">
              <text:p text:style-name="P9">drivingLicenceIssuingNation</text:p>
            </table:table-cell>
            <table:table-cell table:style-name="Tabelle27.B2" office:value-type="string">
              <text:p text:style-name="P9"/>
            </table:table-cell>
          </table:table-row>
          <table:table-row table:style-name="Tabelle27.1">
            <table:table-cell table:style-name="Tabelle27.A2" office:value-type="string">
              <text:p text:style-name="P9">drivingLicenceNumber</text:p>
            </table:table-cell>
            <table:table-cell table:style-name="Tabelle27.B2" office:value-type="string">
              <text:p text:style-name="P9"/>
            </table:table-cell>
          </table:table-row>
          <table:table-row table:style-name="Tabelle27.1">
            <table:table-cell table:style-name="Tabelle27.A2" office:value-type="string">
              <text:p text:style-name="P9">...</text:p>
            </table:table-cell>
            <table:table-cell table:style-name="Tabelle27.B2" office:value-type="string">
              <text:p text:style-name="P9"/>
            </table:table-cell>
          </table:table-row>
        </table:table>
        <text:h text:style-name="Heading_20_3" text:outline-level="3">DriverGroup</text:h>
        <text:p text:style-name="P14">Aus organisatorischen Gründen soll die Gruppierung von Fahrern möglich sein.</text:p>
        <text:p text:style-name="P14">Ein Fahrer kann zu einem Zeitpunkt nur einer Gruppe angehören.</text:p>
        <text:p text:style-name="P14">TODO</text:p>
        <text:h text:style-name="Heading_20_3" text:outline-level="3">Cards</text:h>
        <text:p text:style-name="Text_20_body">Daten der Kontrollgerätekarten. Relevante Datenstrukturen aus <text:span text:style-name="T9"><text:bookmark-ref text:reference-format="text" text:ref-name="EU 1360 2002">[2]</text:bookmark-ref></text:span>:</text:p>
        <text:list text:style-name="WW8Num3">
          <text:list-item text:start-value="1">
            <text:p text:style-name="Aufzählungszeichen1">CardIdentification (Import Kontrollgerätekarten)</text:p>
          </text:list-item>
        </text:list>
        <table:table table:name="Tabelle23" table:style-name="Tabelle23">
          <table:table-column table:style-name="Tabelle23.A"/>
          <table:table-column table:style-name="Tabelle23.B"/>
          <table:table-header-rows>
            <table:table-row table:style-name="Tabelle23.1">
              <table:table-cell table:style-name="Tabelle23.A1" office:value-type="string">
                <text:p text:style-name="P7">Attribut</text:p>
              </table:table-cell>
              <table:table-cell table:style-name="Tabelle23.B1" office:value-type="string">
                <text:p text:style-name="P7">Beschreibung</text:p>
              </table:table-cell>
            </table:table-row>
          </table:table-header-rows>
          <table:table-row table:style-name="Tabelle23.1">
            <table:table-cell table:style-name="Tabelle23.A2" office:value-type="string">
              <text:p text:style-name="P9">cardIssuingMemberState</text:p>
            </table:table-cell>
            <table:table-cell table:style-name="Tabelle23.B2" office:value-type="string">
              <text:p text:style-name="P9"/>
            </table:table-cell>
          </table:table-row>
          <table:table-row table:style-name="Tabelle23.1">
            <table:table-cell table:style-name="Tabelle23.A1" office:value-type="string">
              <text:p text:style-name="P9">cardNumber.driverIdentification</text:p>
            </table:table-cell>
            <table:table-cell table:style-name="Tabelle23.B1" office:value-type="string">
              <text:p text:style-name="P9"/>
            </table:table-cell>
          </table:table-row>
          <table:table-row table:style-name="Tabelle23.1">
            <table:table-cell table:style-name="Tabelle23.A2" office:value-type="string">
              <text:p text:style-name="P9">cardNumber.cardReplacementIndex</text:p>
            </table:table-cell>
            <table:table-cell table:style-name="Tabelle23.B2" office:value-type="string">
              <text:p text:style-name="P9"/>
            </table:table-cell>
          </table:table-row>
          <table:table-row table:style-name="Tabelle23.1">
            <table:table-cell table:style-name="Tabelle23.A1" office:value-type="string">
              <text:p text:style-name="P9">cardNumber.cardRenewalIndex</text:p>
            </table:table-cell>
            <table:table-cell table:style-name="Tabelle23.B1" office:value-type="string">
              <text:p text:style-name="P9"/>
            </table:table-cell>
          </table:table-row>
          <table:table-row table:style-name="Tabelle23.1">
            <table:table-cell table:style-name="Tabelle23.A2" office:value-type="string">
              <text:p text:style-name="P9">cardIssuingAuthorityName.codePage</text:p>
            </table:table-cell>
            <table:table-cell table:style-name="Tabelle23.B2" office:value-type="string">
              <text:p text:style-name="P9"/>
            </table:table-cell>
          </table:table-row>
          <table:table-row table:style-name="Tabelle23.1">
            <table:table-cell table:style-name="Tabelle23.A1" office:value-type="string">
              <text:p text:style-name="P9">cardIssuingAuthorityName.name</text:p>
            </table:table-cell>
            <table:table-cell table:style-name="Tabelle23.B1" office:value-type="string">
              <text:p text:style-name="P9"/>
            </table:table-cell>
          </table:table-row>
          <table:table-row table:style-name="Tabelle23.1">
            <table:table-cell table:style-name="Tabelle23.A2" office:value-type="string">
              <text:p text:style-name="P9">cardIssueDate</text:p>
            </table:table-cell>
            <table:table-cell table:style-name="Tabelle23.B2" office:value-type="string">
              <text:p text:style-name="P9"/>
            </table:table-cell>
          </table:table-row>
          <table:table-row table:style-name="Tabelle23.1">
            <table:table-cell table:style-name="Tabelle23.A1" office:value-type="string">
              <text:p text:style-name="P9">cardValidityBegin</text:p>
            </table:table-cell>
            <table:table-cell table:style-name="Tabelle23.B1" office:value-type="string">
              <text:p text:style-name="P9"/>
            </table:table-cell>
          </table:table-row>
          <table:table-row table:style-name="Tabelle23.1">
            <table:table-cell table:style-name="Tabelle23.A2" office:value-type="string">
              <text:p text:style-name="P9">cardExpiryDate</text:p>
            </table:table-cell>
            <table:table-cell table:style-name="Tabelle23.B2" office:value-type="string">
              <text:p text:style-name="P9"/>
            </table:table-cell>
          </table:table-row>
        </table:table>
        <text:h text:style-name="Heading_20_3" text:outline-level="3">Companies</text:h>
        <text:p text:style-name="Text_20_body">Unternehmensdaten. Relevante Datenstrukturen aus <text:span text:style-name="T9"><text:bookmark-ref text:reference-format="text" text:ref-name="EU 1360 2002">[2]</text:bookmark-ref></text:span>:</text:p>
        <text:list text:style-name="WW8Num3">
          <text:list-item text:start-value="1">
            <text:p text:style-name="Aufzählungszeichen1"><text:span text:style-name="T6">CompanyCardHolderIdentification</text:span> (Import Unternehmenskarte)</text:p>
          </text:list-item>
        </text:list>
        <text:p text:style-name="Text_20_body">TODO</text:p>
        <text:h text:style-name="Heading_20_3" text:outline-level="3">Locations</text:h>
        <text:p text:style-name="Text_20_body">Niederlassung eines Unternehmens.</text:p>
        <text:p text:style-name="Text_20_body">TODO</text:p>
        <text:h text:style-name="Heading_20_3" text:outline-level="3"><text:soft-page-break/>Persons</text:h>
        <text:p text:style-name="Text_20_body">Personen (Anwendungsnutzer, Ansprechpersonen, Fahrer) mit allgemeinen Personendaten wie Name, Adresse.</text:p>
        <text:h text:style-name="Heading_20_3" text:outline-level="3">Users</text:h>
        <text:p text:style-name="Text_20_body">Benutzer der Anwendung:</text:p>
        <text:list text:style-name="WW8Num3">
          <text:list-item text:start-value="1">
            <text:p text:style-name="Aufzählungszeichen1">Verweis auf Persons-Eintrag</text:p>
          </text:list-item>
          <text:list-item>
            <text:p text:style-name="Aufzählungszeichen1">Mandanten-Zugehörigkeit</text:p>
          </text:list-item>
          <text:list-item>
            <text:p text:style-name="Aufzählungszeichen1">Benutzerkennung/Password</text:p>
          </text:list-item>
          <text:list-item>
            <text:p text:style-name="Aufzählungszeichen1">Aktiv/inaktiv</text:p>
          </text:list-item>
        </text:list>
        <text:p text:style-name="Text_20_body">TODO</text:p>
        <text:h text:style-name="Heading_20_3" text:outline-level="3">Roles</text:h>
        <text:p text:style-name="Text_20_body">Benutzer-Rollen bzw. -gruppen</text:p>
        <text:p text:style-name="Text_20_body">TODO</text:p>
        <text:h text:style-name="Heading_20_2" text:outline-level="2">Beziehungen</text:h>
        <text:h text:style-name="Heading_20_3" text:outline-level="3">Vehicle2Company</text:h>
        <text:p text:style-name="Text_20_body">Ein Fahrzeug kann zu verschiedenen Zeitpunkten zu verschiedenen <text:span text:style-name="T9">Unternehmen</text:span> gehören.</text:p>
        <table:table table:name="Tabelle18" table:style-name="Tabelle18">
          <table:table-column table:style-name="Tabelle18.A"/>
          <table:table-column table:style-name="Tabelle18.B"/>
          <table:table-header-rows>
            <table:table-row table:style-name="Tabelle18.1">
              <table:table-cell table:style-name="Tabelle18.A1" office:value-type="string">
                <text:p text:style-name="P7">Attribut</text:p>
              </table:table-cell>
              <table:table-cell table:style-name="Tabelle18.B1" office:value-type="string">
                <text:p text:style-name="P7">Beschreibung</text:p>
              </table:table-cell>
            </table:table-row>
          </table:table-header-rows>
          <table:table-row table:style-name="Tabelle18.1">
            <table:table-cell table:style-name="Tabelle18.A2" office:value-type="string">
              <text:p text:style-name="P9"/>
            </table:table-cell>
            <table:table-cell table:style-name="Tabelle18.B2" office:value-type="string">
              <text:p text:style-name="P9">Fahrzeug-Schlüssel</text:p>
            </table:table-cell>
          </table:table-row>
          <table:table-row table:style-name="Tabelle18.1">
            <table:table-cell table:style-name="Tabelle18.A1" office:value-type="string">
              <text:p text:style-name="P9"/>
            </table:table-cell>
            <table:table-cell table:style-name="Tabelle18.B1" office:value-type="string">
              <text:p text:style-name="P9">Unternehmens-Schlüssel</text:p>
            </table:table-cell>
          </table:table-row>
          <table:table-row table:style-name="Tabelle18.1">
            <table:table-cell table:style-name="Tabelle18.A2" office:value-type="string">
              <text:p text:style-name="P9">startdate</text:p>
            </table:table-cell>
            <table:table-cell table:style-name="Tabelle18.B2" office:value-type="string">
              <text:p text:style-name="P9">Beginn der Beziehung</text:p>
            </table:table-cell>
          </table:table-row>
          <table:table-row table:style-name="Tabelle18.1">
            <table:table-cell table:style-name="Tabelle18.A1" office:value-type="string">
              <text:p text:style-name="P9">enddate</text:p>
            </table:table-cell>
            <table:table-cell table:style-name="Tabelle18.B1" office:value-type="string">
              <text:p text:style-name="P9">Ende der Beziehung</text:p>
            </table:table-cell>
          </table:table-row>
        </table:table>
        <text:h text:style-name="Heading_20_3" text:outline-level="3">Driver2Company</text:h>
        <text:p text:style-name="Text_20_body">Ein Fahrer kann bei verschiedenen <text:span text:style-name="T9">Unternehmen</text:span> beschäftigt sein.</text:p>
        <table:table table:name="Tabelle19" table:style-name="Tabelle19">
          <table:table-column table:style-name="Tabelle19.A"/>
          <table:table-column table:style-name="Tabelle19.B"/>
          <table:table-header-rows>
            <table:table-row table:style-name="Tabelle19.1">
              <table:table-cell table:style-name="Tabelle19.A1" office:value-type="string">
                <text:p text:style-name="P7">Attribut</text:p>
              </table:table-cell>
              <table:table-cell table:style-name="Tabelle19.B1" office:value-type="string">
                <text:p text:style-name="P7">Beschreibung</text:p>
              </table:table-cell>
            </table:table-row>
          </table:table-header-rows>
          <table:table-row table:style-name="Tabelle19.1">
            <table:table-cell table:style-name="Tabelle19.A2" office:value-type="string">
              <text:p text:style-name="P9"/>
            </table:table-cell>
            <table:table-cell table:style-name="Tabelle19.B2" office:value-type="string">
              <text:p text:style-name="P9">Fahrer-Schlüssel</text:p>
            </table:table-cell>
          </table:table-row>
          <table:table-row table:style-name="Tabelle19.1">
            <table:table-cell table:style-name="Tabelle19.A1" office:value-type="string">
              <text:p text:style-name="P9"/>
            </table:table-cell>
            <table:table-cell table:style-name="Tabelle19.B1" office:value-type="string">
              <text:p text:style-name="P9">Unternehmens-Schlüssel</text:p>
            </table:table-cell>
          </table:table-row>
          <table:table-row table:style-name="Tabelle19.1">
            <table:table-cell table:style-name="Tabelle19.A2" office:value-type="string">
              <text:p text:style-name="P9">startdate</text:p>
            </table:table-cell>
            <table:table-cell table:style-name="Tabelle19.B2" office:value-type="string">
              <text:p text:style-name="P9">Beginn der Beziehung</text:p>
            </table:table-cell>
          </table:table-row>
          <table:table-row table:style-name="Tabelle19.1">
            <table:table-cell table:style-name="Tabelle19.A1" office:value-type="string">
              <text:p text:style-name="P9">enddate</text:p>
            </table:table-cell>
            <table:table-cell table:style-name="Tabelle19.B1" office:value-type="string">
              <text:p text:style-name="P9">Ende der Beziehung</text:p>
            </table:table-cell>
          </table:table-row>
        </table:table>
        <text:h text:style-name="Heading_20_3" text:outline-level="3">Card2Driver</text:h>
        <text:p text:style-name="Text_20_body">Ein Fahrer kann im Lauf der Zeit mehrere Karten besitzen. Zu einem Zeitpunkt jedoch nur eine Karte.</text:p>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7">Attribut</text:p>
              </table:table-cell>
              <table:table-cell table:style-name="Tabelle26.B1" office:value-type="string">
                <text:p text:style-name="P7">Beschreibung</text:p>
              </table:table-cell>
            </table:table-row>
          </table:table-header-rows>
          <table:table-row table:style-name="Tabelle26.1">
            <table:table-cell table:style-name="Tabelle26.A2" office:value-type="string">
              <text:p text:style-name="P9"/>
            </table:table-cell>
            <table:table-cell table:style-name="Tabelle26.B2" office:value-type="string">
              <text:p text:style-name="P9">Fahrerkarten-Schlüssel</text:p>
            </table:table-cell>
          </table:table-row>
          <text:soft-page-break/>
          <table:table-row table:style-name="Tabelle26.1">
            <table:table-cell table:style-name="Tabelle26.A1" office:value-type="string">
              <text:p text:style-name="P9"/>
            </table:table-cell>
            <table:table-cell table:style-name="Tabelle26.B1" office:value-type="string">
              <text:p text:style-name="P9">Fahrer-Schlüssel</text:p>
            </table:table-cell>
          </table:table-row>
          <table:table-row table:style-name="Tabelle26.1">
            <table:table-cell table:style-name="Tabelle26.A2" office:value-type="string">
              <text:p text:style-name="P9">startdate</text:p>
            </table:table-cell>
            <table:table-cell table:style-name="Tabelle26.B2" office:value-type="string">
              <text:p text:style-name="P9">Beginn der Beziehung (entspricht cardValidityBegin der jeweiligen Karte).</text:p>
              <text:p text:style-name="P9">Wird zur Sicherstellung der Eindeutigkeit Bestandteil des Primär-Schlüssels.</text:p>
            </table:table-cell>
          </table:table-row>
          <table:table-row table:style-name="Tabelle26.1">
            <table:table-cell table:style-name="Tabelle26.A1" office:value-type="string">
              <text:p text:style-name="P9">enddate</text:p>
            </table:table-cell>
            <table:table-cell table:style-name="Tabelle26.B1" office:value-type="string">
              <text:p text:style-name="P9">Ende der Beziehung</text:p>
            </table:table-cell>
          </table:table-row>
        </table:table>
        <text:h text:style-name="Heading_20_3" text:outline-level="3">Card2Company</text:h>
        <text:p text:style-name="Text_20_body">Ein Unternehmen kann im Lauf der Zeit mehrere Karten besitzen. Zu einem Zeitpunkt jedoch nur eine Karte.</text:p>
        <text:p text:style-name="Text_20_body">TODO</text:p>
        <text:h text:style-name="Heading_20_3" text:outline-level="3">User2Role</text:h>
        <text:p text:style-name="Text_20_body">Ein Benutzer kann mehrere Rollen haben. Dies definiert seine Rechte in der Anwendung.</text:p>
        <text:p text:style-name="Text_20_body">TODO</text:p>
        <text:h text:style-name="Heading_20_2" text:outline-level="2">Bewegungsdaten</text:h>
        <text:h text:style-name="Heading_20_3" text:outline-level="3">Imports</text:h>
        <text:p text:style-name="Text_20_body">Importvorgänge.</text:p>
        <text:p text:style-name="Text_20_body">TODO</text:p>
        <text:h text:style-name="Heading_20_3" text:outline-level="3">VehicleUse</text:h>
        <text:p text:style-name="Text_20_body">Information zur Benutzung von Fahrzeugen über (Fahrer-)Karten <text:span text:style-name="T14">aus </text:span><text:span text:style-name="T10"><text:bookmark-ref text:reference-format="text" text:ref-name="EU 1360 2002">[2]</text:bookmark-ref></text:span><text:span text:style-name="T14">:</text:span></text:p>
        <text:list text:style-name="WW8Num3">
          <text:list-item text:start-value="1">
            <text:p text:style-name="P17">CardVehicleRecord (Import Fahrerkarte)</text:p>
          </text:list-item>
          <text:list-item>
            <text:p text:style-name="P17">CardActivityDailyRecord (Import Fahrerkarte) </text:p>
          </text:list-item>
        </text:list>
        <text:p text:style-name="Listenfortsetzung_20_2">Diese Daten sind redundant zu denen aus CardVehicleRecord. Sie werden zur Validierung verwendet (Tageszähler, am Tag zurückgelegte Strecke, Datum).</text:p>
        <table:table table:name="Tabelle24" table:style-name="Tabelle24">
          <table:table-column table:style-name="Tabelle24.A"/>
          <table:table-column table:style-name="Tabelle24.B"/>
          <table:table-header-rows>
            <table:table-row table:style-name="Tabelle24.1">
              <table:table-cell table:style-name="Tabelle24.A1" office:value-type="string">
                <text:p text:style-name="P7">Attribut</text:p>
              </table:table-cell>
              <table:table-cell table:style-name="Tabelle24.B1" office:value-type="string">
                <text:p text:style-name="P7">Beschreibung</text:p>
              </table:table-cell>
            </table:table-row>
          </table:table-header-rows>
          <table:table-row table:style-name="Tabelle24.1">
            <table:table-cell table:style-name="Tabelle24.A2" office:value-type="string">
              <text:p text:style-name="P9"/>
            </table:table-cell>
            <table:table-cell table:style-name="Tabelle24.B2" office:value-type="string">
              <text:p text:style-name="P9">Karten-Schlüssel</text:p>
            </table:table-cell>
          </table:table-row>
          <table:table-row table:style-name="Tabelle24.1">
            <table:table-cell table:style-name="Tabelle24.A1" office:value-type="string">
              <text:p text:style-name="P9"/>
            </table:table-cell>
            <table:table-cell table:style-name="Tabelle24.B1" office:value-type="string">
              <text:p text:style-name="P9">Fahrzeug-Schlüssel</text:p>
            </table:table-cell>
          </table:table-row>
          <table:table-row table:style-name="Tabelle24.1">
            <table:table-cell table:style-name="Tabelle24.A2" office:value-type="string">
              <text:p text:style-name="Tabellenzelle">vehicleOdometerBegin</text:p>
            </table:table-cell>
            <table:table-cell table:style-name="Tabelle24.B2" office:value-type="string">
              <text:p text:style-name="Tabellenzelle">Kilometerstand zu Beginn der Nutzung</text:p>
            </table:table-cell>
          </table:table-row>
          <table:table-row table:style-name="Tabelle24.1">
            <table:table-cell table:style-name="Tabelle24.A1" office:value-type="string">
              <text:p text:style-name="Tabellenzelle">vehicleOdometerEnd</text:p>
            </table:table-cell>
            <table:table-cell table:style-name="Tabelle24.B1" office:value-type="string">
              <text:p text:style-name="Tabellenzelle">Kilometerstand bei Ende der Nutzung</text:p>
            </table:table-cell>
          </table:table-row>
          <table:table-row table:style-name="Tabelle24.1">
            <table:table-cell table:style-name="Tabelle24.A2" office:value-type="string">
              <text:p text:style-name="Tabellenzelle">vehicleFirstUse</text:p>
            </table:table-cell>
            <table:table-cell table:style-name="Tabelle24.B2" office:value-type="string">
              <text:p text:style-name="Tabellenzelle">Zeitpunkt erste Nutzung </text:p>
            </table:table-cell>
          </table:table-row>
          <table:table-row table:style-name="Tabelle24.1">
            <table:table-cell table:style-name="Tabelle24.A1" office:value-type="string">
              <text:p text:style-name="Tabellenzelle">vehicleLastUse</text:p>
            </table:table-cell>
            <table:table-cell table:style-name="Tabelle24.B1" office:value-type="string">
              <text:p text:style-name="Tabellenzelle">Zeitpunkt letzte Nutzung</text:p>
            </table:table-cell>
          </table:table-row>
          <table:table-row table:style-name="Tabelle24.1">
            <table:table-cell table:style-name="Tabelle24.A2" office:value-type="string">
              <text:p text:style-name="Tabellenzelle">vuDataBlockCounter</text:p>
            </table:table-cell>
            <table:table-cell table:style-name="Tabelle24.B2" office:value-type="string">
              <text:p text:style-name="Tabellenzelle">Laufende Nummer, wird mit jedem Tag mit einer Fahrzeugnutzung inkrementiert.</text:p>
              <text:p text:style-name="Tabellenzelle">Wird zur Sicherstellung der Eindeutigkeit Bestandteil des Primär-Schlüssels.</text:p>
            </table:table-cell>
          </table:table-row>
          <table:table-row table:style-name="Tabelle24.1">
            <table:table-cell table:style-name="Tabelle24.A1" office:value-type="string">
              <text:p text:style-name="Tabellenzelle"/>
            </table:table-cell>
            <table:table-cell table:style-name="Tabelle24.B1" office:value-type="string">
              <text:p text:style-name="Tabellenzelle"/>
            </table:table-cell>
          </table:table-row>
        </table:table>
        <text:h text:style-name="Heading_20_3" text:outline-level="3"><text:soft-page-break/>Places</text:h>
        <text:p text:style-name="Text_20_body">Ortsangaben. <text:span text:style-name="T14">Relevante Datenstrukturen aus </text:span><text:span text:style-name="T10"><text:bookmark-ref text:reference-format="text" text:ref-name="EU 1360 2002">[2]</text:bookmark-ref></text:span><text:span text:style-name="T14">:</text:span></text:p>
        <text:list text:style-name="WW8Num3">
          <text:list-item text:start-value="1">
            <text:p text:style-name="P17">VuPlaceDailyWorkPeriodRecord (Import Fahrzeugeinheit)</text:p>
          </text:list-item>
          <text:list-item>
            <text:p text:style-name="P17">PlaceRecord (Import Fahrerkarte)</text:p>
          </text:list-item>
        </text:list>
        <table:table table:name="Tabelle20" table:style-name="Tabelle20">
          <table:table-column table:style-name="Tabelle20.A"/>
          <table:table-column table:style-name="Tabelle20.B"/>
          <table:table-header-rows>
            <table:table-row table:style-name="Tabelle20.1">
              <table:table-cell table:style-name="Tabelle20.A1" office:value-type="string">
                <text:p text:style-name="P7">Attribut</text:p>
              </table:table-cell>
              <table:table-cell table:style-name="Tabelle20.B1" office:value-type="string">
                <text:p text:style-name="P7">Beschreibung</text:p>
              </table:table-cell>
            </table:table-row>
          </table:table-header-rows>
          <table:table-row table:style-name="Tabelle20.1">
            <table:table-cell table:style-name="Tabelle20.A2" office:value-type="string">
              <text:p text:style-name="P9"/>
            </table:table-cell>
            <table:table-cell table:style-name="Tabelle20.B2" office:value-type="string">
              <text:p text:style-name="P9">Fahrer-Schlüssel</text:p>
            </table:table-cell>
          </table:table-row>
          <table:table-row table:style-name="Tabelle20.1">
            <table:table-cell table:style-name="Tabelle20.A1" office:value-type="string">
              <text:p text:style-name="P9"/>
            </table:table-cell>
            <table:table-cell table:style-name="Tabelle20.B1" office:value-type="string">
              <text:p text:style-name="P9">Fahrzeug-Schlüssel (ermittelt indirekt über Zeitstempel)</text:p>
            </table:table-cell>
          </table:table-row>
          <table:table-row table:style-name="Tabelle20.1">
            <table:table-cell table:style-name="Tabelle20.A2" office:value-type="string">
              <text:p text:style-name="P9">entryTime</text:p>
            </table:table-cell>
            <table:table-cell table:style-name="Tabelle20.B2" office:value-type="string">
              <text:p text:style-name="P9">Zeitstempel</text:p>
            </table:table-cell>
          </table:table-row>
          <table:table-row table:style-name="Tabelle20.1">
            <table:table-cell table:style-name="Tabelle20.A1" office:value-type="string">
              <text:p text:style-name="P9">entryType</text:p>
            </table:table-cell>
            <table:table-cell table:style-name="Tabelle20.B1" office:value-type="string">
              <text:p text:style-name="P9">Ereignisart (kodiert entsprechend EntryTypeDailyWorkPeriod)</text:p>
            </table:table-cell>
          </table:table-row>
          <table:table-row table:style-name="Tabelle20.1">
            <table:table-cell table:style-name="Tabelle20.A2" office:value-type="string">
              <text:p text:style-name="P9">country</text:p>
            </table:table-cell>
            <table:table-cell table:style-name="Tabelle20.B2" office:value-type="string">
              <text:p text:style-name="P9">Land</text:p>
            </table:table-cell>
          </table:table-row>
          <table:table-row table:style-name="Tabelle20.1">
            <table:table-cell table:style-name="Tabelle20.A1" office:value-type="string">
              <text:p text:style-name="P9">region</text:p>
            </table:table-cell>
            <table:table-cell table:style-name="Tabelle20.B1" office:value-type="string">
              <text:p text:style-name="P9">Region</text:p>
            </table:table-cell>
          </table:table-row>
          <table:table-row table:style-name="Tabelle20.1">
            <table:table-cell table:style-name="Tabelle20.A2" office:value-type="string">
              <text:p text:style-name="P9">odometerValue</text:p>
            </table:table-cell>
            <table:table-cell table:style-name="Tabelle20.B2" office:value-type="string">
              <text:p text:style-name="P9">Kilometerstand</text:p>
            </table:table-cell>
          </table:table-row>
          <table:table-row table:style-name="Tabelle20.1">
            <table:table-cell table:style-name="Tabelle20.A1" office:value-type="string">
              <text:p text:style-name="P9"/>
            </table:table-cell>
            <table:table-cell table:style-name="Tabelle20.B1" office:value-type="string">
              <text:p text:style-name="P9"/>
            </table:table-cell>
          </table:table-row>
        </table:table>
        <text:h text:style-name="Heading_20_3" text:outline-level="3">Events</text:h>
        <text:p text:style-name="Text_20_body">Ereignisse. <text:span text:style-name="T14">Relevante Datenstrukturen aus </text:span><text:span text:style-name="T10"><text:bookmark-ref text:reference-format="text" text:ref-name="EU 1360 2002">[2]</text:bookmark-ref></text:span><text:span text:style-name="T14">:</text:span></text:p>
        <text:list text:style-name="WW8Num3">
          <text:list-item text:start-value="1">
            <text:p text:style-name="P18">VuEventRecord (Import Fahrzeugeinheit)</text:p>
          </text:list-item>
          <text:list-item>
            <text:p text:style-name="P17">CardEventRecord (Import Fahrerkarte)</text:p>
          </text:list-item>
        </text:list>
        <text:p text:style-name="P16">TODO</text:p>
        <table:table table:name="Tabelle25" table:style-name="Tabelle25">
          <table:table-column table:style-name="Tabelle25.A"/>
          <table:table-column table:style-name="Tabelle25.B"/>
          <table:table-header-rows>
            <table:table-row table:style-name="Tabelle25.1">
              <table:table-cell table:style-name="Tabelle25.A1" office:value-type="string">
                <text:p text:style-name="P7">Attribut</text:p>
              </table:table-cell>
              <table:table-cell table:style-name="Tabelle25.B1" office:value-type="string">
                <text:p text:style-name="P7">Beschreibung</text:p>
              </table:table-cell>
            </table:table-row>
          </table:table-header-rows>
          <table:table-row table:style-name="Tabelle25.1">
            <table:table-cell table:style-name="Tabelle25.A2" office:value-type="string">
              <text:p text:style-name="P9"/>
            </table:table-cell>
            <table:table-cell table:style-name="Tabelle25.B2" office:value-type="string">
              <text:p text:style-name="P9">Fahrzeug-Schlüssel</text:p>
            </table:table-cell>
          </table:table-row>
          <table:table-row table:style-name="Tabelle25.1">
            <table:table-cell table:style-name="Tabelle25.A1" office:value-type="string">
              <text:p text:style-name="P9"/>
            </table:table-cell>
            <table:table-cell table:style-name="Tabelle25.B1" office:value-type="string">
              <text:p text:style-name="P9">Fahrerkarten-Schlüssel</text:p>
            </table:table-cell>
          </table:table-row>
          <table:table-row table:style-name="Tabelle25.1">
            <table:table-cell table:style-name="Tabelle25.A2" office:value-type="string">
              <text:p text:style-name="P9">eventType</text:p>
            </table:table-cell>
            <table:table-cell table:style-name="Tabelle25.B2" office:value-type="string">
              <text:p text:style-name="P9"/>
            </table:table-cell>
          </table:table-row>
          <table:table-row table:style-name="Tabelle25.1">
            <table:table-cell table:style-name="Tabelle25.A1" office:value-type="string">
              <text:p text:style-name="P9">eventBeginTime</text:p>
            </table:table-cell>
            <table:table-cell table:style-name="Tabelle25.B1" office:value-type="string">
              <text:p text:style-name="P9"/>
            </table:table-cell>
          </table:table-row>
          <table:table-row table:style-name="Tabelle25.1">
            <table:table-cell table:style-name="Tabelle25.A2" office:value-type="string">
              <text:p text:style-name="P9">eventEndTime</text:p>
            </table:table-cell>
            <table:table-cell table:style-name="Tabelle25.B2" office:value-type="string">
              <text:p text:style-name="P9"/>
            </table:table-cell>
          </table:table-row>
          <table:table-row table:style-name="Tabelle25.1">
            <table:table-cell table:style-name="Tabelle25.A1" office:value-type="string">
              <text:p text:style-name="P9"/>
            </table:table-cell>
            <table:table-cell table:style-name="Tabelle25.B1" office:value-type="string">
              <text:p text:style-name="P9"/>
            </table:table-cell>
          </table:table-row>
          <table:table-row table:style-name="Tabelle25.1">
            <table:table-cell table:style-name="Tabelle25.A2" office:value-type="string">
              <text:p text:style-name="P9"/>
            </table:table-cell>
            <table:table-cell table:style-name="Tabelle25.B2" office:value-type="string">
              <text:p text:style-name="P9"/>
            </table:table-cell>
          </table:table-row>
          <table:table-row table:style-name="Tabelle25.1">
            <table:table-cell table:style-name="Tabelle25.A1" office:value-type="string">
              <text:p text:style-name="P9"/>
            </table:table-cell>
            <table:table-cell table:style-name="Tabelle25.B1" office:value-type="string">
              <text:p text:style-name="P9"/>
            </table:table-cell>
          </table:table-row>
        </table:table>
        <text:h text:style-name="Heading_20_3" text:outline-level="3">Faults</text:h>
        <text:p text:style-name="Text_20_body">Störungen. <text:span text:style-name="T14">Relevante Datenstrukturen aus </text:span><text:span text:style-name="T10"><text:bookmark-ref text:reference-format="text" text:ref-name="EU 1360 2002">[2]</text:bookmark-ref></text:span><text:span text:style-name="T14">:</text:span></text:p>
        <text:list text:style-name="WW8Num3">
          <text:list-item text:start-value="1">
            <text:p text:style-name="Aufzählungszeichen1"><text:span text:style-name="T14">VuFaultRecord </text:span><text:span text:style-name="T8">(Import Fahrzeugeinheit)</text:span></text:p>
          </text:list-item>
          <text:list-item>
            <text:p text:style-name="Aufzählungszeichen1"><text:span text:style-name="T8">CardFaultRecord </text:span><text:span text:style-name="T14">(Import Fahrerkarte)</text:span></text:p>
          </text:list-item>
        </text:list>
        <text:p text:style-name="P16">TODO</text:p>
        <text:h text:style-name="Heading_20_3" text:outline-level="3">SpecificConditions</text:h>
        <text:p text:style-name="Text_20_body">Spezifische Bedingungen. <text:span text:style-name="T14">Relevante Datenstrukturen aus </text:span><text:span text:style-name="T10"><text:bookmark-ref text:reference-format="text" text:ref-name="EU 1360 2002">[2]</text:bookmark-ref></text:span><text:span text:style-name="T14">:</text:span></text:p>
        <text:list text:style-name="WW8Num3">
          <text:list-item text:start-value="1">
            <text:p text:style-name="Aufzählungszeichen1"><text:soft-page-break/><text:span text:style-name="T14">VuSpecificConditionRecord </text:span><text:span text:style-name="T8">(Import Fahrzeugeinheit)</text:span></text:p>
          </text:list-item>
          <text:list-item>
            <text:p text:style-name="Aufzählungszeichen1"><text:span text:style-name="T8">SpecificConditionsRecord </text:span><text:span text:style-name="T14">(Import Fahrerkarte)</text:span></text:p>
          </text:list-item>
        </text:list>
        <text:p text:style-name="Text_20_body">TODO</text:p>
        <text:h text:style-name="Heading_20_3" text:outline-level="3">ControlData</text:h>
        <text:p text:style-name="Text_20_body">Kontrollaktivitäten. <text:span text:style-name="T14">Relevante Datenstrukturen aus </text:span><text:span text:style-name="T10"><text:bookmark-ref text:reference-format="text" text:ref-name="EU 1360 2002">[2]</text:bookmark-ref></text:span><text:span text:style-name="T14">:</text:span></text:p>
        <text:list text:style-name="WW8Num3">
          <text:list-item text:start-value="1">
            <text:p text:style-name="Aufzählungszeichen1"><text:span text:style-name="T14">VuControlActivityRecord </text:span><text:span text:style-name="T8">(Import Fahrzeugeinheit)</text:span></text:p>
          </text:list-item>
          <text:list-item>
            <text:p text:style-name="P17">CardControlActivityDataRecord (Import Fahrerkarte)</text:p>
          </text:list-item>
        </text:list>
        <text:p text:style-name="P16">TODO</text:p>
        <text:h text:style-name="Heading_20_3" text:outline-level="3">Downloads</text:h>
        <text:p text:style-name="Text_20_body">Download-Vorgänge. <text:span text:style-name="T14">Relevante Datenstrukturen aus </text:span><text:span text:style-name="T10"><text:bookmark-ref text:reference-format="text" text:ref-name="EU 1360 2002">[2]</text:bookmark-ref></text:span><text:span text:style-name="T14">:</text:span></text:p>
        <text:list text:style-name="WW8Num3">
          <text:list-item text:start-value="1">
            <text:p text:style-name="Aufzählungszeichen1">VuDownloadActivityData <text:span text:style-name="T8">(Import Fahrzeugeinheit)</text:span></text:p>
          </text:list-item>
          <text:list-item>
            <text:p text:style-name="P18">CurrentDateTime (Import Fahrzeugeinheit)</text:p>
          </text:list-item>
          <text:list-item>
            <text:p text:style-name="P18">VuDownloadblePeriod (Import Fahrzeugeinheit)</text:p>
          </text:list-item>
          <text:list-item>
            <text:p text:style-name="Aufzählungszeichen1"><text:span text:style-name="T8">LastCardDownload </text:span><text:span text:style-name="T14">(Import Fahrerkarte)</text:span></text:p>
          </text:list-item>
          <text:list-item>
            <text:p text:style-name="P17">CompanyActivityData (Import Unternehmenskarte)</text:p>
          </text:list-item>
        </text:list>
        <text:p text:style-name="Text_20_body">TODO</text:p>
        <text:h text:style-name="Heading_20_3" text:outline-level="3">OdometerValues</text:h>
        <text:p text:style-name="Text_20_body">Stand Kilometerzähler. <text:span text:style-name="T14">Relevante Datenstrukturen aus </text:span><text:span text:style-name="T10"><text:bookmark-ref text:reference-format="text" text:ref-name="EU 1360 2002">[2]</text:bookmark-ref></text:span><text:span text:style-name="T14">:</text:span></text:p>
        <text:p text:style-name="P16">### Unterscheidung zu Places ###</text:p>
        <text:list text:style-name="WW8Num3">
          <text:list-item text:start-value="1">
            <text:p text:style-name="Aufzählungszeichen1"><text:span text:style-name="T14">OdometerValueMidnight </text:span><text:span text:style-name="T8">(Import Fahrzeugeinheit)</text:span></text:p>
          </text:list-item>
          <text:list-item>
            <text:p text:style-name="Aufzählungszeichen1"><text:span text:style-name="T8">PlaceRecord </text:span><text:span text:style-name="T14">(Import Fahrerkarte)</text:span></text:p>
          </text:list-item>
        </text:list>
        <text:p text:style-name="P16">TODO</text:p>
        <text:h text:style-name="Heading_20_3" text:outline-level="3">CardIWs</text:h>
        <text:p text:style-name="Text_20_body"><text:span text:style-name="T14">Einsteck- und Entnahmedaten von Kontrollgerätekarten. Relevante Datenstrukturen aus </text:span><text:span text:style-name="T10"><text:bookmark-ref text:reference-format="text" text:ref-name="EU 1360 2002">[2]</text:bookmark-ref></text:span><text:span text:style-name="T14">:</text:span></text:p>
        <text:list text:style-name="WW8Num3">
          <text:list-item text:start-value="1">
            <text:p text:style-name="P17">VuCardIWRecord <text:s/>(Import Fahrzeugeinheit)</text:p>
          </text:list-item>
        </text:list>
        <text:p text:style-name="P16">Bemerkung: Referenz zu Fahrzeugeinheit über VuIdentification<text:span text:style-name="T9">.</text:span></text:p>
        <table:table table:name="Tabelle21" table:style-name="Tabelle21">
          <table:table-column table:style-name="Tabelle21.A"/>
          <table:table-column table:style-name="Tabelle21.B"/>
          <table:table-header-rows>
            <table:table-row table:style-name="Tabelle21.1">
              <table:table-cell table:style-name="Tabelle21.A1" office:value-type="string">
                <text:p text:style-name="P7">Attribut</text:p>
              </table:table-cell>
              <table:table-cell table:style-name="Tabelle21.B1" office:value-type="string">
                <text:p text:style-name="P7">Beschreibung</text:p>
              </table:table-cell>
            </table:table-row>
          </table:table-header-rows>
          <table:table-row table:style-name="Tabelle21.1">
            <table:table-cell table:style-name="Tabelle21.A2" office:value-type="string">
              <text:p text:style-name="P9"/>
            </table:table-cell>
            <table:table-cell table:style-name="Tabelle21.B2" office:value-type="string">
              <text:p text:style-name="P9">Karten-Schlüssel</text:p>
            </table:table-cell>
          </table:table-row>
          <table:table-row table:style-name="Tabelle21.1">
            <table:table-cell table:style-name="Tabelle21.A1" office:value-type="string">
              <text:p text:style-name="P9"/>
            </table:table-cell>
            <table:table-cell table:style-name="Tabelle21.B1" office:value-type="string">
              <text:p text:style-name="P9">Fahrzeugeinheit-Schlüssel </text:p>
            </table:table-cell>
          </table:table-row>
          <table:table-row table:style-name="Tabelle21.1">
            <table:table-cell table:style-name="Tabelle21.A2" office:value-type="string">
              <text:p text:style-name="P9"/>
            </table:table-cell>
            <table:table-cell table:style-name="Tabelle21.B2" office:value-type="string">
              <text:p text:style-name="P9">Schlüssel vorheriges Fahrzeug</text:p>
            </table:table-cell>
          </table:table-row>
          <table:table-row table:style-name="Tabelle21.1">
            <table:table-cell table:style-name="Tabelle21.A1" office:value-type="string">
              <text:p text:style-name="P9">cardInsertionTime</text:p>
            </table:table-cell>
            <table:table-cell table:style-name="Tabelle21.B1" office:value-type="string">
              <text:p text:style-name="P9">Zeitstempel des Einsteckens</text:p>
            </table:table-cell>
          </table:table-row>
          <table:table-row table:style-name="Tabelle21.1">
            <table:table-cell table:style-name="Tabelle21.A2" office:value-type="string">
              <text:p text:style-name="P9">vehicleOdometerValueAtInsertion</text:p>
            </table:table-cell>
            <table:table-cell table:style-name="Tabelle21.B2" office:value-type="string">
              <text:p text:style-name="P9">Kilometerstand beim Einstecken</text:p>
            </table:table-cell>
          </table:table-row>
          <text:soft-page-break/>
          <table:table-row table:style-name="Tabelle21.1">
            <table:table-cell table:style-name="Tabelle21.A1" office:value-type="string">
              <text:p text:style-name="P9">cardSlotNumber</text:p>
            </table:table-cell>
            <table:table-cell table:style-name="Tabelle21.B1" office:value-type="string">
              <text:p text:style-name="P9">Steckplatz</text:p>
            </table:table-cell>
          </table:table-row>
          <table:table-row table:style-name="Tabelle21.1">
            <table:table-cell table:style-name="Tabelle21.A2" office:value-type="string">
              <text:p text:style-name="P9">cardWithdrawalTime</text:p>
            </table:table-cell>
            <table:table-cell table:style-name="Tabelle21.B2" office:value-type="string">
              <text:p text:style-name="P9">Zeitstempel der Entnahme</text:p>
            </table:table-cell>
          </table:table-row>
          <table:table-row table:style-name="Tabelle21.1">
            <table:table-cell table:style-name="Tabelle21.A1" office:value-type="string">
              <text:p text:style-name="P9">vehicleOdometerValueAtWithdrawal</text:p>
            </table:table-cell>
            <table:table-cell table:style-name="Tabelle21.B1" office:value-type="string">
              <text:p text:style-name="P9">Kilometerstand bei Entnahme</text:p>
            </table:table-cell>
          </table:table-row>
          <table:table-row table:style-name="Tabelle21.1">
            <table:table-cell table:style-name="Tabelle21.A2" office:value-type="string">
              <text:p text:style-name="P9">manualInputFlag</text:p>
            </table:table-cell>
            <table:table-cell table:style-name="Tabelle21.B2" office:value-type="string">
              <text:p text:style-name="P9">Manuelle Eingabe der Fahrertätigkeit bei Einstecken</text:p>
            </table:table-cell>
          </table:table-row>
          <table:table-row table:style-name="Tabelle21.1">
            <table:table-cell table:style-name="Tabelle21.A1" office:value-type="string">
              <text:p text:style-name="P9"/>
            </table:table-cell>
            <table:table-cell table:style-name="Tabelle21.B1" office:value-type="string">
              <text:p text:style-name="P9"/>
            </table:table-cell>
          </table:table-row>
        </table:table>
        <text:p text:style-name="P4"/>
        <text:h text:style-name="Heading_20_3" text:outline-level="3">ActivityChanges</text:h>
        <text:p text:style-name="Text_20_body">Tätigkeitsänderung, bezogen auf einen Fahrer und Tag. Relevante Datenstrukturen aus <text:span text:style-name="T9"><text:bookmark-ref text:reference-format="text" text:ref-name="EU 1360 2002">[2]</text:bookmark-ref></text:span>:</text:p>
        <text:list text:style-name="WW8Num3">
          <text:list-item text:start-value="1">
            <text:p text:style-name="Aufzählungszeichen1"><text:span text:style-name="T9">ActivityChangeInfo</text:span> (Import Fahrzeugeinheit und Fahrerkarte)</text:p>
          </text:list-item>
        </text:list>
        <text:p text:style-name="Text_20_body">Bemerkung: Referenz zu Fahrer nur indirekt über Zeitstempel und <text:span text:style-name="T9">VuCardIWData.</text:span></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7">Attribut</text:p>
              </table:table-cell>
              <table:table-cell table:style-name="Tabelle10.B1" office:value-type="string">
                <text:p text:style-name="P7">Beschreibung</text:p>
              </table:table-cell>
            </table:table-row>
          </table:table-header-rows>
          <table:table-row table:style-name="Tabelle10.1">
            <table:table-cell table:style-name="Tabelle10.A2" office:value-type="string">
              <text:p text:style-name="P9"/>
            </table:table-cell>
            <table:table-cell table:style-name="Tabelle10.B2" office:value-type="string">
              <text:p text:style-name="P9">Fahrer-Schlüssel (bei Fahrerkarte ermittelt indirekt über Karten-Inhaber, bei Fahrzeugeinheit über Zeitstempel)</text:p>
            </table:table-cell>
          </table:table-row>
          <table:table-row table:style-name="Tabelle10.1">
            <table:table-cell table:style-name="Tabelle10.A1" office:value-type="string">
              <text:p text:style-name="P9"/>
            </table:table-cell>
            <table:table-cell table:style-name="Tabelle10.B1" office:value-type="string">
              <text:p text:style-name="P9">Fahrzeug-Schlüssel (ermittelt indirekt über VehicleUse und Zeitstempel)</text:p>
            </table:table-cell>
          </table:table-row>
          <table:table-row table:style-name="Tabelle10.1">
            <table:table-cell table:style-name="Tabelle10.A2" office:value-type="string">
              <text:p text:style-name="P9">activityRecordDate</text:p>
            </table:table-cell>
            <table:table-cell table:style-name="Tabelle10.B2" office:value-type="string">
              <text:p text:style-name="P9">Tag (Datum)</text:p>
            </table:table-cell>
          </table:table-row>
          <table:table-row table:style-name="Tabelle10.1">
            <table:table-cell table:style-name="Tabelle10.A1" office:value-type="string">
              <text:p text:style-name="P9">slot</text:p>
            </table:table-cell>
            <table:table-cell table:style-name="Tabelle10.B1" office:value-type="string">
              <text:p text:style-name="P9">Steckplatz</text:p>
            </table:table-cell>
          </table:table-row>
          <table:table-row table:style-name="Tabelle10.1">
            <table:table-cell table:style-name="Tabelle10.A2" office:value-type="string">
              <text:p text:style-name="P9">drivingStatus</text:p>
            </table:table-cell>
            <table:table-cell table:style-name="Tabelle10.B2" office:value-type="string">
              <text:p text:style-name="P9">Status Fahrzeugführung</text:p>
            </table:table-cell>
          </table:table-row>
          <table:table-row table:style-name="Tabelle10.1">
            <table:table-cell table:style-name="Tabelle10.A1" office:value-type="string">
              <text:p text:style-name="P9">cardStatus</text:p>
            </table:table-cell>
            <table:table-cell table:style-name="Tabelle10.B1" office:value-type="string">
              <text:p text:style-name="P9">Status der Karte im Steckplatz</text:p>
            </table:table-cell>
          </table:table-row>
          <table:table-row table:style-name="Tabelle10.1">
            <table:table-cell table:style-name="Tabelle10.A2" office:value-type="string">
              <text:p text:style-name="P9">activity</text:p>
            </table:table-cell>
            <table:table-cell table:style-name="Tabelle10.B2" office:value-type="string">
              <text:p text:style-name="P9">Tätigkeit</text:p>
            </table:table-cell>
          </table:table-row>
          <table:table-row table:style-name="Tabelle10.1">
            <table:table-cell table:style-name="Tabelle10.A1" office:value-type="string">
              <text:p text:style-name="P9">time</text:p>
            </table:table-cell>
            <table:table-cell table:style-name="Tabelle10.B1" office:value-type="string">
              <text:p text:style-name="P9">Zeitpunkt der Veränderung, Minuten an diesem Tag.</text:p>
              <text:p text:style-name="P9">Wird zur Sicherstellung der Eindeutigkeit Bestandteil des Primär-Schlüssels.</text:p>
            </table:table-cell>
          </table:table-row>
        </table:table>
        <text:h text:style-name="Heading_20_3" text:outline-level="3">Preferences</text:h>
        <text:p text:style-name="Text_20_body">Präferenzen von Anwendungs-Benutzern.</text:p>
        <text:p text:style-name="Text_20_body">TODO</text:p>
        <text:h text:style-name="Heading_20_1" text:outline-level="1">Anforderungs-Mapping</text:h>
        <text:p text:style-name="Text_20_body">Hier wird jeder Anforderung der Abschnitt des Datenmodells zugeordnet, der die Anforderung erfüllt. Diese Zuordnung unterstützt die Überprüfung, dass alle Anforderungen erfüllt sind.</text:p>
        <text:p text:style-name="Text_20_body">TODO</text:p>
        <text:h text:style-name="Heading_20_1" text:outline-level="1">Referenzen</text:h>
        <table:table table:name="Tabelle11" table:style-name="Tabelle11">
          <table:table-column table:style-name="Tabelle11.A"/>
          <table:table-column table:style-name="Tabelle11.B"/>
          <table:table-row>
            <table:table-cell table:style-name="Tabelle11.A1" office:value-type="string">
              <text:p text:style-name="Text_20_body"><text:bookmark-start text:name="HomepageDT"/>[1]<text:bookmark-end text:name="HomepageDT"/></text:p>
            </table:table-cell>
            <table:table-cell table:style-name="Tabelle11.A1" office:value-type="string">
              <text:p text:style-name="P2"><text:a xlink:type="simple" xlink:href="http://de.wikipedia.org/wiki/Anwendungsfall"><text:span text:style-name="Absatz-Standardschriftart"><text:span text:style-name="T3">Homepage Open Source Projekt „Digitaler Tachograph“: </text:span></text:span></text:a><text:a xlink:type="simple" xlink:href="http://www.digitaler-tachograph.org/index.php"><text:span text:style-name="Absatz-Standardschriftart"><text:span text:style-name="T4">http://www.digitaler-tachograph.org/index.php</text:span></text:span></text:a></text:p>
            </table:table-cell>
          </table:table-row>
          <table:table-row table:style-name="Tabelle11.2">
            <table:table-cell table:style-name="Tabelle11.A1" office:value-type="string">
              <text:p text:style-name="Text_20_body"><text:bookmark-start text:name="EU 1360 2002"/>[2]<text:bookmark-end text:name="EU 1360 2002"/></text:p>
            </table:table-cell>
            <table:table-cell table:style-name="Tabelle11.B2" office:value-type="string">
              <text:p text:style-name="P2"><text:span text:style-name="Absatz-Standardschriftart"><text:span text:style-name="T5">Amtsblatt der Europäischen Gemeinschaften, VERORDNUNG (EG) Nr. 1360/2002 DER </text:span></text:span><text:soft-page-break/><text:span text:style-name="Absatz-Standardschriftart"><text:span text:style-name="T5">KOMMISSION. 13. Juni 2002.</text:span></text:span></text:p>
            </table:table-cell>
          </table:table-row>
          <table:table-row>
            <table:table-cell table:style-name="Tabelle11.A1" office:value-type="string">
              <text:p text:style-name="Text_20_body"/>
            </table:table-cell>
            <table:table-cell table:style-name="Tabelle11.A1" office:value-type="string">
              <text:p text:style-name="P2"/>
            </table:table-cell>
          </table:table-row>
        </table:table>
        <text:p text:style-name="Standard"/>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Adve06613w" svg:font-family="Adve06613w"/>
    <style:font-face style:name="Adve06636w" svg:font-family="Adve06636w"/>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353cm" style:line-height-at-least="0.353cm"/>
    </style:style>
    <style:style style:name="List" style:family="paragraph" style:parent-style-name="Text_20_body" style:class="list">
      <style:paragraph-properties fo:margin-left="0.6cm" fo:margin-right="0cm" fo:text-indent="-0.6cm" style:auto-text-indent="false"/>
    </style:style>
    <style:style style:name="Caption" style:family="paragraph" style:parent-style-name="Grafik" style:next-style-name="Text_20_body" style:class="extra">
      <style:paragraph-properties fo:margin-top="0.423cm" fo:margin-bottom="0.388cm" style:line-height-at-least="0.388cm"/>
      <style:text-properties fo:font-style="italic" style:font-style-asian="italic"/>
    </style:style>
    <style:style style:name="Index" style:family="paragraph" style:parent-style-name="Standard" style:class="index">
      <style:paragraph-properties text:number-lines="false" text:line-number="0"/>
      <style:text-properties style:font-name-complex="Tahoma2"/>
    </style:style>
    <style:style style:name="Basis-Kopf" style:family="paragraph" style:parent-style-name="Standard" style:next-style-name="Text_20_body">
      <style:paragraph-properties fo:margin-top="0.247cm" fo:margin-bottom="0cm" style:line-height-at-least="0.388cm" fo:keep-together="always" fo:keep-with-next="always"/>
      <style:text-properties style:font-name="Arial" fo:font-size="11pt" fo:letter-spacing="-0.007cm" style:letter-kerning="true" style:font-size-asian="11pt"/>
    </style:style>
    <style:style style:name="Heading_20_1" style:display-name="Heading 1" style:family="paragraph" style:parent-style-name="Basis-Kopf" style:next-style-name="Text_20_body" style:class="text" style:master-page-name="" style:default-outline-level="1">
      <style:paragraph-properties fo:margin-left="0cm" fo:margin-right="0cm" fo:margin-top="0.459cm" fo:margin-bottom="0.388cm" style:line-height-at-least="0.494cm" fo:text-indent="-2cm" style:auto-text-indent="false" style:page-number="auto" fo:background-color="#e5e5e5" style:shadow="none">
        <style:tab-stops/>
        <style:background-image/>
      </style:paragraph-properties>
      <style:text-properties fo:font-size="12pt" fo:letter-spacing="-0.018cm" fo:font-weight="bold" style:font-size-asian="12pt" style:font-weight-asian="bold"/>
    </style:style>
    <style:style style:name="Heading_20_2" style:display-name="Heading 2" style:family="paragraph" style:parent-style-name="Basis-Kopf" style:next-style-name="Text_20_body" style:class="text" style:master-page-name="" style:default-outline-level="2">
      <style:paragraph-properties fo:margin-left="0cm" fo:margin-right="0cm" fo:margin-top="0.459cm" fo:margin-bottom="0.388cm" fo:text-indent="-2cm" style:auto-text-indent="false" style:page-number="auto" fo:background-color="transparent" style:shadow="none" text:number-lines="true" text:line-number="0">
        <style:tab-stops/>
        <style:background-image/>
      </style:paragraph-properties>
      <style:text-properties fo:font-weight="bold" style:font-weight-asian="bold"/>
    </style:style>
    <style:style style:name="Heading_20_3" style:display-name="Heading 3" style:family="paragraph" style:parent-style-name="Basis-Kopf" style:next-style-name="Text_20_body" style:class="text" style:master-page-name="" style:default-outline-level="3">
      <style:paragraph-properties fo:margin-left="0cm" fo:margin-right="0cm" fo:margin-top="0.247cm" fo:margin-bottom="0.353cm" style:line-height-at-least="0.353cm" fo:text-indent="-2cm" style:auto-text-indent="false" style:page-number="auto" fo:background-color="transparent" style:shadow="none">
        <style:tab-stops/>
        <style:background-image/>
      </style:paragraph-properties>
    </style:style>
    <style:style style:name="Heading_20_4" style:display-name="Heading 4" style:family="paragraph" style:parent-style-name="Basis-Kopf" style:next-style-name="Text_20_body" style:class="text">
      <style:paragraph-properties fo:margin-top="0.247cm" fo:margin-bottom="0.318cm"/>
      <style:text-properties fo:font-size="9pt" fo:font-weight="bold" style:font-size-asian="9pt" style:font-weight-asian="bold"/>
    </style:style>
    <style:style style:name="Heading_20_5" style:display-name="Heading 5" style:family="paragraph" style:parent-style-name="Basis-Kopf" style:next-style-name="Text_20_body" style:class="text">
      <style:paragraph-properties fo:margin-left="0cm" fo:margin-right="0cm" fo:margin-top="0.388cm" fo:margin-bottom="0.388cm" fo:text-indent="0cm" style:auto-text-indent="false"/>
      <style:text-properties style:font-name="Times New Roman" fo:font-size="10pt" fo:font-style="italic" style:font-size-asian="10pt" style:font-style-asian="italic"/>
    </style:style>
    <style:style style:name="Heading_20_6" style:display-name="Heading 6" style:family="paragraph" style:parent-style-name="Basis-Kopf" style:next-style-name="Text_20_body" style:class="text">
      <style:paragraph-properties fo:margin-left="0cm" fo:margin-right="0cm" fo:text-indent="0cm" style:auto-text-indent="false"/>
      <style:text-properties style:font-name="Times New Roman" fo:font-size="10pt" fo:font-style="italic" style:font-size-asian="10pt" style:font-style-asian="italic"/>
    </style:style>
    <style:style style:name="Heading_20_7" style:display-name="Heading 7" style:family="paragraph" style:parent-style-name="Basis-Kopf" style:next-style-name="Text_20_body" style:class="text">
      <style:paragraph-properties fo:margin-left="0cm" fo:margin-right="0cm" fo:text-indent="0cm" style:auto-text-indent="false"/>
      <style:text-properties style:font-name="Times New Roman" fo:font-size="10pt" style:font-size-asian="10pt"/>
    </style:style>
    <style:style style:name="Heading_20_8" style:display-name="Heading 8" style:family="paragraph" style:parent-style-name="Basis-Kopf" style:next-style-name="Text_20_body" style:class="text">
      <style:paragraph-properties fo:margin-left="0cm" fo:margin-right="0cm" fo:text-indent="0cm" style:auto-text-indent="false"/>
      <style:text-properties fo:font-size="9pt" fo:font-style="italic" style:font-size-asian="9pt" style:font-style-asian="italic"/>
    </style:style>
    <style:style style:name="Heading_20_9" style:display-name="Heading 9" style:family="paragraph" style:parent-style-name="Basis-Kopf" style:next-style-name="Text_20_body" style:class="text">
      <style:paragraph-properties fo:margin-left="0cm" fo:margin-right="0cm" fo:text-indent="0cm" style:auto-text-indent="false"/>
      <style:text-properties fo:font-size="9pt" style:font-size-asian="9pt"/>
    </style:style>
    <style:style style:name="Basis-Fußnote" style:family="paragraph" style:parent-style-name="Standard">
      <style:paragraph-properties style:line-height-at-least="0.388cm" fo:keep-together="always"/>
    </style:style>
    <style:style style:name="Blockzitat" style:family="paragraph" style:parent-style-name="Text_20_body">
      <style:paragraph-properties fo:margin-left="0.64cm" fo:margin-right="0.501cm" fo:margin-top="0cm" fo:margin-bottom="0.106cm" fo:keep-together="always" fo:text-indent="0cm" style:auto-text-indent="false" fo:padding-left="0.106cm" fo:padding-right="0cm" fo:padding-top="0cm" fo:padding-bottom="0.106cm" fo:border-left="0.141cm solid #808080" fo:border-right="none" fo:border-top="none" fo:border-bottom="0.176cm solid #ffffff"/>
      <style:text-properties fo:font-style="italic" style:font-style-asian="italic"/>
    </style:style>
    <style:style style:name="Textkörper_20_zusammenhalten" style:display-name="Textkörper zusammenhalten" style:family="paragraph" style:parent-style-name="Text_20_body">
      <style:paragraph-properties fo:keep-with-next="always"/>
    </style:style>
    <style:style style:name="Grafik" style:family="paragraph" style:parent-style-name="Standard" style:next-style-name="Caption">
      <style:paragraph-properties fo:text-align="center" style:justify-single-word="false" fo:keep-with-next="always"/>
    </style:style>
    <style:style style:name="Dokumentbeschriftung" style:family="paragraph" style:parent-style-name="Basis-Kopf" style:next-style-name="Text_20_body">
      <style:paragraph-properties fo:margin-top="0.282cm" fo:margin-bottom="0cm"/>
      <style:text-properties style:font-name="Times New Roman" fo:font-size="30pt" fo:letter-spacing="-0.053cm" style:font-size-asian="30pt"/>
    </style:style>
    <style:style style:name="Endnote" style:family="paragraph" style:parent-style-name="Basis-Fußnote" style:class="extra"/>
    <style:style style:name="Basis-Kopfzeile" style:family="paragraph" style:parent-style-name="Standard">
      <style:paragraph-properties fo:margin-left="0cm" fo:margin-right="0cm" fo:keep-together="always" fo:text-indent="0cm" style:auto-text-indent="false">
        <style:tab-stops>
          <style:tab-stop style:position="7.62cm" style:type="center"/>
          <style:tab-stop style:position="15.24cm" style:type="right"/>
        </style:tab-stops>
      </style:paragraph-properties>
      <style:text-properties style:font-name="Arial1" fo:letter-spacing="-0.007cm"/>
    </style:style>
    <style:style style:name="Footer" style:family="paragraph" style:parent-style-name="Basis-Kopfzeile" style:class="extra">
      <style:paragraph-properties fo:margin-top="0.847cm" fo:margin-bottom="0cm"/>
    </style:style>
    <style:style style:name="Footnote" style:family="paragraph" style:parent-style-name="Basis-Fußnote" style:class="extra">
      <style:paragraph-properties fo:margin-left="0.6cm" fo:margin-right="0cm" fo:margin-top="0.212cm" fo:margin-bottom="0cm" fo:text-indent="-0.6cm" style:auto-text-indent="false"/>
    </style:style>
    <style:style style:name="Header" style:family="paragraph" style:parent-style-name="Basis-Kopfzeile" style:class="extra"/>
    <style:style style:name="Basis-Index" style:family="paragraph" style:parent-style-name="Standard">
      <style:paragraph-properties fo:margin-left="0.635cm" fo:margin-right="0cm" style:line-height-at-least="0.388cm" fo:text-indent="0cm" style:auto-text-indent="false"/>
    </style:style>
    <style:style style:name="Index_20_1" style:display-name="Index 1" style:family="paragraph" style:parent-style-name="Basis-Index" style:class="index">
      <style:paragraph-properties fo:margin-left="0.635cm" fo:margin-right="0cm" fo:text-indent="-0.635cm" style:auto-text-indent="false">
        <style:tab-stops>
          <style:tab-stop style:position="6.562cm" style:type="right"/>
        </style:tab-stops>
      </style:paragraph-properties>
    </style:style>
    <style:style style:name="Index_20_2" style:display-name="Index 2" style:family="paragraph" style:parent-style-name="Basis-Index" style:class="index">
      <style:paragraph-properties fo:margin-left="1.27cm" fo:margin-right="0cm" fo:text-indent="-0.635cm" style:auto-text-indent="false">
        <style:tab-stops>
          <style:tab-stop style:position="5.927cm" style:type="right"/>
        </style:tab-stops>
      </style:paragraph-properties>
    </style:style>
    <style:style style:name="Index_20_3" style:display-name="Index 3" style:family="paragraph" style:parent-style-name="Basis-Index" style:class="index">
      <style:paragraph-properties fo:margin-left="1.27cm" fo:margin-right="0cm" fo:text-indent="-0.635cm" style:auto-text-indent="false">
        <style:tab-stops>
          <style:tab-stop style:position="5.927cm" style:type="right"/>
        </style:tab-stops>
      </style:paragraph-properties>
    </style:style>
    <style:style style:name="Index_20_4" style:display-name="Index 4" style:family="paragraph" style:parent-style-name="Basis-Index">
      <style:paragraph-properties fo:margin-left="1.27cm" fo:margin-right="0cm" fo:text-indent="-0.635cm" style:auto-text-indent="false">
        <style:tab-stops>
          <style:tab-stop style:position="5.927cm" style:type="right"/>
        </style:tab-stops>
      </style:paragraph-properties>
    </style:style>
    <style:style style:name="Index_20_5" style:display-name="Index 5" style:family="paragraph" style:parent-style-name="Basis-Index">
      <style:paragraph-properties fo:margin-left="1.27cm" fo:margin-right="0cm" fo:text-indent="-0.635cm" style:auto-text-indent="false">
        <style:tab-stops>
          <style:tab-stop style:position="5.927cm" style:type="right"/>
        </style:tab-stops>
      </style:paragraph-properties>
    </style:style>
    <style:style style:name="Index_20_Heading" style:display-name="Index Heading" style:family="paragraph" style:parent-style-name="Basis-Kopf" style:next-style-name="Index_20_1" style:class="index">
      <style:paragraph-properties fo:margin-left="0cm" fo:margin-right="0cm" fo:margin-top="0.776cm" fo:margin-bottom="0cm" fo:keep-together="auto" fo:text-indent="0cm" style:auto-text-indent="false"/>
      <style:text-properties fo:text-transform="uppercase" fo:font-size="12pt" fo:letter-spacing="normal" fo:font-weight="bold" style:letter-kerning="true" style:font-size-asian="12pt" style:font-weight-asian="bold"/>
    </style:style>
    <style:style style:name="Titel_20_Überschrift" style:display-name="Titel Überschrift" style:family="paragraph" style:parent-style-name="Heading_20_1"/>
    <style:style style:name="Listennummer" style:family="paragraph" style:parent-style-name="List" style:list-style-name="WW8Num8">
      <style:paragraph-properties fo:margin-left="0cm" fo:margin-right="1.199cm" fo:margin-top="0cm" fo:margin-bottom="0.318cm" fo:line-height="100%" fo:text-indent="0cm" style:auto-text-indent="false"/>
    </style:style>
    <style:style style:name="Makrotext" style:family="paragraph" style:parent-style-name="Standard">
      <style:text-properties style:font-name="Courier New"/>
    </style:style>
    <style:style style:name="Überschrift_20_Titelseite" style:display-name="Überschrift Titelseite" style:family="paragraph" style:parent-style-name="Basis-Kopf" style:next-style-name="Unterüberschrift_20_Titelseite" style:master-page-name="">
      <style:paragraph-properties fo:margin-top="0cm" fo:margin-bottom="0cm" style:line-height-at-least="0.423cm" fo:text-align="end" style:justify-single-word="false" style:page-number="auto" fo:background-color="transparent" style:shadow="none">
        <style:tab-stops/>
        <style:background-image/>
      </style:paragraph-properties>
      <style:text-properties fo:font-size="24pt" fo:letter-spacing="normal" fo:font-weight="bold" style:font-size-asian="24pt" style:font-weight-asian="bold"/>
    </style:style>
    <style:style style:name="Unterüberschrift_20_Titelseite" style:display-name="Unterüberschrift Titelseite" style:family="paragraph" style:parent-style-name="Überschrift_20_Titelseite" style:next-style-name="AutorTitelseite">
      <style:paragraph-properties fo:margin-top="2.681cm" fo:margin-bottom="0cm"/>
      <style:text-properties fo:font-size="20pt" fo:letter-spacing="-0.035cm" fo:font-style="italic" fo:font-weight="normal" style:font-size-asian="20pt" style:font-style-asian="italic" style:font-weight-asian="normal"/>
    </style:style>
    <style:style style:name="AutorTitelseite" style:family="paragraph" style:parent-style-name="Unterüberschrift_20_Titelseite" style:next-style-name="DatumTitelseite">
      <style:paragraph-properties fo:margin-top="1.588cm" fo:margin-bottom="0cm"/>
      <style:text-properties fo:font-size="18pt" fo:font-style="normal" style:font-size-asian="18pt" style:font-style-asian="normal"/>
    </style:style>
    <style:style style:name="DatumTitelseite" style:family="paragraph" style:parent-style-name="AutorTitelseite" style:next-style-name="Text_20_body">
      <style:paragraph-properties fo:margin-top="0.882cm" fo:margin-bottom="0cm"/>
    </style:style>
    <style:style style:name="Basis-Verzeichnis" style:family="paragraph" style:parent-style-name="Standard">
      <style:paragraph-properties fo:margin-left="0cm" fo:margin-right="0cm" fo:margin-top="0cm" fo:margin-bottom="0.388cm" style:line-height-at-least="0.388cm" fo:text-indent="0cm" style:auto-text-indent="false">
        <style:tab-stops>
          <style:tab-stop style:position="11.43cm" style:type="right" style:leader-style="dotted" style:leader-text="."/>
        </style:tab-stops>
      </style:paragraph-properties>
    </style:style>
    <style:style style:name="Abbildungsverzeichnis" style:family="paragraph" style:parent-style-name="Basis-Verzeichnis">
      <style:paragraph-properties fo:margin-left="2.54cm" fo:margin-right="0cm" fo:text-indent="-0.635cm" style:auto-text-indent="false"/>
    </style:style>
    <style:style style:name="Contents_20_1" style:display-name="Contents 1" style:family="paragraph" style:parent-style-name="Basis-Verzeichnis" style:class="index">
      <style:paragraph-properties fo:margin-left="0cm" fo:margin-right="0cm" fo:margin-top="0cm" fo:margin-bottom="0.212cm" fo:line-height="100%" fo:text-indent="0cm" style:auto-text-indent="false">
        <style:tab-stops>
          <style:tab-stop style:position="0.6cm"/>
          <style:tab-stop style:position="13.002cm" style:type="right"/>
        </style:tab-stops>
      </style:paragraph-properties>
      <style:text-properties fo:letter-spacing="-0.007cm"/>
    </style:style>
    <style:style style:name="Contents_20_2" style:display-name="Contents 2" style:family="paragraph" style:parent-style-name="Basis-Verzeichnis" style:class="index">
      <style:paragraph-properties fo:margin-left="0.6cm" fo:margin-right="0cm" fo:margin-top="0cm" fo:margin-bottom="0.212cm" fo:line-height="100%" fo:text-indent="0cm" style:auto-text-indent="false">
        <style:tab-stops>
          <style:tab-stop style:position="0.801cm"/>
          <style:tab-stop style:position="12.402cm" style:type="right"/>
        </style:tab-stops>
      </style:paragraph-properties>
    </style:style>
    <style:style style:name="Contents_20_3" style:display-name="Contents 3" style:family="paragraph" style:parent-style-name="Basis-Verzeichnis" style:class="index">
      <style:paragraph-properties fo:margin-left="1.401cm" fo:margin-right="0cm" fo:margin-top="0cm" fo:margin-bottom="0.212cm" fo:text-indent="0cm" style:auto-text-indent="false">
        <style:tab-stops>
          <style:tab-stop style:position="0.9cm"/>
          <style:tab-stop style:position="11.601cm" style:type="right"/>
        </style:tab-stops>
      </style:paragraph-properties>
    </style:style>
    <style:style style:name="Contents_20_4" style:display-name="Contents 4" style:family="paragraph" style:parent-style-name="Basis-Verzeichnis" style:class="index"/>
    <style:style style:name="Contents_20_5" style:display-name="Contents 5" style:family="paragraph" style:parent-style-name="Basis-Verzeichnis" style:class="index"/>
    <style:style style:name="Abschnittsbeschriftung" style:family="paragraph" style:parent-style-name="Basis-Kopf" style:next-style-name="Text_20_body">
      <style:paragraph-properties fo:margin-top="0.706cm" fo:margin-bottom="0.776cm"/>
      <style:text-properties style:font-name="Times New Roman" fo:font-size="30pt" fo:letter-spacing="-0.053cm" style:font-size-asian="30pt"/>
    </style:style>
    <style:style style:name="Fußzeile_20_Erste" style:display-name="Fußzeile Erste" style:family="paragraph" style:parent-style-name="Footer">
      <style:paragraph-properties fo:margin-left="-1.9cm" fo:margin-right="0cm" fo:text-indent="0cm" style:auto-text-indent="false" fo:padding-left="0cm" fo:padding-right="0cm" fo:padding-top="0cm" fo:padding-bottom="0.035cm" fo:border-left="none" fo:border-right="none" fo:border-top="none" fo:border-bottom="0.018cm solid #000000">
        <style:tab-stops>
          <style:tab-stop style:position="15.901cm" style:type="right"/>
        </style:tab-stops>
      </style:paragraph-properties>
      <style:text-properties fo:font-weight="bold" style:font-weight-asian="bold"/>
    </style:style>
    <style:style style:name="Fußzeile_20_gerade" style:display-name="Fußzeile gerade" style:family="paragraph" style:parent-style-name="Footer">
      <style:paragraph-properties fo:padding-left="0cm" fo:padding-right="0cm" fo:padding-top="0cm" fo:padding-bottom="0.035cm" fo:border-left="none" fo:border-right="none" fo:border-top="none" fo:border-bottom="0.018cm solid #000000"/>
      <style:text-properties fo:font-weight="bold" style:font-weight-asian="bold"/>
    </style:style>
    <style:style style:name="Fußzeile_20_ungerade" style:display-name="Fußzeile ungerade" style:family="paragraph" style:parent-style-name="Footer">
      <style:paragraph-properties fo:padding-left="0cm" fo:padding-right="0cm" fo:padding-top="0cm" fo:padding-bottom="0.035cm" fo:border-left="none" fo:border-right="none" fo:border-top="none" fo:border-bottom="0.018cm solid #000000"/>
      <style:text-properties fo:font-weight="bold" style:font-weight-asian="bold"/>
    </style:style>
    <style:style style:name="Kopfzeile_20_Erste" style:display-name="Kopfzeile Erste" style:family="paragraph" style:parent-style-name="Header"/>
    <style:style style:name="Kopfzeile_20_gerade" style:display-name="Kopfzeile gerade" style:family="paragraph" style:parent-style-name="Header"/>
    <style:style style:name="Kopfzeile_20_ungerade" style:display-name="Kopfzeile ungerade" style:family="paragraph" style:parent-style-name="Header"/>
    <style:style style:name="Kapitelbezeichnung" style:family="paragraph" style:parent-style-name="Basis-Kopf" style:next-style-name="Kapiteltitel">
      <style:paragraph-properties fo:margin-top="1.358cm" fo:margin-bottom="0.776cm"/>
      <style:text-properties style:font-name="Times New Roman" fo:font-size="30pt" fo:letter-spacing="-0.053cm" style:font-size-asian="30pt"/>
    </style:style>
    <style:style style:name="Kapiteltitel" style:family="paragraph" style:parent-style-name="Basis-Kopf" style:next-style-name="Kapitelunterüberschrift">
      <style:paragraph-properties fo:margin-left="0cm" fo:margin-right="3.81cm" fo:margin-top="1.27cm" fo:margin-bottom="0.706cm" fo:line-height="100%" fo:text-indent="0cm" style:auto-text-indent="false"/>
      <style:text-properties style:font-name="Times New Roman" fo:font-size="30pt" fo:letter-spacing="-0.071cm" style:font-size-asian="30pt"/>
    </style:style>
    <style:style style:name="Kapitelunterüberschrift" style:family="paragraph" style:parent-style-name="Kapiteltitel" style:next-style-name="Text_20_body">
      <style:paragraph-properties fo:margin-top="0cm" fo:margin-bottom="0.706cm" style:line-height-at-least="0.706cm"/>
      <style:text-properties fo:font-size="17pt" fo:letter-spacing="-0.025cm" fo:font-style="italic" style:font-size-asian="17pt" style:font-style-asian="italic"/>
    </style:style>
    <style:style style:name="Text_20_body_20_indent" style:display-name="Text body indent" style:family="paragraph" style:parent-style-name="Text_20_body" style:class="text">
      <style:paragraph-properties fo:margin-left="2.54cm" fo:margin-right="0cm" fo:text-indent="0cm" style:auto-text-indent="false"/>
    </style:style>
    <style:style style:name="Title" style:family="paragraph" style:parent-style-name="Basis-Kopf" style:next-style-name="Subtitle" style:class="chapter">
      <style:paragraph-properties fo:margin-left="0cm" fo:margin-right="2cm" fo:margin-top="1.164cm" fo:margin-bottom="0.706cm" style:line-height-at-least="0.953cm" fo:text-indent="0cm" style:auto-text-indent="false"/>
      <style:text-properties fo:font-size="24pt" fo:letter-spacing="normal" fo:font-weight="bold" style:font-size-asian="24pt" style:font-weight-asian="bold"/>
    </style:style>
    <style:style style:name="Subtitle" style:family="paragraph" style:parent-style-name="Title" style:next-style-name="Text_20_body" style:class="chapter">
      <style:paragraph-properties fo:margin-left="0cm" fo:margin-right="2cm" fo:margin-top="0cm" fo:margin-bottom="0.706cm" style:line-height-at-least="0.706cm" fo:text-indent="0cm" style:auto-text-indent="false"/>
      <style:text-properties fo:font-size="20pt" fo:letter-spacing="-0.025cm" fo:font-style="italic" fo:font-weight="normal" style:font-size-asian="20pt" style:font-style-asian="italic" style:font-weight-asian="normal"/>
    </style:style>
    <style:style style:name="Listennummer_20_5" style:display-name="Listennummer 5" style:family="paragraph" style:parent-style-name="Listennummer">
      <style:paragraph-properties fo:margin-left="5.715cm" fo:margin-right="1.199cm" fo:text-indent="-0.6cm" style:auto-text-indent="false"/>
    </style:style>
    <style:style style:name="Listennummer_20_4" style:display-name="Listennummer 4" style:family="paragraph" style:parent-style-name="Listennummer">
      <style:paragraph-properties fo:margin-left="5.08cm" fo:margin-right="1.199cm" fo:text-indent="-0.6cm" style:auto-text-indent="false"/>
    </style:style>
    <style:style style:name="Listennummer_20_3" style:display-name="Listennummer 3" style:family="paragraph" style:parent-style-name="Listennummer">
      <style:paragraph-properties fo:margin-left="4.445cm" fo:margin-right="1.199cm" fo:text-indent="-0.6cm" style:auto-text-indent="false"/>
    </style:style>
    <style:style style:name="Liste_20_5" style:display-name="Liste 5" style:family="paragraph" style:parent-style-name="List">
      <style:paragraph-properties fo:margin-left="5.08cm" fo:margin-right="0cm" fo:text-indent="-0.6cm" style:auto-text-indent="false"/>
    </style:style>
    <style:style style:name="Liste_20_4" style:display-name="Liste 4" style:family="paragraph" style:parent-style-name="List">
      <style:paragraph-properties fo:margin-left="4.445cm" fo:margin-right="0cm" fo:text-indent="-0.6cm" style:auto-text-indent="false"/>
    </style:style>
    <style:style style:name="Liste_20_3" style:display-name="Liste 3" style:family="paragraph" style:parent-style-name="List">
      <style:paragraph-properties fo:margin-left="1.799cm" fo:margin-right="0cm" fo:text-indent="-0.6cm" style:auto-text-indent="false"/>
    </style:style>
    <style:style style:name="Liste_20_2" style:display-name="Liste 2" style:family="paragraph" style:parent-style-name="List">
      <style:paragraph-properties fo:margin-left="1.199cm" fo:margin-right="0cm" fo:text-indent="-0.6cm" style:auto-text-indent="false"/>
    </style:style>
    <style:style style:name="Kommentartext" style:family="paragraph" style:parent-style-name="Basis-Fußnote"/>
    <style:style style:name="Listennummer_20_2" style:display-name="Listennummer 2" style:family="paragraph" style:parent-style-name="List" style:list-style-name="WW8Num10">
      <style:paragraph-properties fo:margin-left="0cm" fo:margin-right="1.199cm" fo:margin-top="0cm" fo:margin-bottom="0.318cm" fo:line-height="100%" fo:text-indent="0cm" style:auto-text-indent="false"/>
    </style:style>
    <style:style style:name="Listenfortsetzung" style:family="paragraph" style:parent-style-name="List">
      <style:paragraph-properties fo:margin-left="0.6cm" fo:margin-right="0cm" fo:margin-top="0cm" fo:margin-bottom="0.318cm" fo:line-height="100%" fo:text-indent="0cm" style:auto-text-indent="false"/>
    </style:style>
    <style:style style:name="Listenfortsetzung_20_2" style:display-name="Listenfortsetzung 2" style:family="paragraph" style:parent-style-name="Listenfortsetzung">
      <style:paragraph-properties fo:margin-left="1.199cm" fo:margin-right="0cm" fo:text-indent="0cm" style:auto-text-indent="false"/>
    </style:style>
    <style:style style:name="Listenfortsetzung_20_3" style:display-name="Listenfortsetzung 3" style:family="paragraph" style:parent-style-name="Listenfortsetzung">
      <style:paragraph-properties fo:margin-left="1.801cm" fo:margin-right="0cm" fo:text-indent="0cm" style:auto-text-indent="false"/>
    </style:style>
    <style:style style:name="Listenfortsetzung_20_4" style:display-name="Listenfortsetzung 4" style:family="paragraph" style:parent-style-name="Listenfortsetzung">
      <style:paragraph-properties fo:margin-left="2.401cm" fo:margin-right="0cm" fo:text-indent="0cm" style:auto-text-indent="false"/>
    </style:style>
    <style:style style:name="Listenfortsetzung_20_5" style:display-name="Listenfortsetzung 5" style:family="paragraph" style:parent-style-name="Listenfortsetzung">
      <style:paragraph-properties fo:margin-left="5.715cm" fo:margin-right="0cm" fo:text-indent="0cm" style:auto-text-indent="false"/>
    </style:style>
    <style:style style:name="Standardeinzug" style:family="paragraph" style:parent-style-name="Standard">
      <style:paragraph-properties fo:margin-left="2.54cm" fo:margin-right="0cm" fo:text-indent="0cm" style:auto-text-indent="false"/>
    </style:style>
    <style:style style:name="Absenderadresse" style:family="paragraph" style:parent-style-name="Standard">
      <style:paragraph-properties fo:margin-left="0cm" fo:margin-right="0cm" style:line-height-at-least="0.388cm" fo:keep-together="always" fo:text-indent="0cm" style:auto-text-indent="false"/>
      <style:text-properties fo:font-size="8pt" style:font-size-asian="8pt"/>
    </style:style>
    <style:style style:name="Firmenname" style:family="paragraph" style:parent-style-name="Dokumentbeschriftung">
      <style:paragraph-properties fo:margin-top="0cm" fo:margin-bottom="0cm"/>
    </style:style>
    <style:style style:name="Teildokumentbeschriftung" style:family="paragraph" style:parent-style-name="Basis-Kopf" style:next-style-name="Standard">
      <style:paragraph-properties fo:margin-top="0.706cm" fo:margin-bottom="0.776cm"/>
      <style:text-properties style:font-name="Times New Roman" fo:font-size="30pt" fo:letter-spacing="-0.053cm" style:font-size-asian="30pt"/>
    </style:style>
    <style:style style:name="Unterüberschrift_20_Teildokument" style:display-name="Unterüberschrift Teildokument" style:family="paragraph" style:parent-style-name="Standard" style:next-style-name="Text_20_body">
      <style:paragraph-properties fo:margin-left="0cm" fo:margin-right="3.81cm" fo:margin-top="0cm" fo:margin-bottom="0.282cm" style:line-height-at-least="0.706cm" fo:keep-together="always" fo:text-indent="0cm" style:auto-text-indent="false" fo:keep-with-next="always"/>
      <style:text-properties fo:font-size="17pt" fo:letter-spacing="-0.025cm" fo:font-style="italic" style:letter-kerning="true" style:font-size-asian="17pt" style:font-style-asian="italic"/>
    </style:style>
    <style:style style:name="Titel_20_Teildokument" style:display-name="Titel Teildokument" style:family="paragraph" style:parent-style-name="Basis-Kopf" style:next-style-name="Unterüberschrift_20_Teildokument">
      <style:paragraph-properties fo:margin-left="0cm" fo:margin-right="3.81cm" fo:margin-top="1.164cm" fo:margin-bottom="0.706cm" style:line-height-at-least="0.953cm" fo:text-indent="0cm" style:auto-text-indent="false"/>
      <style:text-properties style:font-name="Times New Roman" fo:font-size="30pt" fo:letter-spacing="-0.071cm" style:font-size-asian="30pt"/>
    </style:style>
    <style:style style:name="Rechtsgrundlagenverzeichnis" style:family="paragraph" style:parent-style-name="Standard">
      <style:paragraph-properties fo:margin-left="2.54cm" fo:margin-right="0cm" fo:text-indent="-0.635cm" style:auto-text-indent="false">
        <style:tab-stops>
          <style:tab-stop style:position="10.795cm" style:type="right" style:leader-style="dotted" style:leader-text="."/>
        </style:tab-stops>
      </style:paragraph-properties>
    </style:style>
    <style:style style:name="RGV-Überschrift" style:family="paragraph" style:parent-style-name="Standard" style:next-style-name="Rechtsgrundlagenverzeichnis">
      <style:paragraph-properties fo:margin-top="0.423cm" fo:margin-bottom="0.212cm" fo:line-height="0.635cm" fo:keep-with-next="always"/>
      <style:text-properties style:font-name="Arial1" fo:font-size="14pt" fo:font-weight="bold" style:letter-kerning="true" style:font-size-asian="14pt" style:font-weight-asian="bold"/>
    </style:style>
    <style:style style:name="Nachrichtenkopf" style:family="paragraph" style:parent-style-name="Text_20_body">
      <style:paragraph-properties fo:margin-left="0cm" fo:margin-right="3.81cm" fo:margin-top="0cm" fo:margin-bottom="0.212cm" fo:line-height="0.494cm" fo:keep-together="always" fo:text-indent="-1.905cm" style:auto-text-indent="false">
        <style:tab-stops>
          <style:tab-stop style:position="6.35cm"/>
          <style:tab-stop style:position="8.255cm"/>
        </style:tab-stops>
      </style:paragraph-properties>
      <style:text-properties style:font-name="Arial1" fo:font-size="11pt" style:font-size-asian="11pt"/>
    </style:style>
    <style:style style:name="Anrede" style:family="paragraph" style:parent-style-name="Standard" style:next-style-name="Standard"/>
    <style:style style:name="Blocktext" style:family="paragraph" style:parent-style-name="Standard">
      <style:paragraph-properties fo:margin-left="2.54cm" fo:margin-right="2.54cm" fo:margin-top="0cm" fo:margin-bottom="0.212cm" fo:text-indent="0cm" style:auto-text-indent="false"/>
    </style:style>
    <style:style style:name="Datum" style:family="paragraph" style:parent-style-name="Standard" style:next-style-name="Standard"/>
    <style:style style:name="Dokumentstruktur" style:family="paragraph" style:parent-style-name="Standard">
      <style:paragraph-properties fo:background-color="#000080">
        <style:background-image/>
      </style:paragraph-properties>
      <style:text-properties style:font-name="Tahoma" style:font-name-complex="Tahoma"/>
    </style:style>
    <style:style style:name="E-Mail-Signatur" style:family="paragraph" style:parent-style-name="Standard"/>
    <style:style style:name="Formatvorlage_20_Titel_20__2b__20_Zeilenabstand_3a__20__20_Genau_20_27_20_pt" style:display-name="Formatvorlage Titel + Zeilenabstand:  Genau 27 pt" style:family="paragraph" style:parent-style-name="Title">
      <style:paragraph-properties fo:margin-left="0cm" fo:margin-right="2cm" fo:line-height="0.953cm" fo:text-indent="0cm" style:auto-text-indent="false"/>
      <style:text-properties fo:letter-spacing="normal"/>
    </style:style>
    <style:style style:name="Salutation" style:family="paragraph" style:parent-style-name="Standard" style:class="text">
      <style:paragraph-properties fo:margin-left="7.62cm" fo:margin-right="0cm" fo:text-indent="0cm" style:auto-text-indent="false"/>
    </style:style>
    <style:style style:name="HTML_20_Adresse" style:display-name="HTML Adresse" style:family="paragraph" style:parent-style-name="Standard">
      <style:text-properties fo:font-style="italic" style:font-style-asian="italic" style:font-style-complex="italic"/>
    </style:style>
    <style:style style:name="HTML_20_Vorformatiert" style:display-name="HTML Vorformatiert" style:family="paragraph" style:parent-style-name="Standard">
      <style:text-properties style:font-name="Courier New" style:font-name-complex="Courier New"/>
    </style:style>
    <style:style style:name="Index_20_6" style:display-name="Index 6" style:family="paragraph" style:parent-style-name="Standard" style:next-style-name="Standard">
      <style:paragraph-properties fo:margin-left="2.117cm" fo:margin-right="0cm" fo:text-indent="-0.353cm" style:auto-text-indent="false"/>
    </style:style>
    <style:style style:name="Index_20_7" style:display-name="Index 7" style:family="paragraph" style:parent-style-name="Standard" style:next-style-name="Standard">
      <style:paragraph-properties fo:margin-left="2.469cm" fo:margin-right="0cm" fo:text-indent="-0.353cm" style:auto-text-indent="false"/>
    </style:style>
    <style:style style:name="Index_20_8" style:display-name="Index 8" style:family="paragraph" style:parent-style-name="Standard" style:next-style-name="Standard">
      <style:paragraph-properties fo:margin-left="2.822cm" fo:margin-right="0cm" fo:text-indent="-0.353cm" style:auto-text-indent="false"/>
    </style:style>
    <style:style style:name="Index_20_9" style:display-name="Index 9" style:family="paragraph" style:parent-style-name="Standard" style:next-style-name="Standard">
      <style:paragraph-properties fo:margin-left="3.175cm" fo:margin-right="0cm" fo:text-indent="-0.353cm" style:auto-text-indent="false"/>
    </style:style>
    <style:style style:name="Nur_20_Text" style:display-name="Nur Text" style:family="paragraph" style:parent-style-name="Standard">
      <style:text-properties style:font-name="Courier New" style:font-name-complex="Courier New"/>
    </style:style>
    <style:style style:name="Standard_20__28_Web_29_" style:display-name="Standard (Web)" style:family="paragraph" style:parent-style-name="Standard">
      <style:text-properties fo:font-size="12pt" style:font-size-asian="12pt" style:font-size-complex="12pt"/>
    </style:style>
    <style:style style:name="Textkörper_20_2" style:display-name="Textkörper 2" style:family="paragraph" style:parent-style-name="Standard">
      <style:paragraph-properties fo:margin-top="0cm" fo:margin-bottom="0.212cm" fo:line-height="200%"/>
    </style:style>
    <style:style style:name="Textkörper_20_3" style:display-name="Textkörper 3" style:family="paragraph" style:parent-style-name="Standard">
      <style:paragraph-properties fo:margin-top="0cm" fo:margin-bottom="0.212cm"/>
      <style:text-properties fo:font-size="8pt" style:font-size-asian="8pt" style:font-size-complex="8pt"/>
    </style:style>
    <style:style style:name="Textkörper-Einzug_20_2" style:display-name="Textkörper-Einzug 2" style:family="paragraph" style:parent-style-name="Standard">
      <style:paragraph-properties fo:margin-left="0.635cm" fo:margin-right="0cm" fo:margin-top="0cm" fo:margin-bottom="0.212cm" fo:line-height="200%" fo:text-indent="0cm" style:auto-text-indent="false"/>
    </style:style>
    <style:style style:name="Textkörper-Einzug_20_3" style:display-name="Textkörper-Einzug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Textkörper-Erstzeileneinzug" style:family="paragraph" style:parent-style-name="Text_20_body">
      <style:paragraph-properties fo:margin-left="0cm" fo:margin-right="0cm" fo:margin-top="0cm" fo:margin-bottom="0.212cm" fo:line-height="100%" fo:text-indent="0.37cm" style:auto-text-indent="false"/>
    </style:style>
    <style:style style:name="Textkörper-Erstzeileneinzug_20_2" style:display-name="Textkörper-Erstzeileneinzug 2" style:family="paragraph" style:parent-style-name="Text_20_body_20_indent">
      <style:paragraph-properties fo:margin-left="0.635cm" fo:margin-right="0cm" fo:margin-top="0cm" fo:margin-bottom="0.212cm" fo:line-height="100%" fo:text-indent="0.37cm" style:auto-text-indent="false"/>
    </style:style>
    <style:style style:name="Sender" style:family="paragraph" style:parent-style-name="Standard" style:class="extra">
      <style:text-properties style:font-name="Arial1" style:font-name-complex="Arial1"/>
    </style:style>
    <style:style style:name="Addressee" style:family="paragraph" style:parent-style-name="Standard" style:class="extra">
      <style:paragraph-properties fo:margin-left="5.08cm" fo:margin-right="0cm" fo:text-indent="0cm" style:auto-text-indent="false"/>
      <style:text-properties style:font-name="Arial1" fo:font-size="12pt" style:font-size-asian="12pt" style:font-name-complex="Arial1" style:font-size-complex="12pt"/>
    </style:style>
    <style:style style:name="Signature" style:family="paragraph" style:parent-style-name="Standard" style:class="text">
      <style:paragraph-properties fo:margin-left="7.62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List_20_Bullet1" style:display-name="List Bullet1" style:family="paragraph" style:parent-style-name="Standard">
      <style:paragraph-properties fo:margin-left="0cm" fo:margin-right="0cm" fo:margin-top="0.494cm" fo:margin-bottom="0.494cm" fo:text-indent="0cm" style:auto-text-indent="false"/>
      <style:text-properties fo:font-size="12pt" style:font-size-asian="12pt" style:font-size-complex="12pt"/>
    </style:style>
    <style:style style:name="Formatvorlage_20_Verzeichnis_20_1_20__2b__20_Links_3a__20__20_19_20_cm" style:display-name="Formatvorlage Verzeichnis 1 + Links:  19 cm" style:family="paragraph" style:parent-style-name="Contents_20_1">
      <style:paragraph-properties fo:margin-left="1.9cm" fo:margin-right="1.169cm" fo:text-indent="0cm" style:auto-text-indent="false">
        <style:tab-stops>
          <style:tab-stop style:position="-1.3cm"/>
          <style:tab-stop style:position="0cm"/>
          <style:tab-stop style:position="11.102cm" style:type="right"/>
        </style:tab-stops>
      </style:paragraph-properties>
      <style:text-properties style:font-weight-complex="bold"/>
    </style:style>
    <style:style style:name="Referenz" style:family="paragraph" style:parent-style-name="Text_20_body" style:list-style-name="WW8Num6">
      <style:paragraph-properties fo:margin-left="-2.635cm" fo:margin-right="0cm" fo:line-height="120%" fo:text-indent="0cm" style:auto-text-indent="false">
        <style:tab-stops>
          <style:tab-stop style:position="3.485cm"/>
        </style:tab-stops>
      </style:paragraph-properties>
    </style:style>
    <style:style style:name="Fußnotentrennlinie" style:family="paragraph" style:parent-style-name="Standard">
      <style:paragraph-properties fo:margin-top="0.353cm" fo:margin-bottom="0cm"/>
    </style:style>
    <style:style style:name="Tabellenzelle" style:family="paragraph" style:parent-style-name="Text_20_body">
      <style:paragraph-properties fo:margin-left="0cm" fo:margin-right="0cm" fo:margin-top="0.071cm" fo:margin-bottom="0.141cm" fo:line-height="100%" fo:text-indent="0cm" style:auto-text-indent="false"/>
    </style:style>
    <style:style style:name="Tabelleüberschriftszelle" style:family="paragraph" style:parent-style-name="Text_20_body">
      <style:paragraph-properties fo:margin-left="0cm" fo:margin-right="0cm" fo:margin-top="0.101cm" fo:margin-bottom="0.21cm" fo:line-height="100%" fo:text-align="center" style:justify-single-word="false" fo:text-indent="0cm" style:auto-text-indent="false"/>
      <style:text-properties fo:font-weight="bold" style:font-weight-asian="bold" style:font-weight-complex="bold"/>
    </style:style>
    <style:style style:name="Aufzählungszeichen1" style:family="paragraph" style:parent-style-name="Text_20_body" style:list-style-name="WW8Num3">
      <style:paragraph-properties fo:margin-left="0cm" fo:margin-right="1.199cm" fo:margin-top="0cm" fo:margin-bottom="0.318cm" fo:line-height="100%" fo:text-indent="0cm" style:auto-text-indent="false"/>
    </style:style>
    <style:style style:name="Aufzählungszeichen2" style:family="paragraph" style:parent-style-name="Text_20_body" style:list-style-name="WW8Num7">
      <style:paragraph-properties fo:margin-left="0cm" fo:margin-right="1.199cm" fo:margin-top="0cm" fo:margin-bottom="0.318cm" fo:line-height="100%" fo:text-indent="0cm" style:auto-text-indent="false"/>
    </style:style>
    <style:style style:name="Aufzählungszeichen3" style:family="paragraph" style:parent-style-name="Text_20_body" style:list-style-name="WW8Num9">
      <style:paragraph-properties fo:margin-left="0cm" fo:margin-right="1.199cm" fo:margin-top="0cm" fo:margin-bottom="0.318cm" fo:line-height="100%" fo:text-indent="0cm" style:auto-text-indent="false"/>
    </style:style>
    <style:style style:name="Aufzählungszeichen4" style:family="paragraph" style:parent-style-name="Text_20_body" style:list-style-name="WW8Num4">
      <style:paragraph-properties fo:margin-left="0cm" fo:margin-right="1.199cm" fo:margin-top="0cm" fo:margin-bottom="0.318cm" fo:line-height="100%" fo:text-indent="0cm" style:auto-text-indent="false"/>
    </style:style>
    <style:style style:name="Aufzählungszeichen5" style:family="paragraph" style:parent-style-name="Text_20_body" style:list-style-name="WW8Num2">
      <style:paragraph-properties fo:margin-left="0cm" fo:margin-right="1.199cm" fo:margin-top="0cm" fo:margin-bottom="0.318cm" fo:line-height="100%" fo:text-indent="0cm" style:auto-text-indent="false"/>
    </style:style>
    <style:style style:name="Überschrift1_20_-_20_Seitenwechsel" style:display-name="Überschrift1 - Seitenwechsel" style:family="paragraph" style:parent-style-name="Heading_20_1" style:next-style-name="Text_20_body" style:list-style-name="">
      <style:paragraph-properties fo:break-before="pag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fo:font-style="normal" fo:font-weight="bold" style:font-style-asian="normal" style:font-weight-asian="bold"/>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8z0" style:family="text">
      <style:text-properties style:font-name="Symbol" fo:font-size="10pt" fo:font-style="normal" fo:font-weight="bold" style:font-size-asian="10pt" style:font-style-asian="normal" style:font-weight-asian="bold"/>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fo:font-style="normal" fo:font-weight="bold" style:font-style-asian="normal" style:font-weight-asian="bold"/>
    </style:style>
    <style:style style:name="Absatz-Standardschriftart" style:family="text">
      <style:text-properties fo:font-size="10pt" fo:language="de" fo:country="DE"/>
    </style:style>
    <style:style style:name="Endnote_20_Symbol" style:display-name="Endnote Symbol" style:family="text">
      <style:text-properties style:text-position="super 58%" fo:font-weight="bold" style:font-weight-asian="bold"/>
    </style:style>
    <style:style style:name="Footnote_20_Symbol" style:display-name="Footnote Symbol" style:family="text">
      <style:text-properties style:text-position="super 58%"/>
    </style:style>
    <style:style style:name="Einleitung" style:family="text">
      <style:text-properties style:font-name="Times New Roman" fo:letter-spacing="-0.007cm" fo:font-weight="bold" style:font-weight-asian="bold"/>
    </style:style>
    <style:style style:name="Line_20_numbering" style:display-name="Line numbering" style:family="text">
      <style:text-properties fo:font-size="9pt" style:font-size-asian="9pt"/>
    </style:style>
    <style:style style:name="Page_20_Number" style:display-name="Page Number" style:family="text">
      <style:text-properties style:font-name="Arial1" fo:font-size="9pt" fo:font-weight="bold" style:font-size-asian="9pt" style:font-weight-asian="bold"/>
    </style:style>
    <style:style style:name="Hochgestellt" style:family="text" style:parent-style-name="Absatz-Standardschriftart">
      <style:text-properties style:text-position="super 58%" fo:font-weight="normal" fo:background-color="transparent" style:font-weight-asian="bold"/>
    </style:style>
    <style:style style:name="Emphasis" style:family="text">
      <style:text-properties style:font-name="Times New Roman" fo:letter-spacing="normal" fo:font-weight="bold" style:font-weight-asian="bold"/>
    </style:style>
    <style:style style:name="Kommentarzeichen" style:family="text">
      <style:text-properties fo:font-size="8pt" style:font-size-asian="8pt"/>
    </style:style>
    <style:style style:name="Slogan" style:family="text" style:parent-style-name="Absatz-Standardschriftart">
      <style:text-properties fo:font-size="12pt" fo:letter-spacing="-0.011cm" fo:font-style="italic" style:font-size-asian="12pt" style:font-style-asian="italic"/>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Strong_20_Emphasis" style:display-name="Strong Emphasis" style:family="text" style:parent-style-name="Absatz-Standardschriftart">
      <style:text-properties fo:font-weight="bold" style:font-weight-asian="bold" style:font-weight-complex="bold"/>
    </style:style>
    <style:style style:name="HTML_20_Akronym" style:display-name="HTML Akronym" style:family="text" style:parent-style-name="Absatz-Standardschriftart"/>
    <style:style style:name="HTML_20_Beispiel" style:display-name="HTML Beispiel" style:family="text" style:parent-style-name="Absatz-Standardschriftart">
      <style:text-properties style:font-name="Courier New"/>
    </style:style>
    <style:style style:name="HTML_20_Code" style:display-name="HTML Code" style:family="text" style:parent-style-name="Absatz-Standardschriftart">
      <style:text-properties style:font-name="Courier New" fo:font-size="10pt" style:font-size-asian="10pt" style:font-size-complex="10pt"/>
    </style:style>
    <style:style style:name="HTML_20_Definition" style:display-name="HTML Definition" style:family="text" style:parent-style-name="Absatz-Standardschriftart">
      <style:text-properties fo:font-style="italic" style:font-style-asian="italic" style:font-style-complex="italic"/>
    </style:style>
    <style:style style:name="HTML_20_Schreibmaschine" style:display-name="HTML Schreibmaschine" style:family="text" style:parent-style-name="Absatz-Standardschriftart">
      <style:text-properties style:font-name="Courier New" fo:font-size="10pt" style:font-size-asian="10pt" style:font-size-complex="10pt"/>
    </style:style>
    <style:style style:name="HTML_20_Tastatur" style:display-name="HTML Tastatur" style:family="text" style:parent-style-name="Absatz-Standardschriftart">
      <style:text-properties style:font-name="Courier New" fo:font-size="10pt" style:font-size-asian="10pt" style:font-size-complex="10pt"/>
    </style:style>
    <style:style style:name="HTML_20_Variable" style:display-name="HTML Variable" style:family="text" style:parent-style-name="Absatz-Standardschriftart">
      <style:text-properties fo:font-style="italic" style:font-style-asian="italic" style:font-style-complex="italic"/>
    </style:style>
    <style:style style:name="HTML_20_Zitat" style:display-name="HTML Zitat" style:family="text" style:parent-style-name="Absatz-Standardschriftart">
      <style:text-properties fo:font-style="italic" style:font-style-asian="italic" style:font-style-complex="italic"/>
    </style:style>
    <style:style style:name="Footnote_20_anchor" style:display-name="Footnote anchor" style:family="text">
      <style:text-properties style:text-position="super 58%"/>
    </style:style>
    <style:style style:name="Variable"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iefgestellt" style:family="text" style:parent-style-name="Absatz-Standardschriftart">
      <style:text-properties style:text-position="sub 58%" fo:font-size="10pt"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space-before="3.799cm" text:min-label-width="1.524cm"/>
      </text:outline-level-style>
      <text:outline-level-style text:level="5" style:num-format="1" text:display-levels="5">
        <style:list-level-properties text:space-before="3.799cm" text:min-label-width="1.778cm"/>
      </text:outline-level-style>
      <text:outline-level-style text:level="6" style:num-format="1" text:display-levels="6">
        <style:list-level-properties text:space-before="3.799cm" text:min-label-width="2.032cm"/>
      </text:outline-level-style>
      <text:outline-level-style text:level="7" style:num-format="1" text:display-levels="7">
        <style:list-level-properties text:space-before="3.799cm" text:min-label-width="2.286cm"/>
      </text:outline-level-style>
      <text:outline-level-style text:level="8" style:num-format="1" text:display-levels="8">
        <style:list-level-properties text:space-before="3.799cm" text:min-label-width="2.54cm"/>
      </text:outline-level-style>
      <text:outline-level-style text:level="9" style:num-format="1" text:display-levels="9">
        <style:list-level-properties text:space-before="3.799cm"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list-level-style-number text:level="1" style:num-format="1">
        <style:list-level-properties text:space-before="3.799cm" text:min-label-width="0.762cm"/>
      </text:list-level-style-number>
      <text:list-level-style-number text:level="2" style:num-format="1" text:display-levels="2">
        <style:list-level-properties text:space-before="3.799cm" text:min-label-width="1.016cm"/>
      </text:list-level-style-number>
      <text:list-level-style-number text:level="3" style:num-format="1" text:display-levels="3">
        <style:list-level-properties text:space-before="3.799cm" text:min-label-width="1.27cm"/>
      </text:list-level-style-number>
      <text:list-level-style-number text:level="4" style:num-format="1" text:display-levels="4">
        <style:list-level-properties text:space-before="3.799cm" text:min-label-width="1.524cm"/>
      </text:list-level-style-number>
      <text:list-level-style-number text:level="5" style:num-format="1" text:display-levels="5">
        <style:list-level-properties text:space-before="3.799cm" text:min-label-width="1.778cm"/>
      </text:list-level-style-number>
      <text:list-level-style-number text:level="6" style:num-format="1" text:display-levels="6">
        <style:list-level-properties text:space-before="3.799cm" text:min-label-width="2.032cm"/>
      </text:list-level-style-number>
      <text:list-level-style-number text:level="7" style:num-format="1" text:display-levels="7">
        <style:list-level-properties text:space-before="3.799cm" text:min-label-width="2.286cm"/>
      </text:list-level-style-number>
      <text:list-level-style-number text:level="8" style:num-format="1" text:display-levels="8">
        <style:list-level-properties text:space-before="3.799cm" text:min-label-width="2.54cm"/>
      </text:list-level-style-number>
      <text:list-level-style-number text:level="9" style:num-format="1" text:display-levels="9">
        <style:list-level-properties text:space-before="3.799cm"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3cm" text:min-label-width="0.6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599cm" text:min-label-width="0.6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2.4cm" text:min-label-width="0.6cm"/>
        <style:text-properties style:font-name="Wingdings"/>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number text:level="1" text:style-name="WW8Num5z0" style:num-suffix="." style:num-format="1">
        <style:list-level-properties text:space-before="3.17cm" text:min-label-width="0.635cm"/>
      </text:list-level-style-number>
      <text:list-level-style-number text:level="2" text:style-name="WW8Num5z0" style:num-suffix="." style:num-format="1" text:display-levels="2">
        <style:list-level-properties text:space-before="3.805cm" text:min-label-width="0.635cm"/>
      </text:list-level-style-number>
      <text:list-level-style-number text:level="3" style:num-suffix=")" style:num-format="i">
        <style:list-level-properties text:space-before="4.44cm" text:min-label-width="0.635cm"/>
      </text:list-level-style-number>
      <text:list-level-style-number text:level="4" style:num-prefix="(" style:num-suffix=")" style:num-format="1">
        <style:list-level-properties text:space-before="5.075cm" text:min-label-width="0.635cm"/>
      </text:list-level-style-number>
      <text:list-level-style-number text:level="5" style:num-prefix="(" style:num-suffix=")" style:num-format="a" style:num-letter-sync="true">
        <style:list-level-properties text:space-before="5.71cm" text:min-label-width="0.635cm"/>
      </text:list-level-style-number>
      <text:list-level-style-number text:level="6" style:num-prefix="(" style:num-suffix=")" style:num-format="i">
        <style:list-level-properties text:space-before="6.345cm" text:min-label-width="0.635cm"/>
      </text:list-level-style-number>
      <text:list-level-style-number text:level="7" style:num-suffix="." style:num-format="1">
        <style:list-level-properties text:space-before="6.98cm" text:min-label-width="0.635cm"/>
      </text:list-level-style-number>
      <text:list-level-style-number text:level="8" style:num-suffix="." style:num-format="a" style:num-letter-sync="true">
        <style:list-level-properties text:space-before="7.615cm" text:min-label-width="0.635cm"/>
      </text:list-level-style-number>
      <text:list-level-style-number text:level="9" style:num-suffix="." style:num-format="i">
        <style:list-level-properties text:space-before="8.2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prefix="[" style:num-suffix="]" style:num-format="1">
        <style:list-level-properties text:space-before="2.635cm" text:min-label-width="0.635cm"/>
      </text:list-level-style-number>
      <text:list-level-style-number text:level="2" style:num-suffix="." style:num-format="a" style:num-letter-sync="true">
        <style:list-level-properties text:space-before="3.905cm" text:min-label-width="0.635cm"/>
      </text:list-level-style-number>
      <text:list-level-style-number text:level="3" style:num-suffix="." style:num-format="i">
        <style:list-level-properties text:min-label-width="5.81cm" text:min-label-distance="0.318cm" fo:text-align="end"/>
      </text:list-level-style-number>
      <text:list-level-style-number text:level="4" style:num-suffix="." style:num-format="1">
        <style:list-level-properties text:space-before="6.445cm" text:min-label-width="0.635cm"/>
      </text:list-level-style-number>
      <text:list-level-style-number text:level="5" style:num-suffix="." style:num-format="a" style:num-letter-sync="true">
        <style:list-level-properties text:space-before="7.715cm" text:min-label-width="0.635cm"/>
      </text:list-level-style-number>
      <text:list-level-style-number text:level="6" style:num-suffix="." style:num-format="i">
        <style:list-level-properties text:min-label-width="9.62cm" text:min-label-distance="0.318cm" fo:text-align="end"/>
      </text:list-level-style-number>
      <text:list-level-style-number text:level="7" style:num-suffix="." style:num-format="1">
        <style:list-level-properties text:space-before="10.255cm" text:min-label-width="0.635cm"/>
      </text:list-level-style-number>
      <text:list-level-style-number text:level="8" style:num-suffix="." style:num-format="a" style:num-letter-sync="true">
        <style:list-level-properties text:space-before="11.525cm" text:min-label-width="0.635cm"/>
      </text:list-level-style-number>
      <text:list-level-style-number text:level="9" style:num-suffix="." style:num-format="i">
        <style:list-level-properties text:min-label-width="13.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cm" text:min-label-width="0.601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number text:level="1" text:style-name="Absatz-Standardschriftart" style:num-suffix="." style:num-format="1">
        <style:list-level-properties text:space-before="0.599cm" text:min-label-width="0.6cm"/>
      </text:list-level-style-number>
      <text:list-level-style-number text:level="2" text:style-name="Absatz-Standardschriftart" style:num-suffix="." style:num-format="1">
        <style:list-level-properties text:space-before="1.27cm" text:min-label-width="0.635cm"/>
      </text:list-level-style-number>
      <text:list-level-style-number text:level="3" text:style-name="Absatz-Standardschriftart" style:num-suffix="." style:num-format="1">
        <style:list-level-properties text:space-before="1.905cm" text:min-label-width="0.635cm"/>
      </text:list-level-style-number>
      <text:list-level-style-number text:level="4" text:style-name="Absatz-Standardschriftart" style:num-suffix="." style:num-format="1">
        <style:list-level-properties text:space-before="2.54cm" text:min-label-width="0.635cm"/>
      </text:list-level-style-number>
      <text:list-level-style-number text:level="5" text:style-name="Absatz-Standardschriftart" style:num-suffix="." style:num-format="1">
        <style:list-level-properties text:space-before="3.175cm" text:min-label-width="0.635cm"/>
      </text:list-level-style-number>
      <text:list-level-style-number text:level="6" text:style-name="Absatz-Standardschriftart" style:num-suffix="." style:num-format="1">
        <style:list-level-properties text:space-before="3.81cm" text:min-label-width="0.635cm"/>
      </text:list-level-style-number>
      <text:list-level-style-number text:level="7" text:style-name="Absatz-Standardschriftart" style:num-suffix="." style:num-format="1">
        <style:list-level-properties text:space-before="4.445cm" text:min-label-width="0.635cm"/>
      </text:list-level-style-number>
      <text:list-level-style-number text:level="8" text:style-name="Absatz-Standardschriftart" style:num-suffix="." style:num-format="1">
        <style:list-level-properties text:space-before="5.08cm" text:min-label-width="0.635cm"/>
      </text:list-level-style-number>
      <text:list-level-style-number text:level="9" text:style-name="Absatz-Standardschriftart" style:num-suffix="." style:num-format="1">
        <style:list-level-properties text:space-before="5.715cm" text:min-label-width="0.635cm"/>
      </text:list-level-style-number>
      <text:list-level-style-number text:level="10" text:style-name="Absatz-Standardschriftart"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1.801cm" text:min-label-width="0.6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number text:level="1" text:style-name="Absatz-Standardschriftart" style:num-suffix="." style:num-format="1">
        <style:list-level-properties text:space-before="1.2cm" text:min-label-width="0.601cm"/>
      </text:list-level-style-number>
      <text:list-level-style-number text:level="2" text:style-name="Absatz-Standardschriftart" style:num-suffix="." style:num-format="1" text:display-levels="2">
        <style:list-level-properties text:space-before="1.834cm" text:min-label-width="0.635cm"/>
      </text:list-level-style-number>
      <text:list-level-style-number text:level="3" text:style-name="Absatz-Standardschriftart" style:num-suffix=")" style:num-format="i">
        <style:list-level-properties text:space-before="2.469cm" text:min-label-width="0.635cm"/>
      </text:list-level-style-number>
      <text:list-level-style-number text:level="4" text:style-name="Absatz-Standardschriftart" style:num-prefix="(" style:num-suffix=")" style:num-format="1">
        <style:list-level-properties text:space-before="3.104cm" text:min-label-width="0.635cm"/>
      </text:list-level-style-number>
      <text:list-level-style-number text:level="5" text:style-name="Absatz-Standardschriftart" style:num-prefix="(" style:num-suffix=")" style:num-format="a" style:num-letter-sync="true">
        <style:list-level-properties text:space-before="3.739cm" text:min-label-width="0.635cm"/>
      </text:list-level-style-number>
      <text:list-level-style-number text:level="6" text:style-name="Absatz-Standardschriftart" style:num-prefix="(" style:num-suffix=")" style:num-format="i">
        <style:list-level-properties text:space-before="4.374cm" text:min-label-width="0.635cm"/>
      </text:list-level-style-number>
      <text:list-level-style-number text:level="7" text:style-name="Absatz-Standardschriftart" style:num-suffix="." style:num-format="1">
        <style:list-level-properties text:space-before="5.009cm" text:min-label-width="0.635cm"/>
      </text:list-level-style-number>
      <text:list-level-style-number text:level="8" text:style-name="Absatz-Standardschriftart" style:num-suffix="." style:num-format="a" style:num-letter-sync="true">
        <style:list-level-properties text:space-before="5.644cm" text:min-label-width="0.635cm"/>
      </text:list-level-style-number>
      <text:list-level-style-number text:level="9" text:style-name="Absatz-Standardschriftart" style:num-suffix="." style:num-format="i">
        <style:list-level-properties text:space-before="6.279cm" text:min-label-width="0.635cm"/>
      </text:list-level-style-number>
      <text:list-level-style-number text:level="10" text:style-name="Absatz-Standardschriftart" style:num-suffix="." style:num-format="1">
        <style:list-level-properties text:space-before="6.35cm" text:min-label-width="0.635cm"/>
      </text:list-level-style-number>
    </text:list-style>
    <text:list-style style:name="NummerischÜberschrift1">
      <text:list-level-style-number text:level="1" text:style-name="Absatz-Standardschriftart" style:num-format="1">
        <style:list-level-properties text:min-label-width="2cm"/>
      </text:list-level-style-number>
      <text:list-level-style-number text:level="2" text:style-name="Absatz-Standardschriftart" style:num-format="1">
        <style:list-level-properties text:min-label-width="2cm"/>
      </text:list-level-style-number>
      <text:list-level-style-number text:level="3" text:style-name="Absatz-Standardschriftart" style:num-format="1">
        <style:list-level-properties text:min-label-width="2cm"/>
      </text:list-level-style-number>
      <text:list-level-style-number text:level="4" text:style-name="Absatz-Standardschriftart" style:num-format="1">
        <style:list-level-properties text:min-label-width="2cm"/>
      </text:list-level-style-number>
      <text:list-level-style-number text:level="5" text:style-name="Absatz-Standardschriftart" style:num-format="1">
        <style:list-level-properties text:min-label-width="2cm"/>
      </text:list-level-style-number>
      <text:list-level-style-number text:level="6" text:style-name="Absatz-Standardschriftart" style:num-format="1">
        <style:list-level-properties text:min-label-width="2cm"/>
      </text:list-level-style-number>
      <text:list-level-style-number text:level="7" text:style-name="Absatz-Standardschriftart" style:num-format="1">
        <style:list-level-properties text:min-label-width="2cm"/>
      </text:list-level-style-number>
      <text:list-level-style-number text:level="8" text:style-name="Absatz-Standardschriftart" style:num-format="1">
        <style:list-level-properties text:min-label-width="2cm"/>
      </text:list-level-style-number>
      <text:list-level-style-number text:level="9" text:style-name="Absatz-Standardschriftart" style:num-format="1">
        <style:list-level-properties text:min-label-width="2cm"/>
      </text:list-level-style-number>
      <text:list-level-style-number text:level="10" text:style-name="Absatz-Standardschriftart" style:num-format="1">
        <style:list-level-properties text:min-label-width="2cm"/>
      </text:list-level-style-number>
    </text:list-style>
    <text:list-style style:name="NummerischÜberschrift2">
      <text:list-level-style-number text:level="1" text:style-name="Numbering_20_Symbols" style:num-prefix=" " style:num-suffix=" " style:num-format="1">
        <style:list-level-properties text:min-label-width="2cm"/>
      </text:list-level-style-number>
      <text:list-level-style-number text:level="2" text:style-name="Numbering_20_Symbols" style:num-prefix=" " style:num-suffix=" " style:num-format="1" text:display-levels="2">
        <style:list-level-properties text:min-label-width="2cm"/>
      </text:list-level-style-number>
      <text:list-level-style-number text:level="3" text:style-name="Numbering_20_Symbols" style:num-prefix=" " style:num-suffix=" " style:num-format="1" text:display-levels="3">
        <style:list-level-properties text:min-label-width="2cm"/>
      </text:list-level-style-number>
      <text:list-level-style-number text:level="4" text:style-name="Numbering_20_Symbols" style:num-prefix=" " style:num-suffix=" " style:num-format="1" text:display-levels="4">
        <style:list-level-properties text:min-label-width="2cm"/>
      </text:list-level-style-number>
      <text:list-level-style-number text:level="5" text:style-name="Numbering_20_Symbols" style:num-prefix=" " style:num-suffix=" " style:num-format="1" text:display-levels="5">
        <style:list-level-properties text:min-label-width="2cm"/>
      </text:list-level-style-number>
      <text:list-level-style-number text:level="6" text:style-name="Numbering_20_Symbols" style:num-prefix=" " style:num-suffix=" " style:num-format="1" text:display-levels="6">
        <style:list-level-properties text:min-label-width="2cm"/>
      </text:list-level-style-number>
      <text:list-level-style-number text:level="7" text:style-name="Numbering_20_Symbols" style:num-prefix=" " style:num-suffix=" " style:num-format="1" text:display-levels="7">
        <style:list-level-properties text:min-label-width="2cm"/>
      </text:list-level-style-number>
      <text:list-level-style-number text:level="8" text:style-name="Numbering_20_Symbols" style:num-prefix=" " style:num-suffix=" " style:num-format="1" text:display-levels="8">
        <style:list-level-properties text:min-label-width="2cm"/>
      </text:list-level-style-number>
      <text:list-level-style-number text:level="9" text:style-name="Numbering_20_Symbols" style:num-prefix=" " style:num-suffix=" " style:num-format="1" text:display-levels="9">
        <style:list-level-properties text:min-label-width="2cm"/>
      </text:list-level-style-number>
      <text:list-level-style-number text:level="10" text:style-name="Numbering_20_Symbols" style:num-prefix=" " style:num-suffix=" " style:num-format="1" text:display-levels="10">
        <style:list-level-properties text:min-label-width="2cm"/>
      </text:list-level-style-number>
    </text:list-style>
    <text:list-style style:name="NummerischÜberschrift3">
      <text:list-level-style-number text:level="1" style:num-format="1">
        <style:list-level-properties text:space-before="0.635cm" text:min-label-width="0.635cm"/>
      </text:list-level-style-number>
      <text:list-level-style-number text:level="2" style:num-format="1" text:display-levels="2">
        <style:list-level-properties text:space-before="1.275cm" text:min-label-width="0.635cm"/>
      </text:list-level-style-number>
      <text:list-level-style-number text:level="3" style:num-format="1" text:display-levels="3">
        <style:list-level-properties text:space-before="1.27cm" text:min-label-width="2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agraph-properties style:writing-mode="lr-tb"/>
    </style:style>
    <style:style style:name="P2" style:family="paragraph" style:parent-style-name="Standard">
      <style:paragraph-properties fo:line-height="0.229cm"/>
      <style:text-properties fo:font-size="20pt" style:font-size-asian="20pt"/>
    </style:style>
    <style:style style:name="P3" style:family="paragraph" style:parent-style-name="Fußzeile_20_Erste">
      <style:paragraph-properties>
        <style:tab-stops>
          <style:tab-stop style:position="9.096cm"/>
          <style:tab-stop style:position="15.901cm" style:type="right"/>
        </style:tab-stops>
      </style:paragraph-properties>
    </style:style>
    <style:style style:name="P4" style:family="paragraph" style:parent-style-name="Header">
      <style:text-properties fo:language="zxx" fo:country="none" style:language-asian="zxx" style:country-asian="none"/>
    </style:style>
    <style:style style:name="T1" style:family="text">
      <style:text-properties fo:font-weight="normal" style:font-weight-asian="normal"/>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Graphics">
      <style:graphic-properties fo:margin-left="0.319cm" fo:margin-right="0cm" style:run-through="background" style:wrap="run-through" style:number-wrapped-paragraphs="no-limit" style:vertical-pos="from-top" style:vertical-rel="paragraph" style:horizontal-pos="right" style:horizontal-rel="paragraph" fo:padding="0.026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e5e5e5"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pm1">
      <style:page-layout-properties fo:page-width="20.999cm" fo:page-height="29.699cm" style:num-format="1" style:print-orientation="portrait" fo:margin-top="1.27cm" fo:margin-bottom="1.27cm" fo:margin-left="4.401cm" fo:margin-right="2.501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8cm" fo:margin-left="0cm" fo:margin-right="0cm" fo:margin-bottom="1.381cm" style:dynamic-spacing="true"/>
      </style:header-style>
      <style:footer-style>
        <style:header-footer-properties fo:min-height="0.73cm" fo:margin-left="0cm" fo:margin-right="0cm" fo:margin-top="0.631cm" style:dynamic-spacing="true"/>
      </style:footer-style>
    </style:page-layout>
    <style:page-layout style:name="pm2">
      <style:page-layout-properties fo:page-width="20.999cm" fo:page-height="29.699cm" style:num-format="1" style:print-orientation="portrait" fo:margin-top="1.27cm" fo:margin-bottom="2cm" fo:margin-left="4.401cm" fo:margin-right="2.501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8cm" fo:margin-left="0cm" fo:margin-right="0cm" fo:margin-bottom="1.381cm" style:dynamic-spacing="true"/>
      </style:header-style>
      <style:footer-style/>
    </style:page-layout>
    <style:page-layout style:name="pm3">
      <style:page-layout-properties fo:page-width="20.999cm" fo:page-height="29.699cm" style:num-format="1" style:print-orientation="portrait" fo:margin-top="1.27cm" fo:margin-bottom="2cm" fo:margin-left="4.401cm" fo:margin-right="2.501cm" style:writing-mode="lr-tb" style:layout-grid-color="#c0c0c0" style:layout-grid-lines="70" style:layout-grid-base-height="0.353cm" style:layout-grid-ruby-height="0.02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8cm" fo:margin-left="0cm" fo:margin-right="0cm" fo:margin-bottom="1.381cm" style:dynamic-spacing="true"/>
      </style:header-style>
      <style:footer-style/>
    </style:page-layout>
    <style:page-layout style:name="pm4">
      <style:page-layout-properties fo:page-width="20.999cm" fo:page-height="29.699cm" style:num-format="1" style:print-orientation="portrait" fo:margin-top="1.27cm" fo:margin-bottom="1.27cm" fo:margin-left="4.401cm" fo:margin-right="2.501cm" style:writing-mode="lr-tb" style:layout-grid-color="#c0c0c0" style:layout-grid-lines="72" style:layout-grid-base-height="0.353cm" style:layout-grid-ruby-height="0.02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8cm" fo:margin-left="0cm" fo:margin-right="0cm" fo:margin-bottom="1.381cm" style:dynamic-spacing="true"/>
      </style:header-style>
      <style:footer-style>
        <style:header-footer-properties fo:min-height="0.73cm" fo:margin-left="0cm" fo:margin-right="0cm" fo:margin-top="0.631cm" style:dynamic-spacing="tru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draw:custom-shape text:anchor-type="char" draw:z-index="3" draw:style-name="gr1" draw:text-style-name="P1" svg:width="19.051cm" svg:height="0.847cm" svg:x="1.27cm" svg:y="3.355cm"><text:p/><draw:enhanced-geometry svg:viewBox="0 0 21600 21600" draw:type="rectangle" draw:enhanced-path="M 0 0 L 21600 0 21600 21600 0 21600 0 0 Z N"/></draw:custom-shape><draw:frame draw:style-name="fr1" draw:name="Rahmen1" text:anchor-type="char" svg:x="5.122cm" svg:y="1.058cm" svg:width="0.296cm" svg:height="2.752cm" draw:z-index="0"><draw:text-box><text:p text:style-name="P2">.<text:line-break/>.<text:line-break/>.<text:line-break/>.<text:line-break/>.<text:line-break/>.<text:line-break/>.<text:line-break/>.<text:line-break/>.</text:p><text:p text:style-name="Standard"/></draw:text-box></draw:frame></text:p>
      </style:header>
      <style:footer>
        <text:p text:style-name="P3"><text:tab/><text:tab/><text:span text:style-name="Page_20_Number"><text:span text:style-name="T1"><text:page-number text:select-page="current">16</text:page-number></text:span></text:span></text:p>
      </style:footer>
    </style:master-page>
    <style:master-page style:name="First_20_Page" style:display-name="First Page" style:page-layout-name="pm2" style:next-style-name="Standard">
      <style:header>
        <text:p text:style-name="P4"><draw:frame draw:style-name="fr2" draw:name="Grafik1" text:anchor-type="char" svg:y="0cm" svg:width="9.684cm" svg:height="1.191cm" draw:z-index="4"><draw:image xlink:href="Pictures/10000000000008EE0000011AB2F1AC57.png" xlink:type="simple" xlink:show="embed" xlink:actuate="onLoad"/></draw:frame></text:p>
      </style:header>
    </style:master-page>
    <style:master-page style:name="Konvert_20_1" style:display-name="Konvert 1" style:page-layout-name="pm3" style:next-style-name="Konvert_20_Folge_20_1">
      <style:header>
        <text:p text:style-name="P4"><draw:frame draw:style-name="fr2" draw:name="Grafik3" text:anchor-type="char" svg:y="0cm" svg:width="9.684cm" svg:height="1.191cm" draw:z-index="0"><draw:image xlink:href="Pictures/10000000000008EE0000011AB2F1AC57.png" xlink:type="simple" xlink:show="embed" xlink:actuate="onLoad"/></draw:frame></text:p>
      </style:header>
    </style:master-page>
    <style:master-page style:name="Konvert_20_Folge_20_1" style:display-name="Konvert Folge 1" style:page-layout-name="pm4">
      <style:header>
        <text:p text:style-name="P4"><draw:frame draw:style-name="fr2" draw:name="Grafik2" text:anchor-type="char" svg:y="0cm" svg:width="7.144cm" svg:height="0.979cm" draw:z-index="20"><draw:image xlink:href="Pictures/1000000000000698000000E91A9C464F.png" xlink:type="simple" xlink:show="embed" xlink:actuate="onLoad"/></draw:frame></text:p>
      </style:header>
      <style:footer>
        <text:p text:style-name="P3"><text:tab/><text:tab/><text:span text:style-name="Page_20_Number"><text:span text:style-name="T1"><text:page-number text:select-page="current">16</text:page-number></text:span></text:span></text:p>
      </style:footer>
    </style:master-page>
    <style:master-page style:name="Foot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Aktueller Bericht</dc:title>
    <meta:initial-creator>Markus Eberspächer</meta:initial-creator>
    <meta:creation-date>2008-03-05T18:16:40</meta:creation-date>
    <dc:creator>Markus Eberspächer</dc:creator>
    <dc:date>2008-08-15T18:04:44</dc:date>
    <meta:editing-cycles>159</meta:editing-cycles>
    <meta:editing-duration>P11DT22H14M35S</meta:editing-duration>
    <meta:user-defined meta:name="Info 1"/>
    <meta:user-defined meta:name="Info 2"/>
    <meta:user-defined meta:name="Info 3"/>
    <meta:user-defined meta:name="Info 4"/>
    <meta:user-defined meta:name="LCID" meta:value-type="integer">1031</meta:user-defined>
    <meta:user-defined meta:name="Version" meta:value-type="integer">2003051900</meta:user-defined>
    <meta:user-defined meta:name="UseDefaultLanguage" meta:value-type="boolean">true</meta:user-defined>
    <meta:document-statistic meta:table-count="27" meta:image-count="3" meta:object-count="0" meta:page-count="18" meta:paragraph-count="542" meta:word-count="2163" meta:character-count="18786"/>
  </office:meta>
</office:document-meta>
</file>